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18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18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0.5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7cm" fo:min-width="0.21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0.24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1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2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0.4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730099" draw:opacity="80%"/>
    </style:style>
    <style:style style:name="gr11" style:family="graphic" style:parent-style-name="standard">
      <style:graphic-properties draw:stroke="none" draw:fill="solid" draw:fill-color="#ff0000" draw:opacity="80%"/>
    </style:style>
    <style:style style:name="gr12" style:family="graphic" style:parent-style-name="standard">
      <style:graphic-properties draw:stroke="none" draw:fill="solid" draw:fill-color="#008000" draw:opacity="80%"/>
    </style:style>
    <style:style style:name="gr13" style:family="graphic" style:parent-style-name="standard">
      <style:graphic-properties draw:stroke="none" draw:fill="solid" draw:fill-color="#0000ff" draw:opacity="80%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start" style:writing-mode="lr-tb"/>
      <style:text-properties fo:font-size="30pt" fo:font-style="italic" style:font-size-asian="30pt" style:font-style-asian="italic" style:font-size-complex="30pt" style:font-style-complex="italic"/>
    </style:style>
    <style:style style:name="P4" style:family="paragraph">
      <loext:graphic-properties draw:fill="none"/>
      <style:paragraph-properties fo:text-align="start" style:writing-mode="lr-tb"/>
      <style:text-properties fo:font-size="20pt" fo:font-style="italic" style:font-size-asian="20pt" style:font-size-complex="20pt"/>
    </style:style>
    <style:style style:name="P5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start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loext:graphic-properties draw:fill="solid" draw:fill-color="#730099" draw:opacity="80%"/>
    </style:style>
    <style:style style:name="P8" style:family="paragraph">
      <loext:graphic-properties draw:fill="solid" draw:fill-color="#ff0000" draw:opacity="80%"/>
    </style:style>
    <style:style style:name="P9" style:family="paragraph">
      <loext:graphic-properties draw:fill="solid" draw:fill-color="#008000" draw:opacity="80%"/>
    </style:style>
    <style:style style:name="P10" style:family="paragraph">
      <loext:graphic-properties draw:fill="solid" draw:fill-color="#0000ff" draw:opacity="80%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25pt" style:font-size-asian="25pt" style:font-size-complex="25pt"/>
    </style:style>
    <style:style style:name="T1" style:family="text">
      <style:text-properties fo:color="#000000" style:font-name="TimesNewRoman1" fo:font-size="28pt" style:font-size-asian="28pt" style:font-name-complex="TimesNewRoman1" style:font-size-complex="28pt"/>
    </style:style>
    <style:style style:name="T2" style:family="text">
      <style:text-properties fo:color="#000000" style:font-name="NimbusRoman1" fo:font-size="30pt" fo:font-style="italic" style:font-size-asian="30pt" style:font-style-asian="italic" style:font-name-complex="NimbusRoman1" style:font-size-complex="30pt" style:font-style-complex="italic"/>
    </style:style>
    <style:style style:name="T3" style:family="text">
      <style:text-properties fo:color="#000000" style:font-name="NimbusRoman1" fo:font-size="20pt" fo:font-style="italic" style:font-size-asian="20pt" style:font-name-complex="NimbusRoman1" style:font-size-complex="20pt"/>
    </style:style>
    <style:style style:name="T4" style:family="text">
      <style:text-properties fo:color="#000000" style:font-name="OpenSymbol1" fo:font-size="15pt" style:font-size-asian="15pt" style:font-name-complex="OpenSymbol1" style:font-size-complex="15pt"/>
    </style:style>
    <style:style style:name="T5" style:family="text">
      <style:text-properties fo:color="#000000" style:font-name="NimbusRoman1" fo:font-size="15pt" fo:font-style="italic" style:font-size-asian="15pt" style:font-style-asian="italic" style:font-name-complex="NimbusRoman1" style:font-size-complex="15pt" style:font-style-complex="italic"/>
    </style:style>
    <style:style style:name="T6" style:family="text">
      <style:text-properties fo:color="#000000" style:font-name="TimesNewRoman1" fo:font-size="20pt" style:font-size-asian="20pt" style:font-name-complex="TimesNewRoman1" style:font-size-complex="20pt"/>
    </style:style>
    <style:style style:name="T7" style:family="text">
      <style:text-properties fo:color="#000000" style:font-name="TimesNewRoman1" fo:font-size="25pt" style:font-size-asian="25pt" style:font-name-complex="TimesNewRoman1" style:font-size-complex="25pt"/>
    </style:style>
    <style:style style:name="T8" style:family="text">
      <style:text-properties fo:color="#000000" style:font-name="TimesNewRoman1" fo:font-size="28pt" fo:font-style="italic" style:font-size-asian="28pt" style:font-style-asian="italic" style:font-name-complex="TimesNewRoman1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81cm" svg:height="1.094cm" svg:x="9.713cm" svg:y="21.189cm">
          <draw:text-box>
            <text:p text:style-name="P1"><text:span text:style-name="T1">I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/text:p>
          </draw:text-box>
        </draw:frame>
        <draw:frame draw:style-name="gr2" draw:text-style-name="P2" draw:layer="layout" svg:width="3.185cm" svg:height="1.094cm" svg:x="14.13cm" svg:y="21.155cm">
          <draw:text-box>
            <text:p text:style-name="P1"><text:span text:style-name="T1">r</text:span><text:span text:style-name="T1">e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/text:p>
          </draw:text-box>
        </draw:frame>
        <draw:frame draw:style-name="gr3" draw:text-style-name="P3" draw:layer="layout" svg:width="0.531cm" svg:height="1.059cm" svg:x="12.91cm" svg:y="21.355cm">
          <draw:text-box>
            <text:p text:style-name="P1"><text:span text:style-name="T2">h</text:span></text:p>
          </draw:text-box>
        </draw:frame>
        <draw:frame draw:style-name="gr4" draw:text-style-name="P4" draw:layer="layout" svg:width="0.218cm" svg:height="0.777cm" svg:x="13.388cm" svg:y="21.863cm">
          <draw:text-box>
            <text:p text:style-name="P1"><text:span text:style-name="T3">i</text:span></text:p>
          </draw:text-box>
        </draw:frame>
        <draw:frame draw:style-name="gr5" draw:text-style-name="P5" draw:layer="layout" svg:width="0.243cm" svg:height="0.644cm" svg:x="13.398cm" svg:y="21.101cm">
          <draw:text-box>
            <text:p text:style-name="P1"><text:span text:style-name="T4">(</text:span></text:p>
          </draw:text-box>
        </draw:frame>
        <draw:frame draw:style-name="gr6" draw:text-style-name="P6" draw:layer="layout" svg:width="0.197cm" svg:height="0.708cm" svg:x="13.571cm" svg:y="21.101cm">
          <draw:text-box>
            <text:p text:style-name="P1"><text:span text:style-name="T5">l</text:span></text:p>
          </draw:text-box>
        </draw:frame>
        <draw:frame draw:style-name="gr7" draw:text-style-name="P5" draw:layer="layout" svg:width="0.295cm" svg:height="0.517cm" svg:x="13.727cm" svg:y="21.101cm">
          <draw:text-box draw:corner-radius="0.792cm">
            <text:p text:style-name="P1"><text:span text:style-name="T4">)</text:span></text:p>
          </draw:text-box>
        </draw:frame>
        <draw:frame draw:style-name="gr8" draw:text-style-name="P2" draw:layer="layout" svg:width="3.13cm" svg:height="1.094cm" svg:x="21.633cm" svg:y="21.15cm">
          <draw:text-box>
            <text:p text:style-name="P1"><text:span text:style-name="T1">b</text:span><text:span text:style-name="T1">l</text:span><text:span text:style-name="T1">o</text:span><text:span text:style-name="T1">c</text:span><text:span text:style-name="T1">k</text:span><text:span text:style-name="T1">e</text:span><text:span text:style-name="T1">d</text:span></text:p>
          </draw:text-box>
        </draw:frame>
        <draw:frame draw:style-name="gr9" draw:text-style-name="P3" draw:layer="layout" svg:width="0.413cm" svg:height="1.059cm" svg:x="20.556cm" svg:y="21.182cm">
          <draw:text-box draw:corner-radius="0.205cm">
            <text:p text:style-name="P1"><text:span text:style-name="T2">s</text:span></text:p>
          </draw:text-box>
        </draw:frame>
        <draw:frame draw:style-name="gr4" draw:text-style-name="P4" draw:layer="layout" svg:width="0.218cm" svg:height="0.777cm" svg:x="20.988cm" svg:y="21.819cm">
          <draw:text-box>
            <text:p text:style-name="P1"><text:span text:style-name="T3">i</text:span></text:p>
          </draw:text-box>
        </draw:frame>
        <draw:frame draw:style-name="gr5" draw:text-style-name="P5" draw:layer="layout" svg:width="0.243cm" svg:height="0.644cm" svg:x="20.998cm" svg:y="21.057cm">
          <draw:text-box>
            <text:p text:style-name="P1"><text:span text:style-name="T4">(</text:span></text:p>
          </draw:text-box>
        </draw:frame>
        <draw:frame draw:style-name="gr6" draw:text-style-name="P6" draw:layer="layout" svg:width="0.197cm" svg:height="0.708cm" svg:x="21.171cm" svg:y="21.057cm">
          <draw:text-box>
            <text:p text:style-name="P1"><text:span text:style-name="T5">l</text:span></text:p>
          </draw:text-box>
        </draw:frame>
        <draw:frame draw:style-name="gr7" draw:text-style-name="P5" draw:layer="layout" svg:width="0.295cm" svg:height="0.517cm" svg:x="21.327cm" svg:y="21.057cm">
          <draw:text-box draw:corner-radius="0.792cm">
            <text:p text:style-name="P1"><text:span text:style-name="T4">)</text:span></text:p>
          </draw:text-box>
        </draw:frame>
        <draw:frame draw:style-name="gr8" draw:text-style-name="P2" draw:layer="layout" svg:width="3.13cm" svg:height="1.094cm" svg:x="29.334cm" svg:y="21.106cm">
          <draw:text-box>
            <text:p text:style-name="P1"><text:span text:style-name="T1">b</text:span><text:span text:style-name="T1">l</text:span><text:span text:style-name="T1">o</text:span><text:span text:style-name="T1">c</text:span><text:span text:style-name="T1">k</text:span><text:span text:style-name="T1">e</text:span><text:span text:style-name="T1">d</text:span></text:p>
          </draw:text-box>
        </draw:frame>
        <draw:frame draw:style-name="gr3" draw:text-style-name="P3" draw:layer="layout" svg:width="0.531cm" svg:height="1.059cm" svg:x="28.233cm" svg:y="21.112cm">
          <draw:text-box draw:corner-radius="0.205cm">
            <text:p text:style-name="P1"><text:span text:style-name="T2">g</text:span></text:p>
          </draw:text-box>
        </draw:frame>
        <draw:frame draw:style-name="gr4" draw:text-style-name="P4" draw:layer="layout" svg:width="0.218cm" svg:height="0.777cm" svg:x="28.689cm" svg:y="21.775cm">
          <draw:text-box>
            <text:p text:style-name="P1"><text:span text:style-name="T3">i</text:span></text:p>
          </draw:text-box>
        </draw:frame>
        <draw:frame draw:style-name="gr5" draw:text-style-name="P5" draw:layer="layout" svg:width="0.243cm" svg:height="0.644cm" svg:x="28.699cm" svg:y="21.013cm">
          <draw:text-box>
            <text:p text:style-name="P1"><text:span text:style-name="T4">(</text:span></text:p>
          </draw:text-box>
        </draw:frame>
        <draw:frame draw:style-name="gr6" draw:text-style-name="P6" draw:layer="layout" svg:width="0.197cm" svg:height="0.708cm" svg:x="28.872cm" svg:y="21.013cm">
          <draw:text-box>
            <text:p text:style-name="P1"><text:span text:style-name="T5">l</text:span></text:p>
          </draw:text-box>
        </draw:frame>
        <draw:frame draw:style-name="gr7" draw:text-style-name="P5" draw:layer="layout" svg:width="0.295cm" svg:height="0.517cm" svg:x="29.028cm" svg:y="21.013cm">
          <draw:text-box draw:corner-radius="0.792cm">
            <text:p text:style-name="P1"><text:span text:style-name="T4">)</text:span></text:p>
          </draw:text-box>
        </draw:frame>
        <draw:polygon draw:style-name="gr10" draw:text-style-name="P7" draw:layer="layout" svg:width="0.123cm" svg:height="0.496cm" svg:x="6.874cm" svg:y="11.034cm" svg:viewBox="0 0 124 497" draw:points="0,497 124,497 124,0 0,0">
          <text:p/>
        </draw:polygon>
        <draw:polygon draw:style-name="gr10" draw:text-style-name="P7" draw:layer="layout" svg:width="0.123cm" svg:height="0.505cm" svg:x="7.434cm" svg:y="11.025cm" svg:viewBox="0 0 124 506" draw:points="0,506 124,506 124,0 0,0">
          <text:p/>
        </draw:polygon>
        <draw:polygon draw:style-name="gr10" draw:text-style-name="P7" draw:layer="layout" svg:width="0.124cm" svg:height="0.551cm" svg:x="7.994cm" svg:y="10.979cm" svg:viewBox="0 0 125 552" draw:points="0,552 125,552 125,0 0,0">
          <text:p/>
        </draw:polygon>
        <draw:polygon draw:style-name="gr10" draw:text-style-name="P7" draw:layer="layout" svg:width="0.123cm" svg:height="0.604cm" svg:x="8.555cm" svg:y="10.926cm" svg:viewBox="0 0 124 605" draw:points="0,605 124,605 124,0 0,0">
          <text:p/>
        </draw:polygon>
        <draw:polygon draw:style-name="gr10" draw:text-style-name="P7" draw:layer="layout" svg:width="0.123cm" svg:height="0.661cm" svg:x="9.115cm" svg:y="10.869cm" svg:viewBox="0 0 124 662" draw:points="0,662 124,662 124,0 0,0">
          <text:p/>
        </draw:polygon>
        <draw:polygon draw:style-name="gr10" draw:text-style-name="P7" draw:layer="layout" svg:width="0.123cm" svg:height="0.702cm" svg:x="9.675cm" svg:y="10.828cm" svg:viewBox="0 0 124 703" draw:points="0,703 124,703 124,0 0,0">
          <text:p/>
        </draw:polygon>
        <draw:polygon draw:style-name="gr10" draw:text-style-name="P7" draw:layer="layout" svg:width="0.124cm" svg:height="0.799cm" svg:x="10.235cm" svg:y="10.731cm" svg:viewBox="0 0 125 800" draw:points="0,800 125,800 125,0 0,0">
          <text:p/>
        </draw:polygon>
        <draw:polygon draw:style-name="gr10" draw:text-style-name="P7" draw:layer="layout" svg:width="0.123cm" svg:height="0.953cm" svg:x="10.796cm" svg:y="10.577cm" svg:viewBox="0 0 124 954" draw:points="0,954 124,954 124,0 0,0">
          <text:p/>
        </draw:polygon>
        <draw:polygon draw:style-name="gr10" draw:text-style-name="P7" draw:layer="layout" svg:width="0.123cm" svg:height="1.207cm" svg:x="11.356cm" svg:y="10.323cm" svg:viewBox="0 0 124 1208" draw:points="0,1208 124,1208 124,0 0,0">
          <text:p/>
        </draw:polygon>
        <draw:polygon draw:style-name="gr10" draw:text-style-name="P7" draw:layer="layout" svg:width="0.124cm" svg:height="1.482cm" svg:x="11.916cm" svg:y="10.048cm" svg:viewBox="0 0 125 1483" draw:points="0,1483 125,1483 125,0 0,0">
          <text:p/>
        </draw:polygon>
        <draw:polygon draw:style-name="gr10" draw:text-style-name="P7" draw:layer="layout" svg:width="0.123cm" svg:height="1.765cm" svg:x="12.477cm" svg:y="9.765cm" svg:viewBox="0 0 124 1766" draw:points="0,1766 124,1766 124,0 0,0">
          <text:p/>
        </draw:polygon>
        <draw:polygon draw:style-name="gr10" draw:text-style-name="P7" draw:layer="layout" svg:width="0.123cm" svg:height="1.931cm" svg:x="13.037cm" svg:y="9.599cm" svg:viewBox="0 0 124 1932" draw:points="0,1932 124,1932 124,0 0,0">
          <text:p/>
        </draw:polygon>
        <draw:polygon draw:style-name="gr10" draw:text-style-name="P7" draw:layer="layout" svg:width="0.123cm" svg:height="2.118cm" svg:x="13.597cm" svg:y="9.412cm" svg:viewBox="0 0 124 2119" draw:points="0,2119 124,2119 124,0 0,0">
          <text:p/>
        </draw:polygon>
        <draw:polygon draw:style-name="gr10" draw:text-style-name="P7" draw:layer="layout" svg:width="0.124cm" svg:height="2.404cm" svg:x="14.157cm" svg:y="9.126cm" svg:viewBox="0 0 125 2405" draw:points="0,2405 125,2405 125,0 0,0">
          <text:p/>
        </draw:polygon>
        <draw:polygon draw:style-name="gr10" draw:text-style-name="P7" draw:layer="layout" svg:width="0.123cm" svg:height="2.797cm" svg:x="14.718cm" svg:y="8.733cm" svg:viewBox="0 0 124 2798" draw:points="0,2798 124,2798 124,0 0,0">
          <text:p/>
        </draw:polygon>
        <draw:polygon draw:style-name="gr10" draw:text-style-name="P7" draw:layer="layout" svg:width="0.123cm" svg:height="3.133cm" svg:x="15.278cm" svg:y="8.397cm" svg:viewBox="0 0 124 3134" draw:points="0,3134 124,3134 124,0 0,0">
          <text:p/>
        </draw:polygon>
        <draw:polygon draw:style-name="gr10" draw:text-style-name="P7" draw:layer="layout" svg:width="0.124cm" svg:height="3.356cm" svg:x="15.838cm" svg:y="8.174cm" svg:viewBox="0 0 125 3357" draw:points="0,3357 125,3357 125,0 0,0">
          <text:p/>
        </draw:polygon>
        <draw:polygon draw:style-name="gr10" draw:text-style-name="P7" draw:layer="layout" svg:width="0.123cm" svg:height="3.568cm" svg:x="16.399cm" svg:y="7.962cm" svg:viewBox="0 0 124 3569" draw:points="0,3569 124,3569 124,0 0,0">
          <text:p/>
        </draw:polygon>
        <draw:polygon draw:style-name="gr10" draw:text-style-name="P7" draw:layer="layout" svg:width="0.123cm" svg:height="3.607cm" svg:x="16.959cm" svg:y="7.923cm" svg:viewBox="0 0 124 3608" draw:points="0,3608 124,3608 124,0 0,0">
          <text:p/>
        </draw:polygon>
        <draw:polygon draw:style-name="gr10" draw:text-style-name="P7" draw:layer="layout" svg:width="0.123cm" svg:height="3.79cm" svg:x="17.519cm" svg:y="7.74cm" svg:viewBox="0 0 124 3791" draw:points="0,3791 124,3791 124,0 0,0">
          <text:p/>
        </draw:polygon>
        <draw:polygon draw:style-name="gr10" draw:text-style-name="P7" draw:layer="layout" svg:width="0.124cm" svg:height="3.881cm" svg:x="18.079cm" svg:y="7.649cm" svg:viewBox="0 0 125 3882" draw:points="0,3882 125,3882 125,0 0,0">
          <text:p/>
        </draw:polygon>
        <draw:polygon draw:style-name="gr10" draw:text-style-name="P7" draw:layer="layout" svg:width="0.123cm" svg:height="4.003cm" svg:x="18.64cm" svg:y="7.527cm" svg:viewBox="0 0 124 4004" draw:points="0,4004 124,4004 124,0 0,0">
          <text:p/>
        </draw:polygon>
        <draw:polygon draw:style-name="gr10" draw:text-style-name="P7" draw:layer="layout" svg:width="0.123cm" svg:height="4.021cm" svg:x="19.2cm" svg:y="7.509cm" svg:viewBox="0 0 124 4022" draw:points="0,4022 124,4022 124,0 0,0">
          <text:p/>
        </draw:polygon>
        <draw:polygon draw:style-name="gr10" draw:text-style-name="P7" draw:layer="layout" svg:width="0.124cm" svg:height="4.078cm" svg:x="19.76cm" svg:y="7.452cm" svg:viewBox="0 0 125 4079" draw:points="0,4079 125,4079 125,0 0,0">
          <text:p/>
        </draw:polygon>
        <draw:polygon draw:style-name="gr10" draw:text-style-name="P7" draw:layer="layout" svg:width="0.123cm" svg:height="4.088cm" svg:x="20.321cm" svg:y="7.442cm" svg:viewBox="0 0 124 4089" draw:points="0,4089 124,4089 124,0 0,0">
          <text:p/>
        </draw:polygon>
        <draw:polygon draw:style-name="gr10" draw:text-style-name="P7" draw:layer="layout" svg:width="0.123cm" svg:height="4.143cm" svg:x="20.881cm" svg:y="7.387cm" svg:viewBox="0 0 124 4144" draw:points="0,4144 124,4144 124,0 0,0">
          <text:p/>
        </draw:polygon>
        <draw:polygon draw:style-name="gr10" draw:text-style-name="P7" draw:layer="layout" svg:width="0.123cm" svg:height="4.173cm" svg:x="21.441cm" svg:y="7.357cm" svg:viewBox="0 0 124 4174" draw:points="0,4174 124,4174 124,0 0,0">
          <text:p/>
        </draw:polygon>
        <draw:polygon draw:style-name="gr10" draw:text-style-name="P7" draw:layer="layout" svg:width="0.124cm" svg:height="4.163cm" svg:x="22.001cm" svg:y="7.367cm" svg:viewBox="0 0 125 4164" draw:points="0,4164 125,4164 125,0 0,0">
          <text:p/>
        </draw:polygon>
        <draw:polygon draw:style-name="gr10" draw:text-style-name="P7" draw:layer="layout" svg:width="0.123cm" svg:height="4.274cm" svg:x="22.562cm" svg:y="7.256cm" svg:viewBox="0 0 124 4275" draw:points="0,4275 124,4275 124,0 0,0">
          <text:p/>
        </draw:polygon>
        <draw:polygon draw:style-name="gr10" draw:text-style-name="P7" draw:layer="layout" svg:width="0.123cm" svg:height="4.339cm" svg:x="23.122cm" svg:y="7.191cm" svg:viewBox="0 0 124 4340" draw:points="0,4340 124,4340 124,0 0,0">
          <text:p/>
        </draw:polygon>
        <draw:polygon draw:style-name="gr10" draw:text-style-name="P7" draw:layer="layout" svg:width="0.124cm" svg:height="4.3cm" svg:x="23.682cm" svg:y="7.23cm" svg:viewBox="0 0 125 4301" draw:points="0,4301 125,4301 125,0 0,0">
          <text:p/>
        </draw:polygon>
        <draw:polygon draw:style-name="gr10" draw:text-style-name="P7" draw:layer="layout" svg:width="0.123cm" svg:height="4.297cm" svg:x="24.243cm" svg:y="7.233cm" svg:viewBox="0 0 124 4298" draw:points="0,4298 124,4298 124,0 0,0">
          <text:p/>
        </draw:polygon>
        <draw:polygon draw:style-name="gr10" draw:text-style-name="P7" draw:layer="layout" svg:width="0.123cm" svg:height="4.419cm" svg:x="24.803cm" svg:y="7.111cm" svg:viewBox="0 0 124 4420" draw:points="0,4420 124,4420 124,0 0,0">
          <text:p/>
        </draw:polygon>
        <draw:polygon draw:style-name="gr10" draw:text-style-name="P7" draw:layer="layout" svg:width="0.123cm" svg:height="4.427cm" svg:x="25.363cm" svg:y="7.103cm" svg:viewBox="0 0 124 4428" draw:points="0,4428 124,4428 124,0 0,0">
          <text:p/>
        </draw:polygon>
        <draw:polygon draw:style-name="gr10" draw:text-style-name="P7" draw:layer="layout" svg:width="0.124cm" svg:height="4.457cm" svg:x="25.923cm" svg:y="7.073cm" svg:viewBox="0 0 125 4458" draw:points="0,4458 125,4458 125,0 0,0">
          <text:p/>
        </draw:polygon>
        <draw:polygon draw:style-name="gr10" draw:text-style-name="P7" draw:layer="layout" svg:width="0.123cm" svg:height="4.443cm" svg:x="26.484cm" svg:y="7.087cm" svg:viewBox="0 0 124 4444" draw:points="0,4444 124,4444 124,0 0,0">
          <text:p/>
        </draw:polygon>
        <draw:polygon draw:style-name="gr10" draw:text-style-name="P7" draw:layer="layout" svg:width="0.123cm" svg:height="4.487cm" svg:x="27.044cm" svg:y="7.043cm" svg:viewBox="0 0 124 4488" draw:points="0,4488 124,4488 124,0 0,0">
          <text:p/>
        </draw:polygon>
        <draw:polygon draw:style-name="gr10" draw:text-style-name="P7" draw:layer="layout" svg:width="0.123cm" svg:height="4.399cm" svg:x="27.604cm" svg:y="7.131cm" svg:viewBox="0 0 124 4400" draw:points="0,4400 124,4400 124,0 0,0">
          <text:p/>
        </draw:polygon>
        <draw:polygon draw:style-name="gr10" draw:text-style-name="P7" draw:layer="layout" svg:width="0.123cm" svg:height="4.418cm" svg:x="28.165cm" svg:y="7.112cm" svg:viewBox="0 0 124 4419" draw:points="0,4419 124,4419 124,0 0,0">
          <text:p/>
        </draw:polygon>
        <draw:polygon draw:style-name="gr10" draw:text-style-name="P7" draw:layer="layout" svg:width="0.123cm" svg:height="4.351cm" svg:x="28.725cm" svg:y="7.179cm" svg:viewBox="0 0 124 4352" draw:points="0,4352 124,4352 124,0 0,0">
          <text:p/>
        </draw:polygon>
        <draw:polygon draw:style-name="gr10" draw:text-style-name="P7" draw:layer="layout" svg:width="0.123cm" svg:height="4.473cm" svg:x="29.285cm" svg:y="7.057cm" svg:viewBox="0 0 124 4474" draw:points="0,4474 124,4474 124,0 0,0">
          <text:p/>
        </draw:polygon>
        <draw:polygon draw:style-name="gr10" draw:text-style-name="P7" draw:layer="layout" svg:width="0.124cm" svg:height="4.515cm" svg:x="29.845cm" svg:y="7.015cm" svg:viewBox="0 0 125 4516" draw:points="0,4516 125,4516 125,0 0,0">
          <text:p/>
        </draw:polygon>
        <draw:polygon draw:style-name="gr10" draw:text-style-name="P7" draw:layer="layout" svg:width="0.123cm" svg:height="4.404cm" svg:x="30.406cm" svg:y="7.126cm" svg:viewBox="0 0 124 4405" draw:points="0,4405 124,4405 124,0 0,0">
          <text:p/>
        </draw:polygon>
        <draw:polygon draw:style-name="gr10" draw:text-style-name="P7" draw:layer="layout" svg:width="0.123cm" svg:height="3.059cm" svg:x="30.966cm" svg:y="8.471cm" svg:viewBox="0 0 124 3060" draw:points="0,3060 124,3060 124,0 0,0">
          <text:p/>
        </draw:polygon>
        <draw:polygon draw:style-name="gr10" draw:text-style-name="P7" draw:layer="layout" svg:width="0.123cm" svg:height="2.361cm" svg:x="31.526cm" svg:y="9.169cm" svg:viewBox="0 0 124 2362" draw:points="0,2362 124,2362 124,0 0,0">
          <text:p/>
        </draw:polygon>
        <draw:polygon draw:style-name="gr10" draw:text-style-name="P7" draw:layer="layout" svg:width="0.124cm" svg:height="1.342cm" svg:x="32.086cm" svg:y="10.188cm" svg:viewBox="0 0 125 1343" draw:points="0,1343 125,1343 125,0 0,0">
          <text:p/>
        </draw:polygon>
        <draw:polygon draw:style-name="gr10" draw:text-style-name="P7" draw:layer="layout" svg:width="0.123cm" svg:height="1.001cm" svg:x="32.647cm" svg:y="10.529cm" svg:viewBox="0 0 124 1002" draw:points="0,1002 124,1002 124,0 0,0">
          <text:p/>
        </draw:polygon>
        <draw:polygon draw:style-name="gr10" draw:text-style-name="P7" draw:layer="layout" svg:width="0.122cm" svg:height="0cm" svg:x="33.207cm" svg:y="11.53cm" svg:viewBox="0 0 123 0" draw:points="0,0 123,0">
          <text:p/>
        </draw:polygon>
        <draw:polygon draw:style-name="gr10" draw:text-style-name="P7" draw:layer="layout" svg:width="0.124cm" svg:height="0.012cm" svg:x="33.767cm" svg:y="11.53cm" svg:viewBox="0 0 125 13" draw:points="0,0 125,0 125,13 0,13">
          <text:p/>
        </draw:polygon>
        <draw:polygon draw:style-name="gr10" draw:text-style-name="P7" draw:layer="layout" svg:width="0.123cm" svg:height="0.015cm" svg:x="34.328cm" svg:y="11.53cm" svg:viewBox="0 0 124 16" draw:points="0,0 124,0 124,16 0,16">
          <text:p/>
        </draw:polygon>
        <draw:polygon draw:style-name="gr10" draw:text-style-name="P7" draw:layer="layout" svg:width="0.123cm" svg:height="0.003cm" svg:x="34.888cm" svg:y="11.53cm" svg:viewBox="0 0 124 4" draw:points="0,0 124,0 124,4 0,4">
          <text:p/>
        </draw:polygon>
        <draw:polygon draw:style-name="gr10" draw:text-style-name="P7" draw:layer="layout" svg:width="0.123cm" svg:height="0.003cm" svg:x="35.448cm" svg:y="11.53cm" svg:viewBox="0 0 124 4" draw:points="0,0 124,0 124,4 0,4">
          <text:p/>
        </draw:polygon>
        <draw:polygon draw:style-name="gr10" draw:text-style-name="P7" draw:layer="layout" svg:width="0.124cm" svg:height="0.002cm" svg:x="36.008cm" svg:y="11.53cm" svg:viewBox="0 0 125 3" draw:points="0,0 125,0 125,3 0,3">
          <text:p/>
        </draw:polygon>
        <draw:polygon draw:style-name="gr10" draw:text-style-name="P7" draw:layer="layout" svg:width="0.123cm" svg:height="0.007cm" svg:x="36.569cm" svg:y="11.53cm" svg:viewBox="0 0 124 8" draw:points="0,0 124,0 124,8 0,8">
          <text:p/>
        </draw:polygon>
        <draw:polygon draw:style-name="gr10" draw:text-style-name="P7" draw:layer="layout" svg:width="0.123cm" svg:height="0.005cm" svg:x="37.129cm" svg:y="11.53cm" svg:viewBox="0 0 124 6" draw:points="0,0 124,0 124,6 0,6">
          <text:p/>
        </draw:polygon>
        <draw:polygon draw:style-name="gr10" draw:text-style-name="P7" draw:layer="layout" svg:width="0.124cm" svg:height="0.005cm" svg:x="37.689cm" svg:y="11.53cm" svg:viewBox="0 0 125 6" draw:points="0,0 125,0 125,6 0,6">
          <text:p/>
        </draw:polygon>
        <draw:polygon draw:style-name="gr10" draw:text-style-name="P7" draw:layer="layout" svg:width="0.123cm" svg:height="0.005cm" svg:x="38.25cm" svg:y="11.53cm" svg:viewBox="0 0 124 6" draw:points="0,0 124,0 124,6 0,6">
          <text:p/>
        </draw:polygon>
        <draw:polygon draw:style-name="gr10" draw:text-style-name="P7" draw:layer="layout" svg:width="0.123cm" svg:height="0.005cm" svg:x="38.81cm" svg:y="11.53cm" svg:viewBox="0 0 124 6" draw:points="0,0 124,0 124,6 0,6">
          <text:p/>
        </draw:polygon>
        <draw:polygon draw:style-name="gr10" draw:text-style-name="P7" draw:layer="layout" svg:width="0.123cm" svg:height="0.005cm" svg:x="39.37cm" svg:y="11.53cm" svg:viewBox="0 0 124 6" draw:points="0,0 124,0 124,6 0,6">
          <text:p/>
        </draw:polygon>
        <draw:polygon draw:style-name="gr10" draw:text-style-name="P7" draw:layer="layout" svg:width="0.124cm" svg:height="0.004cm" svg:x="39.93cm" svg:y="11.53cm" svg:viewBox="0 0 125 5" draw:points="0,0 125,0 125,5 0,5">
          <text:p/>
        </draw:polygon>
        <draw:polygon draw:style-name="gr10" draw:text-style-name="P7" draw:layer="layout" svg:width="0.123cm" svg:height="0.006cm" svg:x="40.491cm" svg:y="11.53cm" svg:viewBox="0 0 124 7" draw:points="0,0 124,0 124,7 0,7">
          <text:p/>
        </draw:polygon>
        <draw:polygon draw:style-name="gr10" draw:text-style-name="P7" draw:layer="layout" svg:width="0.123cm" svg:height="0.004cm" svg:x="41.051cm" svg:y="11.53cm" svg:viewBox="0 0 124 5" draw:points="0,0 124,0 124,5 0,5">
          <text:p/>
        </draw:polygon>
        <draw:polygon draw:style-name="gr10" draw:text-style-name="P7" draw:layer="layout" svg:width="0.123cm" svg:height="0cm" svg:x="41.611cm" svg:y="11.529cm" svg:viewBox="0 0 124 1" draw:points="0,1 124,1 124,0 0,0">
          <text:p/>
        </draw:polygon>
        <draw:polygon draw:style-name="gr10" draw:text-style-name="P7" draw:layer="layout" svg:width="0.122cm" svg:height="0cm" svg:x="42.172cm" svg:y="11.53cm" svg:viewBox="0 0 123 0" draw:points="0,0 123,0">
          <text:p/>
        </draw:polygon>
        <draw:polygon draw:style-name="gr11" draw:text-style-name="P8" draw:layer="layout" svg:width="0.123cm" svg:height="0.368cm" svg:x="6.997cm" svg:y="11.162cm" svg:viewBox="0 0 124 369" draw:points="0,369 124,369 124,0 0,0">
          <text:p/>
        </draw:polygon>
        <draw:polygon draw:style-name="gr11" draw:text-style-name="P8" draw:layer="layout" svg:width="0.124cm" svg:height="0.382cm" svg:x="7.557cm" svg:y="11.148cm" svg:viewBox="0 0 125 383" draw:points="0,383 125,383 125,0 0,0">
          <text:p/>
        </draw:polygon>
        <draw:polygon draw:style-name="gr11" draw:text-style-name="P8" draw:layer="layout" svg:width="0.123cm" svg:height="0.395cm" svg:x="8.118cm" svg:y="11.135cm" svg:viewBox="0 0 124 396" draw:points="0,396 124,396 124,0 0,0">
          <text:p/>
        </draw:polygon>
        <draw:polygon draw:style-name="gr11" draw:text-style-name="P8" draw:layer="layout" svg:width="0.123cm" svg:height="0.414cm" svg:x="8.678cm" svg:y="11.116cm" svg:viewBox="0 0 124 415" draw:points="0,415 124,415 124,0 0,0">
          <text:p/>
        </draw:polygon>
        <draw:polygon draw:style-name="gr11" draw:text-style-name="P8" draw:layer="layout" svg:width="0.123cm" svg:height="0.421cm" svg:x="9.238cm" svg:y="11.109cm" svg:viewBox="0 0 124 422" draw:points="0,422 124,422 124,0 0,0">
          <text:p/>
        </draw:polygon>
        <draw:polygon draw:style-name="gr11" draw:text-style-name="P8" draw:layer="layout" svg:width="0.124cm" svg:height="0.417cm" svg:x="9.798cm" svg:y="11.113cm" svg:viewBox="0 0 125 418" draw:points="0,418 125,418 125,0 0,0">
          <text:p/>
        </draw:polygon>
        <draw:polygon draw:style-name="gr11" draw:text-style-name="P8" draw:layer="layout" svg:width="0.123cm" svg:height="0.465cm" svg:x="10.359cm" svg:y="11.065cm" svg:viewBox="0 0 124 466" draw:points="0,466 124,466 124,0 0,0">
          <text:p/>
        </draw:polygon>
        <draw:polygon draw:style-name="gr11" draw:text-style-name="P8" draw:layer="layout" svg:width="0.123cm" svg:height="0.486cm" svg:x="10.919cm" svg:y="11.044cm" svg:viewBox="0 0 124 487" draw:points="0,487 124,487 124,0 0,0">
          <text:p/>
        </draw:polygon>
        <draw:polygon draw:style-name="gr11" draw:text-style-name="P8" draw:layer="layout" svg:width="0.124cm" svg:height="0.543cm" svg:x="11.479cm" svg:y="10.987cm" svg:viewBox="0 0 125 544" draw:points="0,544 125,544 125,0 0,0">
          <text:p/>
        </draw:polygon>
        <draw:polygon draw:style-name="gr11" draw:text-style-name="P8" draw:layer="layout" svg:width="0.123cm" svg:height="0.618cm" svg:x="12.04cm" svg:y="10.912cm" svg:viewBox="0 0 124 619" draw:points="0,619 124,619 124,0 0,0">
          <text:p/>
        </draw:polygon>
        <draw:polygon draw:style-name="gr11" draw:text-style-name="P8" draw:layer="layout" svg:width="0.123cm" svg:height="0.801cm" svg:x="12.6cm" svg:y="10.729cm" svg:viewBox="0 0 124 802" draw:points="0,802 124,802 124,0 0,0">
          <text:p/>
        </draw:polygon>
        <draw:polygon draw:style-name="gr11" draw:text-style-name="P8" draw:layer="layout" svg:width="0.123cm" svg:height="0.833cm" svg:x="13.16cm" svg:y="10.697cm" svg:viewBox="0 0 124 834" draw:points="0,834 124,834 124,0 0,0">
          <text:p/>
        </draw:polygon>
        <draw:polygon draw:style-name="gr11" draw:text-style-name="P8" draw:layer="layout" svg:width="0.124cm" svg:height="0.869cm" svg:x="13.72cm" svg:y="10.661cm" svg:viewBox="0 0 125 870" draw:points="0,870 125,870 125,0 0,0">
          <text:p/>
        </draw:polygon>
        <draw:polygon draw:style-name="gr11" draw:text-style-name="P8" draw:layer="layout" svg:width="0.123cm" svg:height="0.923cm" svg:x="14.281cm" svg:y="10.607cm" svg:viewBox="0 0 124 924" draw:points="0,924 124,924 124,0 0,0">
          <text:p/>
        </draw:polygon>
        <draw:polygon draw:style-name="gr11" draw:text-style-name="P8" draw:layer="layout" svg:width="0.123cm" svg:height="1.021cm" svg:x="14.841cm" svg:y="10.509cm" svg:viewBox="0 0 124 1022" draw:points="0,1022 124,1022 124,0 0,0">
          <text:p/>
        </draw:polygon>
        <draw:polygon draw:style-name="gr11" draw:text-style-name="P8" draw:layer="layout" svg:width="0.124cm" svg:height="1.25cm" svg:x="15.401cm" svg:y="10.28cm" svg:viewBox="0 0 125 1251" draw:points="0,1251 125,1251 125,0 0,0">
          <text:p/>
        </draw:polygon>
        <draw:polygon draw:style-name="gr11" draw:text-style-name="P8" draw:layer="layout" svg:width="0.123cm" svg:height="1.463cm" svg:x="15.962cm" svg:y="10.067cm" svg:viewBox="0 0 124 1464" draw:points="0,1464 124,1464 124,0 0,0">
          <text:p/>
        </draw:polygon>
        <draw:polygon draw:style-name="gr11" draw:text-style-name="P8" draw:layer="layout" svg:width="0.123cm" svg:height="1.591cm" svg:x="16.522cm" svg:y="9.939cm" svg:viewBox="0 0 124 1592" draw:points="0,1592 124,1592 124,0 0,0">
          <text:p/>
        </draw:polygon>
        <draw:polygon draw:style-name="gr11" draw:text-style-name="P8" draw:layer="layout" svg:width="0.123cm" svg:height="1.933cm" svg:x="17.082cm" svg:y="9.597cm" svg:viewBox="0 0 124 1934" draw:points="0,1934 124,1934 124,0 0,0">
          <text:p/>
        </draw:polygon>
        <draw:polygon draw:style-name="gr11" draw:text-style-name="P8" draw:layer="layout" svg:width="0.124cm" svg:height="2.142cm" svg:x="17.642cm" svg:y="9.388cm" svg:viewBox="0 0 125 2143" draw:points="0,2143 125,2143 125,0 0,0">
          <text:p/>
        </draw:polygon>
        <draw:polygon draw:style-name="gr11" draw:text-style-name="P8" draw:layer="layout" svg:width="0.123cm" svg:height="2.359cm" svg:x="18.203cm" svg:y="9.171cm" svg:viewBox="0 0 124 2360" draw:points="0,2360 124,2360 124,0 0,0">
          <text:p/>
        </draw:polygon>
        <draw:polygon draw:style-name="gr11" draw:text-style-name="P8" draw:layer="layout" svg:width="0.123cm" svg:height="2.571cm" svg:x="18.763cm" svg:y="8.959cm" svg:viewBox="0 0 124 2572" draw:points="0,2572 124,2572 124,0 0,0">
          <text:p/>
        </draw:polygon>
        <draw:polygon draw:style-name="gr11" draw:text-style-name="P8" draw:layer="layout" svg:width="0.124cm" svg:height="2.705cm" svg:x="19.323cm" svg:y="8.825cm" svg:viewBox="0 0 125 2706" draw:points="0,2706 125,2706 125,0 0,0">
          <text:p/>
        </draw:polygon>
        <draw:polygon draw:style-name="gr11" draw:text-style-name="P8" draw:layer="layout" svg:width="0.123cm" svg:height="2.824cm" svg:x="19.884cm" svg:y="8.706cm" svg:viewBox="0 0 124 2825" draw:points="0,2825 124,2825 124,0 0,0">
          <text:p/>
        </draw:polygon>
        <draw:polygon draw:style-name="gr11" draw:text-style-name="P8" draw:layer="layout" svg:width="0.123cm" svg:height="2.999cm" svg:x="20.444cm" svg:y="8.531cm" svg:viewBox="0 0 124 3000" draw:points="0,3000 124,3000 124,0 0,0">
          <text:p/>
        </draw:polygon>
        <draw:polygon draw:style-name="gr11" draw:text-style-name="P8" draw:layer="layout" svg:width="0.123cm" svg:height="3.5cm" svg:x="21.004cm" svg:y="8.03cm" svg:viewBox="0 0 124 3501" draw:points="0,3501 124,3501 124,0 0,0">
          <text:p/>
        </draw:polygon>
        <draw:polygon draw:style-name="gr11" draw:text-style-name="P8" draw:layer="layout" svg:width="0.124cm" svg:height="3.623cm" svg:x="21.564cm" svg:y="7.907cm" svg:viewBox="0 0 125 3624" draw:points="0,3624 125,3624 125,0 0,0">
          <text:p/>
        </draw:polygon>
        <draw:polygon draw:style-name="gr11" draw:text-style-name="P8" draw:layer="layout" svg:width="0.123cm" svg:height="3.619cm" svg:x="22.125cm" svg:y="7.911cm" svg:viewBox="0 0 124 3620" draw:points="0,3620 124,3620 124,0 0,0">
          <text:p/>
        </draw:polygon>
        <draw:polygon draw:style-name="gr11" draw:text-style-name="P8" draw:layer="layout" svg:width="0.123cm" svg:height="3.7cm" svg:x="22.685cm" svg:y="7.83cm" svg:viewBox="0 0 124 3701" draw:points="0,3701 124,3701 124,0 0,0">
          <text:p/>
        </draw:polygon>
        <draw:polygon draw:style-name="gr11" draw:text-style-name="P8" draw:layer="layout" svg:width="0.123cm" svg:height="3.718cm" svg:x="23.245cm" svg:y="7.812cm" svg:viewBox="0 0 124 3719" draw:points="0,3719 124,3719 124,0 0,0">
          <text:p/>
        </draw:polygon>
        <draw:polygon draw:style-name="gr11" draw:text-style-name="P8" draw:layer="layout" svg:width="0.123cm" svg:height="3.678cm" svg:x="23.806cm" svg:y="7.852cm" svg:viewBox="0 0 124 3679" draw:points="0,3679 124,3679 124,0 0,0">
          <text:p/>
        </draw:polygon>
        <draw:polygon draw:style-name="gr11" draw:text-style-name="P8" draw:layer="layout" svg:width="0.123cm" svg:height="3.718cm" svg:x="24.366cm" svg:y="7.812cm" svg:viewBox="0 0 124 3719" draw:points="0,3719 124,3719 124,0 0,0">
          <text:p/>
        </draw:polygon>
        <draw:polygon draw:style-name="gr11" draw:text-style-name="P8" draw:layer="layout" svg:width="0.123cm" svg:height="3.851cm" svg:x="24.926cm" svg:y="7.679cm" svg:viewBox="0 0 124 3852" draw:points="0,3852 124,3852 124,0 0,0">
          <text:p/>
        </draw:polygon>
        <draw:polygon draw:style-name="gr11" draw:text-style-name="P8" draw:layer="layout" svg:width="0.124cm" svg:height="3.872cm" svg:x="25.486cm" svg:y="7.658cm" svg:viewBox="0 0 125 3873" draw:points="0,3873 125,3873 125,0 0,0">
          <text:p/>
        </draw:polygon>
        <draw:polygon draw:style-name="gr11" draw:text-style-name="P8" draw:layer="layout" svg:width="0.123cm" svg:height="3.972cm" svg:x="26.047cm" svg:y="7.558cm" svg:viewBox="0 0 124 3973" draw:points="0,3973 124,3973 124,0 0,0">
          <text:p/>
        </draw:polygon>
        <draw:polygon draw:style-name="gr11" draw:text-style-name="P8" draw:layer="layout" svg:width="0.123cm" svg:height="3.949cm" svg:x="26.607cm" svg:y="7.581cm" svg:viewBox="0 0 124 3950" draw:points="0,3950 124,3950 124,0 0,0">
          <text:p/>
        </draw:polygon>
        <draw:polygon draw:style-name="gr11" draw:text-style-name="P8" draw:layer="layout" svg:width="0.123cm" svg:height="4.054cm" svg:x="27.167cm" svg:y="7.476cm" svg:viewBox="0 0 124 4055" draw:points="0,4055 124,4055 124,0 0,0">
          <text:p/>
        </draw:polygon>
        <draw:polygon draw:style-name="gr11" draw:text-style-name="P8" draw:layer="layout" svg:width="0.124cm" svg:height="4.038cm" svg:x="27.727cm" svg:y="7.492cm" svg:viewBox="0 0 125 4039" draw:points="0,4039 125,4039 125,0 0,0">
          <text:p/>
        </draw:polygon>
        <draw:polygon draw:style-name="gr11" draw:text-style-name="P8" draw:layer="layout" svg:width="0.123cm" svg:height="4.008cm" svg:x="28.288cm" svg:y="7.522cm" svg:viewBox="0 0 124 4009" draw:points="0,4009 124,4009 124,0 0,0">
          <text:p/>
        </draw:polygon>
        <draw:polygon draw:style-name="gr11" draw:text-style-name="P8" draw:layer="layout" svg:width="0.123cm" svg:height="3.962cm" svg:x="28.848cm" svg:y="7.568cm" svg:viewBox="0 0 124 3963" draw:points="0,3963 124,3963 124,0 0,0">
          <text:p/>
        </draw:polygon>
        <draw:polygon draw:style-name="gr11" draw:text-style-name="P8" draw:layer="layout" svg:width="0.124cm" svg:height="4.127cm" svg:x="29.408cm" svg:y="7.403cm" svg:viewBox="0 0 125 4128" draw:points="0,4128 125,4128 125,0 0,0">
          <text:p/>
        </draw:polygon>
        <draw:polygon draw:style-name="gr11" draw:text-style-name="P8" draw:layer="layout" svg:width="0.123cm" svg:height="4.116cm" svg:x="29.969cm" svg:y="7.414cm" svg:viewBox="0 0 124 4117" draw:points="0,4117 124,4117 124,0 0,0">
          <text:p/>
        </draw:polygon>
        <draw:polygon draw:style-name="gr11" draw:text-style-name="P8" draw:layer="layout" svg:width="0.123cm" svg:height="4.147cm" svg:x="30.529cm" svg:y="7.383cm" svg:viewBox="0 0 124 4148" draw:points="0,4148 124,4148 124,0 0,0">
          <text:p/>
        </draw:polygon>
        <draw:polygon draw:style-name="gr11" draw:text-style-name="P8" draw:layer="layout" svg:width="0.123cm" svg:height="2.749cm" svg:x="31.089cm" svg:y="8.781cm" svg:viewBox="0 0 124 2750" draw:points="0,2750 124,2750 124,0 0,0">
          <text:p/>
        </draw:polygon>
        <draw:polygon draw:style-name="gr11" draw:text-style-name="P8" draw:layer="layout" svg:width="0.124cm" svg:height="2.042cm" svg:x="31.649cm" svg:y="9.488cm" svg:viewBox="0 0 125 2043" draw:points="0,2043 125,2043 125,0 0,0">
          <text:p/>
        </draw:polygon>
        <draw:polygon draw:style-name="gr11" draw:text-style-name="P8" draw:layer="layout" svg:width="0.123cm" svg:height="1.179cm" svg:x="32.21cm" svg:y="10.351cm" svg:viewBox="0 0 124 1180" draw:points="0,1180 124,1180 124,0 0,0">
          <text:p/>
        </draw:polygon>
        <draw:polygon draw:style-name="gr11" draw:text-style-name="P8" draw:layer="layout" svg:width="0.123cm" svg:height="0.947cm" svg:x="32.77cm" svg:y="10.583cm" svg:viewBox="0 0 124 948" draw:points="0,948 124,948 124,0 0,0">
          <text:p/>
        </draw:polygon>
        <draw:polygon draw:style-name="gr11" draw:text-style-name="P8" draw:layer="layout" svg:width="0.124cm" svg:height="0.004cm" svg:x="33.33cm" svg:y="11.53cm" svg:viewBox="0 0 125 5" draw:points="0,0 125,0 125,5 0,5">
          <text:p/>
        </draw:polygon>
        <draw:polygon draw:style-name="gr11" draw:text-style-name="P8" draw:layer="layout" svg:width="0.123cm" svg:height="0.011cm" svg:x="33.891cm" svg:y="11.53cm" svg:viewBox="0 0 124 12" draw:points="0,0 124,0 124,12 0,12">
          <text:p/>
        </draw:polygon>
        <draw:polygon draw:style-name="gr11" draw:text-style-name="P8" draw:layer="layout" svg:width="0.123cm" svg:height="0.016cm" svg:x="34.451cm" svg:y="11.53cm" svg:viewBox="0 0 124 17" draw:points="0,0 124,0 124,17 0,17">
          <text:p/>
        </draw:polygon>
        <draw:polygon draw:style-name="gr11" draw:text-style-name="P8" draw:layer="layout" svg:width="0.123cm" svg:height="0.001cm" svg:x="35.011cm" svg:y="11.53cm" svg:viewBox="0 0 124 2" draw:points="0,0 124,0 124,2 0,2">
          <text:p/>
        </draw:polygon>
        <draw:polygon draw:style-name="gr11" draw:text-style-name="P8" draw:layer="layout" svg:width="0.124cm" svg:height="0.004cm" svg:x="35.571cm" svg:y="11.53cm" svg:viewBox="0 0 125 5" draw:points="0,0 125,0 125,5 0,5">
          <text:p/>
        </draw:polygon>
        <draw:polygon draw:style-name="gr11" draw:text-style-name="P8" draw:layer="layout" svg:width="0.123cm" svg:height="0.002cm" svg:x="36.132cm" svg:y="11.53cm" svg:viewBox="0 0 124 3" draw:points="0,0 124,0 124,3 0,3">
          <text:p/>
        </draw:polygon>
        <draw:polygon draw:style-name="gr11" draw:text-style-name="P8" draw:layer="layout" svg:width="0.123cm" svg:height="0.008cm" svg:x="36.692cm" svg:y="11.53cm" svg:viewBox="0 0 124 9" draw:points="0,0 124,0 124,9 0,9">
          <text:p/>
        </draw:polygon>
        <draw:polygon draw:style-name="gr11" draw:text-style-name="P8" draw:layer="layout" svg:width="0.124cm" svg:height="0.005cm" svg:x="37.252cm" svg:y="11.53cm" svg:viewBox="0 0 125 6" draw:points="0,0 125,0 125,6 0,6">
          <text:p/>
        </draw:polygon>
        <draw:polygon draw:style-name="gr11" draw:text-style-name="P8" draw:layer="layout" svg:width="0.123cm" svg:height="0.005cm" svg:x="37.813cm" svg:y="11.53cm" svg:viewBox="0 0 124 6" draw:points="0,0 124,0 124,6 0,6">
          <text:p/>
        </draw:polygon>
        <draw:polygon draw:style-name="gr11" draw:text-style-name="P8" draw:layer="layout" svg:width="0.123cm" svg:height="0.005cm" svg:x="38.373cm" svg:y="11.53cm" svg:viewBox="0 0 124 6" draw:points="0,0 124,0 124,6 0,6">
          <text:p/>
        </draw:polygon>
        <draw:polygon draw:style-name="gr11" draw:text-style-name="P8" draw:layer="layout" svg:width="0.123cm" svg:height="0.006cm" svg:x="38.933cm" svg:y="11.53cm" svg:viewBox="0 0 124 7" draw:points="0,0 124,0 124,7 0,7">
          <text:p/>
        </draw:polygon>
        <draw:polygon draw:style-name="gr11" draw:text-style-name="P8" draw:layer="layout" svg:width="0.124cm" svg:height="0.005cm" svg:x="39.493cm" svg:y="11.53cm" svg:viewBox="0 0 125 6" draw:points="0,0 125,0 125,6 0,6">
          <text:p/>
        </draw:polygon>
        <draw:polygon draw:style-name="gr11" draw:text-style-name="P8" draw:layer="layout" svg:width="0.123cm" svg:height="0.005cm" svg:x="40.054cm" svg:y="11.53cm" svg:viewBox="0 0 124 6" draw:points="0,0 124,0 124,6 0,6">
          <text:p/>
        </draw:polygon>
        <draw:polygon draw:style-name="gr11" draw:text-style-name="P8" draw:layer="layout" svg:width="0.123cm" svg:height="0.007cm" svg:x="40.614cm" svg:y="11.53cm" svg:viewBox="0 0 124 8" draw:points="0,0 124,0 124,8 0,8">
          <text:p/>
        </draw:polygon>
        <draw:polygon draw:style-name="gr11" draw:text-style-name="P8" draw:layer="layout" svg:width="0.124cm" svg:height="0.005cm" svg:x="41.174cm" svg:y="11.53cm" svg:viewBox="0 0 125 6" draw:points="0,0 125,0 125,6 0,6">
          <text:p/>
        </draw:polygon>
        <draw:polygon draw:style-name="gr11" draw:text-style-name="P8" draw:layer="layout" svg:width="0.122cm" svg:height="0cm" svg:x="41.735cm" svg:y="11.529cm" svg:viewBox="0 0 123 1" draw:points="0,1 123,1 123,0 0,0">
          <text:p/>
        </draw:polygon>
        <draw:polygon draw:style-name="gr11" draw:text-style-name="P8" draw:layer="layout" svg:width="0.122cm" svg:height="0cm" svg:x="42.295cm" svg:y="11.53cm" svg:viewBox="0 0 123 0" draw:points="0,0 123,0">
          <text:p/>
        </draw:polygon>
        <draw:polygon draw:style-name="gr12" draw:text-style-name="P9" draw:layer="layout" svg:width="0.124cm" svg:height="0.06cm" svg:x="7.12cm" svg:y="11.47cm" svg:viewBox="0 0 125 61" draw:points="0,61 125,61 125,0 0,0">
          <text:p/>
        </draw:polygon>
        <draw:polygon draw:style-name="gr12" draw:text-style-name="P9" draw:layer="layout" svg:width="0.123cm" svg:height="0.073cm" svg:x="7.681cm" svg:y="11.457cm" svg:viewBox="0 0 124 74" draw:points="0,74 124,74 124,0 0,0">
          <text:p/>
        </draw:polygon>
        <draw:polygon draw:style-name="gr12" draw:text-style-name="P9" draw:layer="layout" svg:width="0.123cm" svg:height="0.079cm" svg:x="8.241cm" svg:y="11.451cm" svg:viewBox="0 0 124 80" draw:points="0,80 124,80 124,0 0,0">
          <text:p/>
        </draw:polygon>
        <draw:polygon draw:style-name="gr12" draw:text-style-name="P9" draw:layer="layout" svg:width="0.123cm" svg:height="0.112cm" svg:x="8.801cm" svg:y="11.418cm" svg:viewBox="0 0 124 113" draw:points="0,113 124,113 124,0 0,0">
          <text:p/>
        </draw:polygon>
        <draw:polygon draw:style-name="gr12" draw:text-style-name="P9" draw:layer="layout" svg:width="0.124cm" svg:height="0.099cm" svg:x="9.361cm" svg:y="11.431cm" svg:viewBox="0 0 125 100" draw:points="0,100 125,100 125,0 0,0">
          <text:p/>
        </draw:polygon>
        <draw:polygon draw:style-name="gr12" draw:text-style-name="P9" draw:layer="layout" svg:width="0.123cm" svg:height="0.106cm" svg:x="9.922cm" svg:y="11.424cm" svg:viewBox="0 0 124 107" draw:points="0,107 124,107 124,0 0,0">
          <text:p/>
        </draw:polygon>
        <draw:polygon draw:style-name="gr12" draw:text-style-name="P9" draw:layer="layout" svg:width="0.123cm" svg:height="0.094cm" svg:x="10.482cm" svg:y="11.436cm" svg:viewBox="0 0 124 95" draw:points="0,95 124,95 124,0 0,0">
          <text:p/>
        </draw:polygon>
        <draw:polygon draw:style-name="gr12" draw:text-style-name="P9" draw:layer="layout" svg:width="0.124cm" svg:height="0.12cm" svg:x="11.042cm" svg:y="11.41cm" svg:viewBox="0 0 125 121" draw:points="0,121 125,121 125,0 0,0">
          <text:p/>
        </draw:polygon>
        <draw:polygon draw:style-name="gr12" draw:text-style-name="P9" draw:layer="layout" svg:width="0.123cm" svg:height="0.143cm" svg:x="11.603cm" svg:y="11.387cm" svg:viewBox="0 0 124 144" draw:points="0,144 124,144 124,0 0,0">
          <text:p/>
        </draw:polygon>
        <draw:polygon draw:style-name="gr12" draw:text-style-name="P9" draw:layer="layout" svg:width="0.123cm" svg:height="0.14cm" svg:x="12.163cm" svg:y="11.39cm" svg:viewBox="0 0 124 141" draw:points="0,141 124,141 124,0 0,0">
          <text:p/>
        </draw:polygon>
        <draw:polygon draw:style-name="gr12" draw:text-style-name="P9" draw:layer="layout" svg:width="0.123cm" svg:height="0.222cm" svg:x="12.723cm" svg:y="11.308cm" svg:viewBox="0 0 124 223" draw:points="0,223 124,223 124,0 0,0">
          <text:p/>
        </draw:polygon>
        <draw:polygon draw:style-name="gr12" draw:text-style-name="P9" draw:layer="layout" svg:width="0.124cm" svg:height="0.23cm" svg:x="13.283cm" svg:y="11.3cm" svg:viewBox="0 0 125 231" draw:points="0,231 125,231 125,0 0,0">
          <text:p/>
        </draw:polygon>
        <draw:polygon draw:style-name="gr12" draw:text-style-name="P9" draw:layer="layout" svg:width="0.123cm" svg:height="0.254cm" svg:x="13.844cm" svg:y="11.276cm" svg:viewBox="0 0 124 255" draw:points="0,255 124,255 124,0 0,0">
          <text:p/>
        </draw:polygon>
        <draw:polygon draw:style-name="gr12" draw:text-style-name="P9" draw:layer="layout" svg:width="0.123cm" svg:height="0.268cm" svg:x="14.404cm" svg:y="11.262cm" svg:viewBox="0 0 124 269" draw:points="0,269 124,269 124,0 0,0">
          <text:p/>
        </draw:polygon>
        <draw:polygon draw:style-name="gr12" draw:text-style-name="P9" draw:layer="layout" svg:width="0.123cm" svg:height="0.296cm" svg:x="14.964cm" svg:y="11.234cm" svg:viewBox="0 0 124 297" draw:points="0,297 124,297 124,0 0,0">
          <text:p/>
        </draw:polygon>
        <draw:polygon draw:style-name="gr12" draw:text-style-name="P9" draw:layer="layout" svg:width="0.123cm" svg:height="0.369cm" svg:x="15.525cm" svg:y="11.161cm" svg:viewBox="0 0 124 370" draw:points="0,370 124,370 124,0 0,0">
          <text:p/>
        </draw:polygon>
        <draw:polygon draw:style-name="gr12" draw:text-style-name="P9" draw:layer="layout" svg:width="0.123cm" svg:height="0.438cm" svg:x="16.085cm" svg:y="11.092cm" svg:viewBox="0 0 124 439" draw:points="0,439 124,439 124,0 0,0">
          <text:p/>
        </draw:polygon>
        <draw:polygon draw:style-name="gr12" draw:text-style-name="P9" draw:layer="layout" svg:width="0.123cm" svg:height="0.492cm" svg:x="16.645cm" svg:y="11.038cm" svg:viewBox="0 0 124 493" draw:points="0,493 124,493 124,0 0,0">
          <text:p/>
        </draw:polygon>
        <draw:polygon draw:style-name="gr12" draw:text-style-name="P9" draw:layer="layout" svg:width="0.124cm" svg:height="0.556cm" svg:x="17.205cm" svg:y="10.974cm" svg:viewBox="0 0 125 557" draw:points="0,557 125,557 125,0 0,0">
          <text:p/>
        </draw:polygon>
        <draw:polygon draw:style-name="gr12" draw:text-style-name="P9" draw:layer="layout" svg:width="0.123cm" svg:height="0.908cm" svg:x="17.766cm" svg:y="10.622cm" svg:viewBox="0 0 124 909" draw:points="0,909 124,909 124,0 0,0">
          <text:p/>
        </draw:polygon>
        <draw:polygon draw:style-name="gr12" draw:text-style-name="P9" draw:layer="layout" svg:width="0.123cm" svg:height="1.623cm" svg:x="18.326cm" svg:y="9.907cm" svg:viewBox="0 0 124 1624" draw:points="0,1624 124,1624 124,0 0,0">
          <text:p/>
        </draw:polygon>
        <draw:polygon draw:style-name="gr12" draw:text-style-name="P9" draw:layer="layout" svg:width="0.123cm" svg:height="2.062cm" svg:x="18.886cm" svg:y="9.468cm" svg:viewBox="0 0 124 2063" draw:points="0,2063 124,2063 124,0 0,0">
          <text:p/>
        </draw:polygon>
        <draw:polygon draw:style-name="gr12" draw:text-style-name="P9" draw:layer="layout" svg:width="0.123cm" svg:height="2.267cm" svg:x="19.447cm" svg:y="9.263cm" svg:viewBox="0 0 124 2268" draw:points="0,2268 124,2268 124,0 0,0">
          <text:p/>
        </draw:polygon>
        <draw:polygon draw:style-name="gr12" draw:text-style-name="P9" draw:layer="layout" svg:width="0.123cm" svg:height="2.373cm" svg:x="20.007cm" svg:y="9.157cm" svg:viewBox="0 0 124 2374" draw:points="0,2374 124,2374 124,0 0,0">
          <text:p/>
        </draw:polygon>
        <draw:polygon draw:style-name="gr12" draw:text-style-name="P9" draw:layer="layout" svg:width="0.123cm" svg:height="2.44cm" svg:x="20.567cm" svg:y="9.09cm" svg:viewBox="0 0 124 2441" draw:points="0,2441 124,2441 124,0 0,0">
          <text:p/>
        </draw:polygon>
        <draw:polygon draw:style-name="gr12" draw:text-style-name="P9" draw:layer="layout" svg:width="0.124cm" svg:height="2.671cm" svg:x="21.127cm" svg:y="8.859cm" svg:viewBox="0 0 125 2672" draw:points="0,2672 125,2672 125,0 0,0">
          <text:p/>
        </draw:polygon>
        <draw:polygon draw:style-name="gr12" draw:text-style-name="P9" draw:layer="layout" svg:width="0.123cm" svg:height="2.957cm" svg:x="21.688cm" svg:y="8.573cm" svg:viewBox="0 0 124 2958" draw:points="0,2958 124,2958 124,0 0,0">
          <text:p/>
        </draw:polygon>
        <draw:polygon draw:style-name="gr12" draw:text-style-name="P9" draw:layer="layout" svg:width="0.123cm" svg:height="3.455cm" svg:x="22.248cm" svg:y="8.075cm" svg:viewBox="0 0 124 3456" draw:points="0,3456 124,3456 124,0 0,0">
          <text:p/>
        </draw:polygon>
        <draw:polygon draw:style-name="gr12" draw:text-style-name="P9" draw:layer="layout" svg:width="0.123cm" svg:height="3.517cm" svg:x="22.808cm" svg:y="8.013cm" svg:viewBox="0 0 124 3518" draw:points="0,3518 124,3518 124,0 0,0">
          <text:p/>
        </draw:polygon>
        <draw:polygon draw:style-name="gr12" draw:text-style-name="P9" draw:layer="layout" svg:width="0.124cm" svg:height="3.624cm" svg:x="23.368cm" svg:y="7.906cm" svg:viewBox="0 0 125 3625" draw:points="0,3625 125,3625 125,0 0,0">
          <text:p/>
        </draw:polygon>
        <draw:polygon draw:style-name="gr12" draw:text-style-name="P9" draw:layer="layout" svg:width="0.123cm" svg:height="3.729cm" svg:x="23.929cm" svg:y="7.801cm" svg:viewBox="0 0 124 3730" draw:points="0,3730 124,3730 124,0 0,0">
          <text:p/>
        </draw:polygon>
        <draw:polygon draw:style-name="gr12" draw:text-style-name="P9" draw:layer="layout" svg:width="0.123cm" svg:height="3.742cm" svg:x="24.489cm" svg:y="7.788cm" svg:viewBox="0 0 124 3743" draw:points="0,3743 124,3743 124,0 0,0">
          <text:p/>
        </draw:polygon>
        <draw:polygon draw:style-name="gr12" draw:text-style-name="P9" draw:layer="layout" svg:width="0.124cm" svg:height="3.964cm" svg:x="25.049cm" svg:y="7.566cm" svg:viewBox="0 0 125 3965" draw:points="0,3965 125,3965 125,0 0,0">
          <text:p/>
        </draw:polygon>
        <draw:polygon draw:style-name="gr12" draw:text-style-name="P9" draw:layer="layout" svg:width="0.123cm" svg:height="4.014cm" svg:x="25.61cm" svg:y="7.516cm" svg:viewBox="0 0 124 4015" draw:points="0,4015 124,4015 124,0 0,0">
          <text:p/>
        </draw:polygon>
        <draw:polygon draw:style-name="gr12" draw:text-style-name="P9" draw:layer="layout" svg:width="0.123cm" svg:height="4.101cm" svg:x="26.17cm" svg:y="7.429cm" svg:viewBox="0 0 124 4102" draw:points="0,4102 124,4102 124,0 0,0">
          <text:p/>
        </draw:polygon>
        <draw:polygon draw:style-name="gr12" draw:text-style-name="P9" draw:layer="layout" svg:width="0.123cm" svg:height="4.049cm" svg:x="26.73cm" svg:y="7.481cm" svg:viewBox="0 0 124 4050" draw:points="0,4050 124,4050 124,0 0,0">
          <text:p/>
        </draw:polygon>
        <draw:polygon draw:style-name="gr12" draw:text-style-name="P9" draw:layer="layout" svg:width="0.124cm" svg:height="4.104cm" svg:x="27.29cm" svg:y="7.426cm" svg:viewBox="0 0 125 4105" draw:points="0,4105 125,4105 125,0 0,0">
          <text:p/>
        </draw:polygon>
        <draw:polygon draw:style-name="gr12" draw:text-style-name="P9" draw:layer="layout" svg:width="0.123cm" svg:height="4.02cm" svg:x="27.851cm" svg:y="7.51cm" svg:viewBox="0 0 124 4021" draw:points="0,4021 124,4021 124,0 0,0">
          <text:p/>
        </draw:polygon>
        <draw:polygon draw:style-name="gr12" draw:text-style-name="P9" draw:layer="layout" svg:width="0.123cm" svg:height="4.029cm" svg:x="28.411cm" svg:y="7.501cm" svg:viewBox="0 0 124 4030" draw:points="0,4030 124,4030 124,0 0,0">
          <text:p/>
        </draw:polygon>
        <draw:polygon draw:style-name="gr12" draw:text-style-name="P9" draw:layer="layout" svg:width="0.124cm" svg:height="4.002cm" svg:x="28.971cm" svg:y="7.528cm" svg:viewBox="0 0 125 4003" draw:points="0,4003 125,4003 125,0 0,0">
          <text:p/>
        </draw:polygon>
        <draw:polygon draw:style-name="gr12" draw:text-style-name="P9" draw:layer="layout" svg:width="0.123cm" svg:height="4.188cm" svg:x="29.532cm" svg:y="7.342cm" svg:viewBox="0 0 124 4189" draw:points="0,4189 124,4189 124,0 0,0">
          <text:p/>
        </draw:polygon>
        <draw:polygon draw:style-name="gr12" draw:text-style-name="P9" draw:layer="layout" svg:width="0.123cm" svg:height="4.219cm" svg:x="30.092cm" svg:y="7.311cm" svg:viewBox="0 0 124 4220" draw:points="0,4220 124,4220 124,0 0,0">
          <text:p/>
        </draw:polygon>
        <draw:polygon draw:style-name="gr12" draw:text-style-name="P9" draw:layer="layout" svg:width="0.123cm" svg:height="4.219cm" svg:x="30.652cm" svg:y="7.311cm" svg:viewBox="0 0 124 4220" draw:points="0,4220 124,4220 124,0 0,0">
          <text:p/>
        </draw:polygon>
        <draw:polygon draw:style-name="gr12" draw:text-style-name="P9" draw:layer="layout" svg:width="0.124cm" svg:height="2.874cm" svg:x="31.212cm" svg:y="8.656cm" svg:viewBox="0 0 125 2875" draw:points="0,2875 125,2875 125,0 0,0">
          <text:p/>
        </draw:polygon>
        <draw:polygon draw:style-name="gr12" draw:text-style-name="P9" draw:layer="layout" svg:width="0.123cm" svg:height="2.25cm" svg:x="31.773cm" svg:y="9.28cm" svg:viewBox="0 0 124 2251" draw:points="0,2251 124,2251 124,0 0,0">
          <text:p/>
        </draw:polygon>
        <draw:polygon draw:style-name="gr12" draw:text-style-name="P9" draw:layer="layout" svg:width="0.123cm" svg:height="1.25cm" svg:x="32.333cm" svg:y="10.28cm" svg:viewBox="0 0 124 1251" draw:points="0,1251 124,1251 124,0 0,0">
          <text:p/>
        </draw:polygon>
        <draw:polygon draw:style-name="gr12" draw:text-style-name="P9" draw:layer="layout" svg:width="0.124cm" svg:height="0.999cm" svg:x="32.893cm" svg:y="10.531cm" svg:viewBox="0 0 125 1000" draw:points="0,1000 125,1000 125,0 0,0">
          <text:p/>
        </draw:polygon>
        <draw:polygon draw:style-name="gr12" draw:text-style-name="P9" draw:layer="layout" svg:width="0.123cm" svg:height="0.009cm" svg:x="33.454cm" svg:y="11.521cm" svg:viewBox="0 0 124 10" draw:points="0,10 124,10 124,0 0,0">
          <text:p/>
        </draw:polygon>
        <draw:polygon draw:style-name="gr12" draw:text-style-name="P9" draw:layer="layout" svg:width="0.123cm" svg:height="0.005cm" svg:x="34.014cm" svg:y="11.53cm" svg:viewBox="0 0 124 6" draw:points="0,0 124,0 124,6 0,6">
          <text:p/>
        </draw:polygon>
        <draw:polygon draw:style-name="gr12" draw:text-style-name="P9" draw:layer="layout" svg:width="0.123cm" svg:height="0.01cm" svg:x="34.574cm" svg:y="11.53cm" svg:viewBox="0 0 124 11" draw:points="0,0 124,0 124,11 0,11">
          <text:p/>
        </draw:polygon>
        <draw:polygon draw:style-name="gr12" draw:text-style-name="P9" draw:layer="layout" svg:width="0.124cm" svg:height="0.001cm" svg:x="35.134cm" svg:y="11.529cm" svg:viewBox="0 0 125 2" draw:points="0,2 125,2 125,0 0,0">
          <text:p/>
        </draw:polygon>
        <draw:polygon draw:style-name="gr12" draw:text-style-name="P9" draw:layer="layout" svg:width="0.122cm" svg:height="0cm" svg:x="35.695cm" svg:y="11.53cm" svg:viewBox="0 0 123 1" draw:points="0,0 123,0 123,1 0,1">
          <text:p/>
        </draw:polygon>
        <draw:polygon draw:style-name="gr12" draw:text-style-name="P9" draw:layer="layout" svg:width="0.123cm" svg:height="0.001cm" svg:x="36.255cm" svg:y="11.53cm" svg:viewBox="0 0 124 2" draw:points="0,0 124,0 124,2 0,2">
          <text:p/>
        </draw:polygon>
        <draw:polygon draw:style-name="gr12" draw:text-style-name="P9" draw:layer="layout" svg:width="0.124cm" svg:height="0.007cm" svg:x="36.815cm" svg:y="11.53cm" svg:viewBox="0 0 125 8" draw:points="0,0 125,0 125,8 0,8">
          <text:p/>
        </draw:polygon>
        <draw:polygon draw:style-name="gr12" draw:text-style-name="P9" draw:layer="layout" svg:width="0.123cm" svg:height="0.005cm" svg:x="37.376cm" svg:y="11.53cm" svg:viewBox="0 0 124 6" draw:points="0,0 124,0 124,6 0,6">
          <text:p/>
        </draw:polygon>
        <draw:polygon draw:style-name="gr12" draw:text-style-name="P9" draw:layer="layout" svg:width="0.123cm" svg:height="0.005cm" svg:x="37.936cm" svg:y="11.53cm" svg:viewBox="0 0 124 6" draw:points="0,0 124,0 124,6 0,6">
          <text:p/>
        </draw:polygon>
        <draw:polygon draw:style-name="gr12" draw:text-style-name="P9" draw:layer="layout" svg:width="0.123cm" svg:height="0.006cm" svg:x="38.496cm" svg:y="11.53cm" svg:viewBox="0 0 124 7" draw:points="0,0 124,0 124,7 0,7">
          <text:p/>
        </draw:polygon>
        <draw:polygon draw:style-name="gr12" draw:text-style-name="P9" draw:layer="layout" svg:width="0.124cm" svg:height="0.005cm" svg:x="39.056cm" svg:y="11.53cm" svg:viewBox="0 0 125 6" draw:points="0,0 125,0 125,6 0,6">
          <text:p/>
        </draw:polygon>
        <draw:polygon draw:style-name="gr12" draw:text-style-name="P9" draw:layer="layout" svg:width="0.123cm" svg:height="0.006cm" svg:x="39.617cm" svg:y="11.53cm" svg:viewBox="0 0 124 7" draw:points="0,0 124,0 124,7 0,7">
          <text:p/>
        </draw:polygon>
        <draw:polygon draw:style-name="gr12" draw:text-style-name="P9" draw:layer="layout" svg:width="0.123cm" svg:height="0.005cm" svg:x="40.177cm" svg:y="11.53cm" svg:viewBox="0 0 124 6" draw:points="0,0 124,0 124,6 0,6">
          <text:p/>
        </draw:polygon>
        <draw:polygon draw:style-name="gr12" draw:text-style-name="P9" draw:layer="layout" svg:width="0.124cm" svg:height="0.006cm" svg:x="40.737cm" svg:y="11.53cm" svg:viewBox="0 0 125 7" draw:points="0,0 125,0 125,7 0,7">
          <text:p/>
        </draw:polygon>
        <draw:polygon draw:style-name="gr12" draw:text-style-name="P9" draw:layer="layout" svg:width="0.123cm" svg:height="0.004cm" svg:x="41.298cm" svg:y="11.53cm" svg:viewBox="0 0 124 5" draw:points="0,0 124,0 124,5 0,5">
          <text:p/>
        </draw:polygon>
        <draw:polygon draw:style-name="gr12" draw:text-style-name="P9" draw:layer="layout" svg:width="0.122cm" svg:height="0cm" svg:x="41.858cm" svg:y="11.529cm" svg:viewBox="0 0 123 1" draw:points="0,1 123,1 123,0 0,0">
          <text:p/>
        </draw:polygon>
        <draw:polygon draw:style-name="gr12" draw:text-style-name="P9" draw:layer="layout" svg:width="0.122cm" svg:height="0cm" svg:x="42.418cm" svg:y="11.53cm" svg:viewBox="0 0 123 0" draw:points="0,0 123,0">
          <text:p/>
        </draw:polygon>
        <draw:polygon draw:style-name="gr13" draw:text-style-name="P10" draw:layer="layout" svg:width="0.123cm" svg:height="0.005cm" svg:x="7.244cm" svg:y="11.53cm" svg:viewBox="0 0 124 6" draw:points="0,0 124,0 124,6 0,6">
          <text:p/>
        </draw:polygon>
        <draw:polygon draw:style-name="gr13" draw:text-style-name="P10" draw:layer="layout" svg:width="0.123cm" svg:height="0.003cm" svg:x="7.804cm" svg:y="11.527cm" svg:viewBox="0 0 124 4" draw:points="0,4 124,4 124,0 0,0">
          <text:p/>
        </draw:polygon>
        <draw:polygon draw:style-name="gr13" draw:text-style-name="P10" draw:layer="layout" svg:width="0.122cm" svg:height="0cm" svg:x="8.364cm" svg:y="11.53cm" svg:viewBox="0 0 123 1" draw:points="0,0 123,0 123,1 0,1">
          <text:p/>
        </draw:polygon>
        <draw:polygon draw:style-name="gr13" draw:text-style-name="P10" draw:layer="layout" svg:width="0.124cm" svg:height="0.008cm" svg:x="8.924cm" svg:y="11.522cm" svg:viewBox="0 0 125 9" draw:points="0,9 125,9 125,0 0,0">
          <text:p/>
        </draw:polygon>
        <draw:polygon draw:style-name="gr13" draw:text-style-name="P10" draw:layer="layout" svg:width="0.123cm" svg:height="0.007cm" svg:x="9.485cm" svg:y="11.53cm" svg:viewBox="0 0 124 8" draw:points="0,0 124,0 124,8 0,8">
          <text:p/>
        </draw:polygon>
        <draw:polygon draw:style-name="gr13" draw:text-style-name="P10" draw:layer="layout" svg:width="0.123cm" svg:height="0.006cm" svg:x="10.045cm" svg:y="11.53cm" svg:viewBox="0 0 124 7" draw:points="0,0 124,0 124,7 0,7">
          <text:p/>
        </draw:polygon>
        <draw:polygon draw:style-name="gr13" draw:text-style-name="P10" draw:layer="layout" svg:width="0.123cm" svg:height="0.022cm" svg:x="10.605cm" svg:y="11.53cm" svg:viewBox="0 0 124 23" draw:points="0,0 124,0 124,23 0,23">
          <text:p/>
        </draw:polygon>
        <draw:polygon draw:style-name="gr13" draw:text-style-name="P10" draw:layer="layout" svg:width="0.123cm" svg:height="0.018cm" svg:x="11.166cm" svg:y="11.53cm" svg:viewBox="0 0 124 19" draw:points="0,0 124,0 124,19 0,19">
          <text:p/>
        </draw:polygon>
        <draw:polygon draw:style-name="gr13" draw:text-style-name="P10" draw:layer="layout" svg:width="0.123cm" svg:height="0.014cm" svg:x="11.726cm" svg:y="11.53cm" svg:viewBox="0 0 124 15" draw:points="0,0 124,0 124,15 0,15">
          <text:p/>
        </draw:polygon>
        <draw:polygon draw:style-name="gr13" draw:text-style-name="P10" draw:layer="layout" svg:width="0.123cm" svg:height="0.025cm" svg:x="12.286cm" svg:y="11.53cm" svg:viewBox="0 0 124 26" draw:points="0,0 124,0 124,26 0,26">
          <text:p/>
        </draw:polygon>
        <draw:polygon draw:style-name="gr13" draw:text-style-name="P10" draw:layer="layout" svg:width="0.124cm" svg:height="0.041cm" svg:x="12.846cm" svg:y="11.489cm" svg:viewBox="0 0 125 42" draw:points="0,42 125,42 125,0 0,0">
          <text:p/>
        </draw:polygon>
        <draw:polygon draw:style-name="gr13" draw:text-style-name="P10" draw:layer="layout" svg:width="0.123cm" svg:height="0.046cm" svg:x="13.407cm" svg:y="11.484cm" svg:viewBox="0 0 124 47" draw:points="0,47 124,47 124,0 0,0">
          <text:p/>
        </draw:polygon>
        <draw:polygon draw:style-name="gr13" draw:text-style-name="P10" draw:layer="layout" svg:width="0.123cm" svg:height="0.047cm" svg:x="13.967cm" svg:y="11.483cm" svg:viewBox="0 0 124 48" draw:points="0,48 124,48 124,0 0,0">
          <text:p/>
        </draw:polygon>
        <draw:polygon draw:style-name="gr13" draw:text-style-name="P10" draw:layer="layout" svg:width="0.123cm" svg:height="0.066cm" svg:x="14.527cm" svg:y="11.464cm" svg:viewBox="0 0 124 67" draw:points="0,67 124,67 124,0 0,0">
          <text:p/>
        </draw:polygon>
        <draw:polygon draw:style-name="gr13" draw:text-style-name="P10" draw:layer="layout" svg:width="0.124cm" svg:height="0.068cm" svg:x="15.087cm" svg:y="11.462cm" svg:viewBox="0 0 125 69" draw:points="0,69 125,69 125,0 0,0">
          <text:p/>
        </draw:polygon>
        <draw:polygon draw:style-name="gr13" draw:text-style-name="P10" draw:layer="layout" svg:width="0.123cm" svg:height="0.159cm" svg:x="15.648cm" svg:y="11.371cm" svg:viewBox="0 0 124 160" draw:points="0,160 124,160 124,0 0,0">
          <text:p/>
        </draw:polygon>
        <draw:polygon draw:style-name="gr13" draw:text-style-name="P10" draw:layer="layout" svg:width="0.123cm" svg:height="0.163cm" svg:x="16.208cm" svg:y="11.367cm" svg:viewBox="0 0 124 164" draw:points="0,164 124,164 124,0 0,0">
          <text:p/>
        </draw:polygon>
        <draw:polygon draw:style-name="gr13" draw:text-style-name="P10" draw:layer="layout" svg:width="0.124cm" svg:height="0.18cm" svg:x="16.768cm" svg:y="11.35cm" svg:viewBox="0 0 125 181" draw:points="0,181 125,181 125,0 0,0">
          <text:p/>
        </draw:polygon>
        <draw:polygon draw:style-name="gr13" draw:text-style-name="P10" draw:layer="layout" svg:width="0.123cm" svg:height="0.176cm" svg:x="17.329cm" svg:y="11.354cm" svg:viewBox="0 0 124 177" draw:points="0,177 124,177 124,0 0,0">
          <text:p/>
        </draw:polygon>
        <draw:polygon draw:style-name="gr13" draw:text-style-name="P10" draw:layer="layout" svg:width="0.123cm" svg:height="0.393cm" svg:x="17.889cm" svg:y="11.137cm" svg:viewBox="0 0 124 394" draw:points="0,394 124,394 124,0 0,0">
          <text:p/>
        </draw:polygon>
        <draw:polygon draw:style-name="gr13" draw:text-style-name="P10" draw:layer="layout" svg:width="0.123cm" svg:height="0.833cm" svg:x="18.449cm" svg:y="10.697cm" svg:viewBox="0 0 124 834" draw:points="0,834 124,834 124,0 0,0">
          <text:p/>
        </draw:polygon>
        <draw:polygon draw:style-name="gr13" draw:text-style-name="P10" draw:layer="layout" svg:width="0.124cm" svg:height="1.13cm" svg:x="19.009cm" svg:y="10.4cm" svg:viewBox="0 0 125 1131" draw:points="0,1131 125,1131 125,0 0,0">
          <text:p/>
        </draw:polygon>
        <draw:polygon draw:style-name="gr13" draw:text-style-name="P10" draw:layer="layout" svg:width="0.123cm" svg:height="1.181cm" svg:x="19.57cm" svg:y="10.349cm" svg:viewBox="0 0 124 1182" draw:points="0,1182 124,1182 124,0 0,0">
          <text:p/>
        </draw:polygon>
        <draw:polygon draw:style-name="gr13" draw:text-style-name="P10" draw:layer="layout" svg:width="0.123cm" svg:height="1.192cm" svg:x="20.13cm" svg:y="10.338cm" svg:viewBox="0 0 124 1193" draw:points="0,1193 124,1193 124,0 0,0">
          <text:p/>
        </draw:polygon>
        <draw:polygon draw:style-name="gr13" draw:text-style-name="P10" draw:layer="layout" svg:width="0.124cm" svg:height="1.276cm" svg:x="20.69cm" svg:y="10.254cm" svg:viewBox="0 0 125 1277" draw:points="0,1277 125,1277 125,0 0,0">
          <text:p/>
        </draw:polygon>
        <draw:polygon draw:style-name="gr13" draw:text-style-name="P10" draw:layer="layout" svg:width="0.123cm" svg:height="1.855cm" svg:x="21.251cm" svg:y="9.675cm" svg:viewBox="0 0 124 1856" draw:points="0,1856 124,1856 124,0 0,0">
          <text:p/>
        </draw:polygon>
        <draw:polygon draw:style-name="gr13" draw:text-style-name="P10" draw:layer="layout" svg:width="0.123cm" svg:height="2.146cm" svg:x="21.811cm" svg:y="9.384cm" svg:viewBox="0 0 124 2147" draw:points="0,2147 124,2147 124,0 0,0">
          <text:p/>
        </draw:polygon>
        <draw:polygon draw:style-name="gr13" draw:text-style-name="P10" draw:layer="layout" svg:width="0.123cm" svg:height="2.705cm" svg:x="22.371cm" svg:y="8.825cm" svg:viewBox="0 0 124 2706" draw:points="0,2706 124,2706 124,0 0,0">
          <text:p/>
        </draw:polygon>
        <draw:polygon draw:style-name="gr13" draw:text-style-name="P10" draw:layer="layout" svg:width="0.124cm" svg:height="2.778cm" svg:x="22.931cm" svg:y="8.752cm" svg:viewBox="0 0 125 2779" draw:points="0,2779 125,2779 125,0 0,0">
          <text:p/>
        </draw:polygon>
        <draw:polygon draw:style-name="gr13" draw:text-style-name="P10" draw:layer="layout" svg:width="0.123cm" svg:height="2.859cm" svg:x="23.492cm" svg:y="8.671cm" svg:viewBox="0 0 124 2860" draw:points="0,2860 124,2860 124,0 0,0">
          <text:p/>
        </draw:polygon>
        <draw:polygon draw:style-name="gr13" draw:text-style-name="P10" draw:layer="layout" svg:width="0.123cm" svg:height="2.962cm" svg:x="24.052cm" svg:y="8.568cm" svg:viewBox="0 0 124 2963" draw:points="0,2963 124,2963 124,0 0,0">
          <text:p/>
        </draw:polygon>
        <draw:polygon draw:style-name="gr13" draw:text-style-name="P10" draw:layer="layout" svg:width="0.124cm" svg:height="2.991cm" svg:x="24.612cm" svg:y="8.539cm" svg:viewBox="0 0 125 2992" draw:points="0,2992 125,2992 125,0 0,0">
          <text:p/>
        </draw:polygon>
        <draw:polygon draw:style-name="gr13" draw:text-style-name="P10" draw:layer="layout" svg:width="0.123cm" svg:height="3.137cm" svg:x="25.173cm" svg:y="8.393cm" svg:viewBox="0 0 124 3138" draw:points="0,3138 124,3138 124,0 0,0">
          <text:p/>
        </draw:polygon>
        <draw:polygon draw:style-name="gr13" draw:text-style-name="P10" draw:layer="layout" svg:width="0.123cm" svg:height="3.164cm" svg:x="25.733cm" svg:y="8.366cm" svg:viewBox="0 0 124 3165" draw:points="0,3165 124,3165 124,0 0,0">
          <text:p/>
        </draw:polygon>
        <draw:polygon draw:style-name="gr13" draw:text-style-name="P10" draw:layer="layout" svg:width="0.123cm" svg:height="3.294cm" svg:x="26.293cm" svg:y="8.236cm" svg:viewBox="0 0 124 3295" draw:points="0,3295 124,3295 124,0 0,0">
          <text:p/>
        </draw:polygon>
        <draw:polygon draw:style-name="gr13" draw:text-style-name="P10" draw:layer="layout" svg:width="0.124cm" svg:height="3.263cm" svg:x="26.853cm" svg:y="8.267cm" svg:viewBox="0 0 125 3264" draw:points="0,3264 125,3264 125,0 0,0">
          <text:p/>
        </draw:polygon>
        <draw:polygon draw:style-name="gr13" draw:text-style-name="P10" draw:layer="layout" svg:width="0.123cm" svg:height="3.32cm" svg:x="27.414cm" svg:y="8.21cm" svg:viewBox="0 0 124 3321" draw:points="0,3321 124,3321 124,0 0,0">
          <text:p/>
        </draw:polygon>
        <draw:polygon draw:style-name="gr13" draw:text-style-name="P10" draw:layer="layout" svg:width="0.123cm" svg:height="3.299cm" svg:x="27.974cm" svg:y="8.231cm" svg:viewBox="0 0 124 3300" draw:points="0,3300 124,3300 124,0 0,0">
          <text:p/>
        </draw:polygon>
        <draw:polygon draw:style-name="gr13" draw:text-style-name="P10" draw:layer="layout" svg:width="0.124cm" svg:height="3.343cm" svg:x="28.534cm" svg:y="8.187cm" svg:viewBox="0 0 125 3344" draw:points="0,3344 125,3344 125,0 0,0">
          <text:p/>
        </draw:polygon>
        <draw:polygon draw:style-name="gr13" draw:text-style-name="P10" draw:layer="layout" svg:width="0.123cm" svg:height="3.309cm" svg:x="29.095cm" svg:y="8.221cm" svg:viewBox="0 0 124 3310" draw:points="0,3310 124,3310 124,0 0,0">
          <text:p/>
        </draw:polygon>
        <draw:polygon draw:style-name="gr13" draw:text-style-name="P10" draw:layer="layout" svg:width="0.123cm" svg:height="3.479cm" svg:x="29.655cm" svg:y="8.051cm" svg:viewBox="0 0 124 3480" draw:points="0,3480 124,3480 124,0 0,0">
          <text:p/>
        </draw:polygon>
        <draw:polygon draw:style-name="gr13" draw:text-style-name="P10" draw:layer="layout" svg:width="0.123cm" svg:height="3.561cm" svg:x="30.215cm" svg:y="7.969cm" svg:viewBox="0 0 124 3562" draw:points="0,3562 124,3562 124,0 0,0">
          <text:p/>
        </draw:polygon>
        <draw:polygon draw:style-name="gr13" draw:text-style-name="P10" draw:layer="layout" svg:width="0.124cm" svg:height="3.702cm" svg:x="30.775cm" svg:y="7.828cm" svg:viewBox="0 0 125 3703" draw:points="0,3703 125,3703 125,0 0,0">
          <text:p/>
        </draw:polygon>
        <draw:polygon draw:style-name="gr13" draw:text-style-name="P10" draw:layer="layout" svg:width="0.123cm" svg:height="2.37cm" svg:x="31.336cm" svg:y="9.16cm" svg:viewBox="0 0 124 2371" draw:points="0,2371 124,2371 124,0 0,0">
          <text:p/>
        </draw:polygon>
        <draw:polygon draw:style-name="gr13" draw:text-style-name="P10" draw:layer="layout" svg:width="0.123cm" svg:height="1.77cm" svg:x="31.896cm" svg:y="9.76cm" svg:viewBox="0 0 124 1771" draw:points="0,1771 124,1771 124,0 0,0">
          <text:p/>
        </draw:polygon>
        <draw:polygon draw:style-name="gr13" draw:text-style-name="P10" draw:layer="layout" svg:width="0.124cm" svg:height="0.997cm" svg:x="32.456cm" svg:y="10.533cm" svg:viewBox="0 0 125 998" draw:points="0,998 125,998 125,0 0,0">
          <text:p/>
        </draw:polygon>
        <draw:polygon draw:style-name="gr13" draw:text-style-name="P10" draw:layer="layout" svg:width="0.123cm" svg:height="0.941cm" svg:x="33.017cm" svg:y="10.589cm" svg:viewBox="0 0 124 942" draw:points="0,942 124,942 124,0 0,0">
          <text:p/>
        </draw:polygon>
        <draw:polygon draw:style-name="gr13" draw:text-style-name="P10" draw:layer="layout" svg:width="0.123cm" svg:height="0.001cm" svg:x="33.577cm" svg:y="11.529cm" svg:viewBox="0 0 124 2" draw:points="0,2 124,2 124,0 0,0">
          <text:p/>
        </draw:polygon>
        <draw:polygon draw:style-name="gr13" draw:text-style-name="P10" draw:layer="layout" svg:width="0.123cm" svg:height="0.008cm" svg:x="34.137cm" svg:y="11.53cm" svg:viewBox="0 0 124 9" draw:points="0,0 124,0 124,9 0,9">
          <text:p/>
        </draw:polygon>
        <draw:polygon draw:style-name="gr13" draw:text-style-name="P10" draw:layer="layout" svg:width="0.124cm" svg:height="0.013cm" svg:x="34.697cm" svg:y="11.53cm" svg:viewBox="0 0 125 14" draw:points="0,0 125,0 125,14 0,14">
          <text:p/>
        </draw:polygon>
        <draw:polygon draw:style-name="gr13" draw:text-style-name="P10" draw:layer="layout" svg:width="0.123cm" svg:height="0.003cm" svg:x="35.258cm" svg:y="11.53cm" svg:viewBox="0 0 124 4" draw:points="0,0 124,0 124,4 0,4">
          <text:p/>
        </draw:polygon>
        <draw:polygon draw:style-name="gr13" draw:text-style-name="P10" draw:layer="layout" svg:width="0.123cm" svg:height="0.005cm" svg:x="35.818cm" svg:y="11.53cm" svg:viewBox="0 0 124 6" draw:points="0,0 124,0 124,6 0,6">
          <text:p/>
        </draw:polygon>
        <draw:polygon draw:style-name="gr13" draw:text-style-name="P10" draw:layer="layout" svg:width="0.124cm" svg:height="0.005cm" svg:x="36.378cm" svg:y="11.53cm" svg:viewBox="0 0 125 6" draw:points="0,0 125,0 125,6 0,6">
          <text:p/>
        </draw:polygon>
        <draw:polygon draw:style-name="gr13" draw:text-style-name="P10" draw:layer="layout" svg:width="0.123cm" svg:height="0.009cm" svg:x="36.939cm" svg:y="11.53cm" svg:viewBox="0 0 124 10" draw:points="0,0 124,0 124,10 0,10">
          <text:p/>
        </draw:polygon>
        <draw:polygon draw:style-name="gr13" draw:text-style-name="P10" draw:layer="layout" svg:width="0.123cm" svg:height="0.006cm" svg:x="37.499cm" svg:y="11.53cm" svg:viewBox="0 0 124 7" draw:points="0,0 124,0 124,7 0,7">
          <text:p/>
        </draw:polygon>
        <draw:polygon draw:style-name="gr13" draw:text-style-name="P10" draw:layer="layout" svg:width="0.123cm" svg:height="0.005cm" svg:x="38.059cm" svg:y="11.53cm" svg:viewBox="0 0 124 6" draw:points="0,0 124,0 124,6 0,6">
          <text:p/>
        </draw:polygon>
        <draw:polygon draw:style-name="gr13" draw:text-style-name="P10" draw:layer="layout" svg:width="0.124cm" svg:height="0.006cm" svg:x="38.619cm" svg:y="11.53cm" svg:viewBox="0 0 125 7" draw:points="0,0 125,0 125,7 0,7">
          <text:p/>
        </draw:polygon>
        <draw:polygon draw:style-name="gr13" draw:text-style-name="P10" draw:layer="layout" svg:width="0.123cm" svg:height="0.007cm" svg:x="39.18cm" svg:y="11.53cm" svg:viewBox="0 0 124 8" draw:points="0,0 124,0 124,8 0,8">
          <text:p/>
        </draw:polygon>
        <draw:polygon draw:style-name="gr13" draw:text-style-name="P10" draw:layer="layout" svg:width="0.123cm" svg:height="0.007cm" svg:x="39.74cm" svg:y="11.53cm" svg:viewBox="0 0 124 8" draw:points="0,0 124,0 124,8 0,8">
          <text:p/>
        </draw:polygon>
        <draw:polygon draw:style-name="gr13" draw:text-style-name="P10" draw:layer="layout" svg:width="0.124cm" svg:height="0.005cm" svg:x="40.3cm" svg:y="11.53cm" svg:viewBox="0 0 125 6" draw:points="0,0 125,0 125,6 0,6">
          <text:p/>
        </draw:polygon>
        <draw:polygon draw:style-name="gr13" draw:text-style-name="P10" draw:layer="layout" svg:width="0.123cm" svg:height="0.007cm" svg:x="40.861cm" svg:y="11.53cm" svg:viewBox="0 0 124 8" draw:points="0,0 124,0 124,8 0,8">
          <text:p/>
        </draw:polygon>
        <draw:polygon draw:style-name="gr13" draw:text-style-name="P10" draw:layer="layout" svg:width="0.123cm" svg:height="0.005cm" svg:x="41.421cm" svg:y="11.53cm" svg:viewBox="0 0 124 6" draw:points="0,0 124,0 124,6 0,6">
          <text:p/>
        </draw:polygon>
        <draw:polygon draw:style-name="gr13" draw:text-style-name="P10" draw:layer="layout" svg:width="0.122cm" svg:height="0cm" svg:x="41.981cm" svg:y="11.529cm" svg:viewBox="0 0 123 1" draw:points="0,1 123,1 123,0 0,0">
          <text:p/>
        </draw:polygon>
        <draw:polygon draw:style-name="gr13" draw:text-style-name="P10" draw:layer="layout" svg:width="0.123cm" svg:height="0cm" svg:x="42.541cm" svg:y="11.53cm" svg:viewBox="0 0 124 0" draw:points="0,0 124,0">
          <text:p/>
        </draw:polygon>
        <draw:polygon draw:style-name="gr14" draw:text-style-name="P11" draw:layer="layout" svg:width="0.122cm" svg:height="0cm" svg:x="4.961cm" svg:y="11.53cm" svg:viewBox="0 0 123 0" draw:points="123,0 0,0">
          <text:p/>
        </draw:polygon>
        <draw:line draw:style-name="gr15" draw:text-style-name="P12" draw:layer="layout" svg:x1="5.084cm" svg:y1="11.53cm" svg:x2="4.961cm" svg:y2="11.53cm">
          <text:p/>
        </draw:line>
        <draw:polygon draw:style-name="gr14" draw:text-style-name="P11" draw:layer="layout" svg:width="0.122cm" svg:height="0cm" svg:x="4.961cm" svg:y="10.168cm" svg:viewBox="0 0 123 0" draw:points="123,0 0,0">
          <text:p/>
        </draw:polygon>
        <draw:line draw:style-name="gr15" draw:text-style-name="P12" draw:layer="layout" svg:x1="5.084cm" svg:y1="10.168cm" svg:x2="4.961cm" svg:y2="10.168cm">
          <text:p/>
        </draw:line>
        <draw:frame draw:style-name="gr16" draw:text-style-name="P13" draw:layer="layout" svg:width="1.247cm" svg:height="0.784cm" svg:x="3.603cm" svg:y="11.147cm">
          <draw:text-box>
            <text:p text:style-name="P1"><text:span text:style-name="T6">0</text:span><text:span text:style-name="T6">.</text:span><text:span text:style-name="T6">0</text:span><text:span text:style-name="T6">0</text:span></text:p>
          </draw:text-box>
        </draw:frame>
        <draw:polygon draw:style-name="gr14" draw:text-style-name="P11" draw:layer="layout" svg:width="0.122cm" svg:height="0cm" svg:x="4.961cm" svg:y="8.806cm" svg:viewBox="0 0 123 0" draw:points="123,0 0,0">
          <text:p/>
        </draw:polygon>
        <draw:line draw:style-name="gr15" draw:text-style-name="P12" draw:layer="layout" svg:x1="5.084cm" svg:y1="8.806cm" svg:x2="4.961cm" svg:y2="8.806cm">
          <text:p/>
        </draw:line>
        <draw:frame draw:style-name="gr16" draw:text-style-name="P13" draw:layer="layout" svg:width="1.247cm" svg:height="0.784cm" svg:x="3.603cm" svg:y="9.785cm">
          <draw:text-box>
            <text:p text:style-name="P1"><text:span text:style-name="T6">0</text:span><text:span text:style-name="T6">.</text:span><text:span text:style-name="T6">2</text:span><text:span text:style-name="T6">5</text:span></text:p>
          </draw:text-box>
        </draw:frame>
        <draw:polygon draw:style-name="gr14" draw:text-style-name="P11" draw:layer="layout" svg:width="0.122cm" svg:height="0cm" svg:x="4.961cm" svg:y="7.444cm" svg:viewBox="0 0 123 0" draw:points="123,0 0,0">
          <text:p/>
        </draw:polygon>
        <draw:line draw:style-name="gr15" draw:text-style-name="P12" draw:layer="layout" svg:x1="5.084cm" svg:y1="7.444cm" svg:x2="4.961cm" svg:y2="7.444cm">
          <text:p/>
        </draw:line>
        <draw:frame draw:style-name="gr16" draw:text-style-name="P13" draw:layer="layout" svg:width="1.247cm" svg:height="0.784cm" svg:x="3.603cm" svg:y="8.423cm">
          <draw:text-box>
            <text:p text:style-name="P1"><text:span text:style-name="T6">0</text:span><text:span text:style-name="T6">.</text:span><text:span text:style-name="T6">5</text:span><text:span text:style-name="T6">0</text:span></text:p>
          </draw:text-box>
        </draw:frame>
        <draw:polygon draw:style-name="gr14" draw:text-style-name="P11" draw:layer="layout" svg:width="0.122cm" svg:height="0cm" svg:x="4.961cm" svg:y="6.082cm" svg:viewBox="0 0 123 0" draw:points="123,0 0,0">
          <text:p/>
        </draw:polygon>
        <draw:line draw:style-name="gr15" draw:text-style-name="P12" draw:layer="layout" svg:x1="5.084cm" svg:y1="6.082cm" svg:x2="4.961cm" svg:y2="6.082cm">
          <text:p/>
        </draw:line>
        <draw:frame draw:style-name="gr16" draw:text-style-name="P13" draw:layer="layout" svg:width="1.247cm" svg:height="0.784cm" svg:x="3.603cm" svg:y="7.061cm">
          <draw:text-box>
            <text:p text:style-name="P1"><text:span text:style-name="T6">0</text:span><text:span text:style-name="T6">.</text:span><text:span text:style-name="T6">7</text:span><text:span text:style-name="T6">5</text:span></text:p>
          </draw:text-box>
        </draw:frame>
        <draw:frame draw:style-name="gr16" draw:text-style-name="P13" draw:layer="layout" svg:width="1.247cm" svg:height="0.784cm" svg:x="3.603cm" svg:y="5.699cm">
          <draw:text-box>
            <text:p text:style-name="P1"><text:span text:style-name="T6">1</text:span><text:span text:style-name="T6">.</text:span><text:span text:style-name="T6">0</text:span><text:span text:style-name="T6">0</text:span></text:p>
          </draw:text-box>
        </draw:frame>
        <draw:line draw:style-name="gr17" draw:text-style-name="P12" draw:layer="layout" svg:x1="5.084cm" svg:y1="13.667cm" svg:x2="5.084cm" svg:y2="6.047cm">
          <text:p/>
        </draw:line>
        <draw:line draw:style-name="gr17" draw:text-style-name="P12" draw:layer="layout" svg:x1="44.454cm" svg:y1="13.675cm" svg:x2="44.454cm" svg:y2="6.047cm">
          <text:p/>
        </draw:line>
        <draw:line draw:style-name="gr17" draw:text-style-name="P12" draw:layer="layout" svg:x1="5.084cm" svg:y1="12.075cm" svg:x2="44.454cm" svg:y2="12.075cm">
          <text:p/>
        </draw:line>
        <draw:line draw:style-name="gr17" draw:text-style-name="P12" draw:layer="layout" svg:x1="5.08cm" svg:y1="6.071cm" svg:x2="44.45cm" svg:y2="6.071cm">
          <text:p/>
        </draw:line>
        <draw:frame draw:style-name="gr18" draw:text-style-name="P14" draw:layer="layout" svg:width="4.028cm" svg:height="0.975cm" draw:transform="rotate (1.5707963267949) translate (2.486cm 10.749cm)">
          <draw:text-box>
            <text:p text:style-name="P1"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e</text:span><text:span text:style-name="T7"> </text:span><text:span text:style-name="T7">I</text:span><text:span text:style-name="T7">E</text:span></text:p>
          </draw:text-box>
        </draw:frame>
        <draw:polygon draw:style-name="gr13" draw:text-style-name="P10" draw:layer="layout" svg:width="1.412cm" svg:height="0.494cm" svg:x="34.806cm" svg:y="21.474cm" svg:viewBox="0 0 1413 495" draw:points="0,495 1413,495 1413,0 0,0">
          <text:p/>
        </draw:polygon>
        <draw:polygon draw:style-name="gr10" draw:text-style-name="P7" draw:layer="layout" svg:width="0.123cm" svg:height="0.006cm" svg:x="6.874cm" svg:y="19.124cm" svg:viewBox="0 0 124 7" draw:points="0,7 124,7 124,0 0,0">
          <text:p/>
        </draw:polygon>
        <draw:polygon draw:style-name="gr10" draw:text-style-name="P7" draw:layer="layout" svg:width="0.123cm" svg:height="0.003cm" svg:x="7.434cm" svg:y="19.128cm" svg:viewBox="0 0 124 4" draw:points="0,4 124,4 124,0 0,0">
          <text:p/>
        </draw:polygon>
        <draw:polygon draw:style-name="gr10" draw:text-style-name="P7" draw:layer="layout" svg:width="0.124cm" svg:height="0.004cm" svg:x="7.994cm" svg:y="19.126cm" svg:viewBox="0 0 125 5" draw:points="0,5 125,5 125,0 0,0">
          <text:p/>
        </draw:polygon>
        <draw:polygon draw:style-name="gr10" draw:text-style-name="P7" draw:layer="layout" svg:width="0.123cm" svg:height="0.003cm" svg:x="8.555cm" svg:y="19.13cm" svg:viewBox="0 0 124 4" draw:points="0,0 124,0 124,4 0,4">
          <text:p/>
        </draw:polygon>
        <draw:polygon draw:style-name="gr10" draw:text-style-name="P7" draw:layer="layout" svg:width="0.123cm" svg:height="0.008cm" svg:x="9.115cm" svg:y="19.13cm" svg:viewBox="0 0 124 9" draw:points="0,0 124,0 124,9 0,9">
          <text:p/>
        </draw:polygon>
        <draw:polygon draw:style-name="gr10" draw:text-style-name="P7" draw:layer="layout" svg:width="0.123cm" svg:height="0.011cm" svg:x="9.675cm" svg:y="19.13cm" svg:viewBox="0 0 124 12" draw:points="0,0 124,0 124,12 0,12">
          <text:p/>
        </draw:polygon>
        <draw:polygon draw:style-name="gr10" draw:text-style-name="P7" draw:layer="layout" svg:width="0.124cm" svg:height="0.012cm" svg:x="10.235cm" svg:y="19.13cm" svg:viewBox="0 0 125 13" draw:points="0,0 125,0 125,13 0,13">
          <text:p/>
        </draw:polygon>
        <draw:polygon draw:style-name="gr10" draw:text-style-name="P7" draw:layer="layout" svg:width="0.123cm" svg:height="0.012cm" svg:x="10.796cm" svg:y="19.13cm" svg:viewBox="0 0 124 13" draw:points="0,0 124,0 124,13 0,13">
          <text:p/>
        </draw:polygon>
        <draw:polygon draw:style-name="gr10" draw:text-style-name="P7" draw:layer="layout" svg:width="0.123cm" svg:height="0.01cm" svg:x="11.356cm" svg:y="19.13cm" svg:viewBox="0 0 124 11" draw:points="0,0 124,0 124,11 0,11">
          <text:p/>
        </draw:polygon>
        <draw:polygon draw:style-name="gr10" draw:text-style-name="P7" draw:layer="layout" svg:width="0.124cm" svg:height="0.01cm" svg:x="11.916cm" svg:y="19.13cm" svg:viewBox="0 0 125 11" draw:points="0,0 125,0 125,11 0,11">
          <text:p/>
        </draw:polygon>
        <draw:polygon draw:style-name="gr10" draw:text-style-name="P7" draw:layer="layout" svg:width="0.123cm" svg:height="0.011cm" svg:x="12.477cm" svg:y="19.13cm" svg:viewBox="0 0 124 12" draw:points="0,0 124,0 124,12 0,12">
          <text:p/>
        </draw:polygon>
        <draw:polygon draw:style-name="gr10" draw:text-style-name="P7" draw:layer="layout" svg:width="0.123cm" svg:height="0.007cm" svg:x="13.037cm" svg:y="19.123cm" svg:viewBox="0 0 124 8" draw:points="0,8 124,8 124,0 0,0">
          <text:p/>
        </draw:polygon>
        <draw:polygon draw:style-name="gr10" draw:text-style-name="P7" draw:layer="layout" svg:width="0.122cm" svg:height="0cm" svg:x="13.597cm" svg:y="19.13cm" svg:viewBox="0 0 123 1" draw:points="0,0 123,0 123,1 0,1">
          <text:p/>
        </draw:polygon>
        <draw:polygon draw:style-name="gr10" draw:text-style-name="P7" draw:layer="layout" svg:width="0.124cm" svg:height="0.011cm" svg:x="14.157cm" svg:y="19.13cm" svg:viewBox="0 0 125 12" draw:points="0,0 125,0 125,12 0,12">
          <text:p/>
        </draw:polygon>
        <draw:polygon draw:style-name="gr10" draw:text-style-name="P7" draw:layer="layout" svg:width="0.123cm" svg:height="0.013cm" svg:x="14.718cm" svg:y="19.13cm" svg:viewBox="0 0 124 14" draw:points="0,0 124,0 124,14 0,14">
          <text:p/>
        </draw:polygon>
        <draw:polygon draw:style-name="gr10" draw:text-style-name="P7" draw:layer="layout" svg:width="0.123cm" svg:height="0.013cm" svg:x="15.278cm" svg:y="19.13cm" svg:viewBox="0 0 124 14" draw:points="0,0 124,0 124,14 0,14">
          <text:p/>
        </draw:polygon>
        <draw:polygon draw:style-name="gr10" draw:text-style-name="P7" draw:layer="layout" svg:width="0.124cm" svg:height="0.007cm" svg:x="15.838cm" svg:y="19.13cm" svg:viewBox="0 0 125 8" draw:points="0,0 125,0 125,8 0,8">
          <text:p/>
        </draw:polygon>
        <draw:polygon draw:style-name="gr10" draw:text-style-name="P7" draw:layer="layout" svg:width="0.123cm" svg:height="0.007cm" svg:x="16.399cm" svg:y="19.13cm" svg:viewBox="0 0 124 8" draw:points="0,0 124,0 124,8 0,8">
          <text:p/>
        </draw:polygon>
        <draw:polygon draw:style-name="gr10" draw:text-style-name="P7" draw:layer="layout" svg:width="0.123cm" svg:height="0.01cm" svg:x="16.959cm" svg:y="19.13cm" svg:viewBox="0 0 124 11" draw:points="0,0 124,0 124,11 0,11">
          <text:p/>
        </draw:polygon>
        <draw:polygon draw:style-name="gr10" draw:text-style-name="P7" draw:layer="layout" svg:width="0.123cm" svg:height="0.003cm" svg:x="17.519cm" svg:y="19.13cm" svg:viewBox="0 0 124 4" draw:points="0,0 124,0 124,4 0,4">
          <text:p/>
        </draw:polygon>
        <draw:polygon draw:style-name="gr10" draw:text-style-name="P7" draw:layer="layout" svg:width="0.123cm" svg:height="0cm" svg:x="18.079cm" svg:y="19.13cm" svg:viewBox="0 0 124 1" draw:points="0,0 124,0 124,1 0,1">
          <text:p/>
        </draw:polygon>
        <draw:polygon draw:style-name="gr10" draw:text-style-name="P7" draw:layer="layout" svg:width="0.123cm" svg:height="0.018cm" svg:x="18.64cm" svg:y="19.113cm" svg:viewBox="0 0 124 19" draw:points="0,19 124,19 124,0 0,0">
          <text:p/>
        </draw:polygon>
        <draw:polygon draw:style-name="gr10" draw:text-style-name="P7" draw:layer="layout" svg:width="0.123cm" svg:height="0.026cm" svg:x="19.2cm" svg:y="19.104cm" svg:viewBox="0 0 124 27" draw:points="0,27 124,27 124,0 0,0">
          <text:p/>
        </draw:polygon>
        <draw:polygon draw:style-name="gr10" draw:text-style-name="P7" draw:layer="layout" svg:width="0.124cm" svg:height="0.008cm" svg:x="19.76cm" svg:y="19.13cm" svg:viewBox="0 0 125 9" draw:points="0,0 125,0 125,9 0,9">
          <text:p/>
        </draw:polygon>
        <draw:polygon draw:style-name="gr10" draw:text-style-name="P7" draw:layer="layout" svg:width="0.123cm" svg:height="0.007cm" svg:x="20.321cm" svg:y="19.13cm" svg:viewBox="0 0 124 8" draw:points="0,0 124,0 124,8 0,8">
          <text:p/>
        </draw:polygon>
        <draw:polygon draw:style-name="gr10" draw:text-style-name="P7" draw:layer="layout" svg:width="0.123cm" svg:height="0.031cm" svg:x="20.881cm" svg:y="19.13cm" svg:viewBox="0 0 124 32" draw:points="0,0 124,0 124,32 0,32">
          <text:p/>
        </draw:polygon>
        <draw:polygon draw:style-name="gr10" draw:text-style-name="P7" draw:layer="layout" svg:width="0.123cm" svg:height="0.025cm" svg:x="21.441cm" svg:y="19.13cm" svg:viewBox="0 0 124 26" draw:points="0,0 124,0 124,26 0,26">
          <text:p/>
        </draw:polygon>
        <draw:polygon draw:style-name="gr10" draw:text-style-name="P7" draw:layer="layout" svg:width="0.124cm" svg:height="0.015cm" svg:x="22.001cm" svg:y="19.13cm" svg:viewBox="0 0 125 16" draw:points="0,0 125,0 125,16 0,16">
          <text:p/>
        </draw:polygon>
        <draw:polygon draw:style-name="gr10" draw:text-style-name="P7" draw:layer="layout" svg:width="0.123cm" svg:height="0.008cm" svg:x="22.562cm" svg:y="19.13cm" svg:viewBox="0 0 124 9" draw:points="0,0 124,0 124,9 0,9">
          <text:p/>
        </draw:polygon>
        <draw:polygon draw:style-name="gr10" draw:text-style-name="P7" draw:layer="layout" svg:width="0.122cm" svg:height="0cm" svg:x="23.122cm" svg:y="19.13cm" svg:viewBox="0 0 123 0" draw:points="0,0 123,0">
          <text:p/>
        </draw:polygon>
        <draw:polygon draw:style-name="gr10" draw:text-style-name="P7" draw:layer="layout" svg:width="0.124cm" svg:height="0.006cm" svg:x="23.682cm" svg:y="19.124cm" svg:viewBox="0 0 125 7" draw:points="0,7 125,7 125,0 0,0">
          <text:p/>
        </draw:polygon>
        <draw:polygon draw:style-name="gr10" draw:text-style-name="P7" draw:layer="layout" svg:width="0.123cm" svg:height="0.004cm" svg:x="24.243cm" svg:y="19.13cm" svg:viewBox="0 0 124 5" draw:points="0,0 124,0 124,5 0,5">
          <text:p/>
        </draw:polygon>
        <draw:polygon draw:style-name="gr10" draw:text-style-name="P7" draw:layer="layout" svg:width="0.123cm" svg:height="0.011cm" svg:x="24.803cm" svg:y="19.119cm" svg:viewBox="0 0 124 12" draw:points="0,12 124,12 124,0 0,0">
          <text:p/>
        </draw:polygon>
        <draw:polygon draw:style-name="gr10" draw:text-style-name="P7" draw:layer="layout" svg:width="0.123cm" svg:height="0.007cm" svg:x="25.363cm" svg:y="19.13cm" svg:viewBox="0 0 124 8" draw:points="0,0 124,0 124,8 0,8">
          <text:p/>
        </draw:polygon>
        <draw:polygon draw:style-name="gr10" draw:text-style-name="P7" draw:layer="layout" svg:width="0.124cm" svg:height="0.005cm" svg:x="25.923cm" svg:y="19.13cm" svg:viewBox="0 0 125 6" draw:points="0,0 125,0 125,6 0,6">
          <text:p/>
        </draw:polygon>
        <draw:polygon draw:style-name="gr10" draw:text-style-name="P7" draw:layer="layout" svg:width="0.123cm" svg:height="0.002cm" svg:x="26.484cm" svg:y="19.128cm" svg:viewBox="0 0 124 3" draw:points="0,3 124,3 124,0 0,0">
          <text:p/>
        </draw:polygon>
        <draw:polygon draw:style-name="gr10" draw:text-style-name="P7" draw:layer="layout" svg:width="0.123cm" svg:height="0.008cm" svg:x="27.044cm" svg:y="19.122cm" svg:viewBox="0 0 124 9" draw:points="0,9 124,9 124,0 0,0">
          <text:p/>
        </draw:polygon>
        <draw:polygon draw:style-name="gr10" draw:text-style-name="P7" draw:layer="layout" svg:width="0.123cm" svg:height="0.03cm" svg:x="27.604cm" svg:y="19.1cm" svg:viewBox="0 0 124 31" draw:points="0,31 124,31 124,0 0,0">
          <text:p/>
        </draw:polygon>
        <draw:polygon draw:style-name="gr10" draw:text-style-name="P7" draw:layer="layout" svg:width="0.123cm" svg:height="0.075cm" svg:x="28.165cm" svg:y="19.055cm" svg:viewBox="0 0 124 76" draw:points="0,76 124,76 124,0 0,0">
          <text:p/>
        </draw:polygon>
        <draw:polygon draw:style-name="gr10" draw:text-style-name="P7" draw:layer="layout" svg:width="0.123cm" svg:height="0.149cm" svg:x="28.725cm" svg:y="18.981cm" svg:viewBox="0 0 124 150" draw:points="0,150 124,150 124,0 0,0">
          <text:p/>
        </draw:polygon>
        <draw:polygon draw:style-name="gr10" draw:text-style-name="P7" draw:layer="layout" svg:width="0.123cm" svg:height="0.181cm" svg:x="29.285cm" svg:y="18.949cm" svg:viewBox="0 0 124 182" draw:points="0,182 124,182 124,0 0,0">
          <text:p/>
        </draw:polygon>
        <draw:polygon draw:style-name="gr10" draw:text-style-name="P7" draw:layer="layout" svg:width="0.124cm" svg:height="0.185cm" svg:x="29.845cm" svg:y="18.945cm" svg:viewBox="0 0 125 186" draw:points="0,186 125,186 125,0 0,0">
          <text:p/>
        </draw:polygon>
        <draw:polygon draw:style-name="gr10" draw:text-style-name="P7" draw:layer="layout" svg:width="0.123cm" svg:height="0.204cm" svg:x="30.406cm" svg:y="18.926cm" svg:viewBox="0 0 124 205" draw:points="0,205 124,205 124,0 0,0">
          <text:p/>
        </draw:polygon>
        <draw:polygon draw:style-name="gr10" draw:text-style-name="P7" draw:layer="layout" svg:width="0.123cm" svg:height="0.388cm" svg:x="30.966cm" svg:y="18.742cm" svg:viewBox="0 0 124 389" draw:points="0,389 124,389 124,0 0,0">
          <text:p/>
        </draw:polygon>
        <draw:polygon draw:style-name="gr10" draw:text-style-name="P7" draw:layer="layout" svg:width="0.123cm" svg:height="0.648cm" svg:x="31.526cm" svg:y="18.482cm" svg:viewBox="0 0 124 649" draw:points="0,649 124,649 124,0 0,0">
          <text:p/>
        </draw:polygon>
        <draw:polygon draw:style-name="gr10" draw:text-style-name="P7" draw:layer="layout" svg:width="0.124cm" svg:height="1.512cm" svg:x="32.086cm" svg:y="17.618cm" svg:viewBox="0 0 125 1513" draw:points="0,1513 125,1513 125,0 0,0">
          <text:p/>
        </draw:polygon>
        <draw:polygon draw:style-name="gr10" draw:text-style-name="P7" draw:layer="layout" svg:width="0.123cm" svg:height="1.825cm" svg:x="32.647cm" svg:y="17.305cm" svg:viewBox="0 0 124 1826" draw:points="0,1826 124,1826 124,0 0,0">
          <text:p/>
        </draw:polygon>
        <draw:polygon draw:style-name="gr10" draw:text-style-name="P7" draw:layer="layout" svg:width="0.123cm" svg:height="5.254cm" svg:x="33.207cm" svg:y="13.876cm" svg:viewBox="0 0 124 5255" draw:points="0,5255 124,5255 124,0 0,0">
          <text:p/>
        </draw:polygon>
        <draw:polygon draw:style-name="gr10" draw:text-style-name="P7" draw:layer="layout" svg:width="0.124cm" svg:height="5.342cm" svg:x="33.767cm" svg:y="13.788cm" svg:viewBox="0 0 125 5343" draw:points="0,5343 125,5343 125,0 0,0">
          <text:p/>
        </draw:polygon>
        <draw:polygon draw:style-name="gr10" draw:text-style-name="P7" draw:layer="layout" svg:width="0.123cm" svg:height="5.339cm" svg:x="34.328cm" svg:y="13.791cm" svg:viewBox="0 0 124 5340" draw:points="0,5340 124,5340 124,0 0,0">
          <text:p/>
        </draw:polygon>
        <draw:polygon draw:style-name="gr10" draw:text-style-name="P7" draw:layer="layout" svg:width="0.123cm" svg:height="5.359cm" svg:x="34.888cm" svg:y="13.771cm" svg:viewBox="0 0 124 5360" draw:points="0,5360 124,5360 124,0 0,0">
          <text:p/>
        </draw:polygon>
        <draw:polygon draw:style-name="gr10" draw:text-style-name="P7" draw:layer="layout" svg:width="0.123cm" svg:height="5.389cm" svg:x="35.448cm" svg:y="13.741cm" svg:viewBox="0 0 124 5390" draw:points="0,5390 124,5390 124,0 0,0">
          <text:p/>
        </draw:polygon>
        <draw:polygon draw:style-name="gr10" draw:text-style-name="P7" draw:layer="layout" svg:width="0.124cm" svg:height="5.444cm" svg:x="36.008cm" svg:y="13.686cm" svg:viewBox="0 0 125 5445" draw:points="0,5445 125,5445 125,0 0,0">
          <text:p/>
        </draw:polygon>
        <draw:polygon draw:style-name="gr10" draw:text-style-name="P7" draw:layer="layout" svg:width="0.123cm" svg:height="5.426cm" svg:x="36.569cm" svg:y="13.704cm" svg:viewBox="0 0 124 5427" draw:points="0,5427 124,5427 124,0 0,0">
          <text:p/>
        </draw:polygon>
        <draw:polygon draw:style-name="gr10" draw:text-style-name="P7" draw:layer="layout" svg:width="0.123cm" svg:height="5.464cm" svg:x="37.129cm" svg:y="13.666cm" svg:viewBox="0 0 124 5465" draw:points="0,5465 124,5465 124,0 0,0">
          <text:p/>
        </draw:polygon>
        <draw:polygon draw:style-name="gr10" draw:text-style-name="P7" draw:layer="layout" svg:width="0.124cm" svg:height="5.449cm" svg:x="37.689cm" svg:y="13.681cm" svg:viewBox="0 0 125 5450" draw:points="0,5450 125,5450 125,0 0,0">
          <text:p/>
        </draw:polygon>
        <draw:polygon draw:style-name="gr10" draw:text-style-name="P7" draw:layer="layout" svg:width="0.123cm" svg:height="5.435cm" svg:x="38.25cm" svg:y="13.695cm" svg:viewBox="0 0 124 5436" draw:points="0,5436 124,5436 124,0 0,0">
          <text:p/>
        </draw:polygon>
        <draw:polygon draw:style-name="gr10" draw:text-style-name="P7" draw:layer="layout" svg:width="0.123cm" svg:height="5.458cm" svg:x="38.81cm" svg:y="13.672cm" svg:viewBox="0 0 124 5459" draw:points="0,5459 124,5459 124,0 0,0">
          <text:p/>
        </draw:polygon>
        <draw:polygon draw:style-name="gr10" draw:text-style-name="P7" draw:layer="layout" svg:width="0.123cm" svg:height="5.451cm" svg:x="39.37cm" svg:y="13.679cm" svg:viewBox="0 0 124 5452" draw:points="0,5452 124,5452 124,0 0,0">
          <text:p/>
        </draw:polygon>
        <draw:polygon draw:style-name="gr10" draw:text-style-name="P7" draw:layer="layout" svg:width="0.124cm" svg:height="5.403cm" svg:x="39.93cm" svg:y="13.727cm" svg:viewBox="0 0 125 5404" draw:points="0,5404 125,5404 125,0 0,0">
          <text:p/>
        </draw:polygon>
        <draw:polygon draw:style-name="gr10" draw:text-style-name="P7" draw:layer="layout" svg:width="0.123cm" svg:height="5.353cm" svg:x="40.491cm" svg:y="13.777cm" svg:viewBox="0 0 124 5354" draw:points="0,5354 124,5354 124,0 0,0">
          <text:p/>
        </draw:polygon>
        <draw:polygon draw:style-name="gr10" draw:text-style-name="P7" draw:layer="layout" svg:width="0.123cm" svg:height="5.365cm" svg:x="41.051cm" svg:y="13.765cm" svg:viewBox="0 0 124 5366" draw:points="0,5366 124,5366 124,0 0,0">
          <text:p/>
        </draw:polygon>
        <draw:polygon draw:style-name="gr10" draw:text-style-name="P7" draw:layer="layout" svg:width="0.124cm" svg:height="5.383cm" svg:x="41.611cm" svg:y="13.747cm" svg:viewBox="0 0 125 5384" draw:points="0,5384 125,5384 125,0 0,0">
          <text:p/>
        </draw:polygon>
        <draw:polygon draw:style-name="gr10" draw:text-style-name="P7" draw:layer="layout" svg:width="0.123cm" svg:height="5.448cm" svg:x="42.172cm" svg:y="13.682cm" svg:viewBox="0 0 124 5449" draw:points="0,5449 124,5449 124,0 0,0">
          <text:p/>
        </draw:polygon>
        <draw:polygon draw:style-name="gr11" draw:text-style-name="P8" draw:layer="layout" svg:width="0.123cm" svg:height="0.001cm" svg:x="6.997cm" svg:y="19.129cm" svg:viewBox="0 0 124 2" draw:points="0,2 124,2 124,0 0,0">
          <text:p/>
        </draw:polygon>
        <draw:polygon draw:style-name="gr11" draw:text-style-name="P8" draw:layer="layout" svg:width="0.124cm" svg:height="0.003cm" svg:x="7.557cm" svg:y="19.128cm" svg:viewBox="0 0 125 4" draw:points="0,4 125,4 125,0 0,0">
          <text:p/>
        </draw:polygon>
        <draw:polygon draw:style-name="gr11" draw:text-style-name="P8" draw:layer="layout" svg:width="0.123cm" svg:height="0.003cm" svg:x="8.118cm" svg:y="19.127cm" svg:viewBox="0 0 124 4" draw:points="0,4 124,4 124,0 0,0">
          <text:p/>
        </draw:polygon>
        <draw:polygon draw:style-name="gr11" draw:text-style-name="P8" draw:layer="layout" svg:width="0.123cm" svg:height="0.003cm" svg:x="8.678cm" svg:y="19.127cm" svg:viewBox="0 0 124 4" draw:points="0,4 124,4 124,0 0,0">
          <text:p/>
        </draw:polygon>
        <draw:polygon draw:style-name="gr11" draw:text-style-name="P8" draw:layer="layout" svg:width="0.123cm" svg:height="0.004cm" svg:x="9.238cm" svg:y="19.126cm" svg:viewBox="0 0 124 5" draw:points="0,5 124,5 124,0 0,0">
          <text:p/>
        </draw:polygon>
        <draw:polygon draw:style-name="gr11" draw:text-style-name="P8" draw:layer="layout" svg:width="0.124cm" svg:height="0.004cm" svg:x="9.798cm" svg:y="19.126cm" svg:viewBox="0 0 125 5" draw:points="0,5 125,5 125,0 0,0">
          <text:p/>
        </draw:polygon>
        <draw:polygon draw:style-name="gr11" draw:text-style-name="P8" draw:layer="layout" svg:width="0.123cm" svg:height="0.004cm" svg:x="10.359cm" svg:y="19.126cm" svg:viewBox="0 0 124 5" draw:points="0,5 124,5 124,0 0,0">
          <text:p/>
        </draw:polygon>
        <draw:polygon draw:style-name="gr11" draw:text-style-name="P8" draw:layer="layout" svg:width="0.123cm" svg:height="0.004cm" svg:x="10.919cm" svg:y="19.126cm" svg:viewBox="0 0 124 5" draw:points="0,5 124,5 124,0 0,0">
          <text:p/>
        </draw:polygon>
        <draw:polygon draw:style-name="gr11" draw:text-style-name="P8" draw:layer="layout" svg:width="0.124cm" svg:height="0.004cm" svg:x="11.479cm" svg:y="19.126cm" svg:viewBox="0 0 125 5" draw:points="0,5 125,5 125,0 0,0">
          <text:p/>
        </draw:polygon>
        <draw:polygon draw:style-name="gr11" draw:text-style-name="P8" draw:layer="layout" svg:width="0.123cm" svg:height="0.001cm" svg:x="12.04cm" svg:y="19.129cm" svg:viewBox="0 0 124 2" draw:points="0,2 124,2 124,0 0,0">
          <text:p/>
        </draw:polygon>
        <draw:polygon draw:style-name="gr11" draw:text-style-name="P8" draw:layer="layout" svg:width="0.122cm" svg:height="0cm" svg:x="12.6cm" svg:y="19.13cm" svg:viewBox="0 0 123 1" draw:points="0,0 123,0 123,1 0,1">
          <text:p/>
        </draw:polygon>
        <draw:polygon draw:style-name="gr11" draw:text-style-name="P8" draw:layer="layout" svg:width="0.123cm" svg:height="0.005cm" svg:x="13.16cm" svg:y="19.13cm" svg:viewBox="0 0 124 6" draw:points="0,0 124,0 124,6 0,6">
          <text:p/>
        </draw:polygon>
        <draw:polygon draw:style-name="gr11" draw:text-style-name="P8" draw:layer="layout" svg:width="0.124cm" svg:height="0.006cm" svg:x="13.72cm" svg:y="19.13cm" svg:viewBox="0 0 125 7" draw:points="0,0 125,0 125,7 0,7">
          <text:p/>
        </draw:polygon>
        <draw:polygon draw:style-name="gr11" draw:text-style-name="P8" draw:layer="layout" svg:width="0.123cm" svg:height="0.006cm" svg:x="14.281cm" svg:y="19.13cm" svg:viewBox="0 0 124 7" draw:points="0,0 124,0 124,7 0,7">
          <text:p/>
        </draw:polygon>
        <draw:polygon draw:style-name="gr11" draw:text-style-name="P8" draw:layer="layout" svg:width="0.123cm" svg:height="0.009cm" svg:x="14.841cm" svg:y="19.13cm" svg:viewBox="0 0 124 10" draw:points="0,0 124,0 124,10 0,10">
          <text:p/>
        </draw:polygon>
        <draw:polygon draw:style-name="gr11" draw:text-style-name="P8" draw:layer="layout" svg:width="0.124cm" svg:height="0.01cm" svg:x="15.401cm" svg:y="19.13cm" svg:viewBox="0 0 125 11" draw:points="0,0 125,0 125,11 0,11">
          <text:p/>
        </draw:polygon>
        <draw:polygon draw:style-name="gr11" draw:text-style-name="P8" draw:layer="layout" svg:width="0.123cm" svg:height="0.005cm" svg:x="15.962cm" svg:y="19.13cm" svg:viewBox="0 0 124 6" draw:points="0,0 124,0 124,6 0,6">
          <text:p/>
        </draw:polygon>
        <draw:polygon draw:style-name="gr11" draw:text-style-name="P8" draw:layer="layout" svg:width="0.123cm" svg:height="0.005cm" svg:x="16.522cm" svg:y="19.13cm" svg:viewBox="0 0 124 6" draw:points="0,0 124,0 124,6 0,6">
          <text:p/>
        </draw:polygon>
        <draw:polygon draw:style-name="gr11" draw:text-style-name="P8" draw:layer="layout" svg:width="0.123cm" svg:height="0.007cm" svg:x="17.082cm" svg:y="19.13cm" svg:viewBox="0 0 124 8" draw:points="0,0 124,0 124,8 0,8">
          <text:p/>
        </draw:polygon>
        <draw:polygon draw:style-name="gr11" draw:text-style-name="P8" draw:layer="layout" svg:width="0.124cm" svg:height="0.005cm" svg:x="17.642cm" svg:y="19.13cm" svg:viewBox="0 0 125 6" draw:points="0,0 125,0 125,6 0,6">
          <text:p/>
        </draw:polygon>
        <draw:polygon draw:style-name="gr11" draw:text-style-name="P8" draw:layer="layout" svg:width="0.123cm" svg:height="0.006cm" svg:x="18.203cm" svg:y="19.13cm" svg:viewBox="0 0 124 7" draw:points="0,0 124,0 124,7 0,7">
          <text:p/>
        </draw:polygon>
        <draw:polygon draw:style-name="gr11" draw:text-style-name="P8" draw:layer="layout" svg:width="0.123cm" svg:height="0.009cm" svg:x="18.763cm" svg:y="19.121cm" svg:viewBox="0 0 124 10" draw:points="0,10 124,10 124,0 0,0">
          <text:p/>
        </draw:polygon>
        <draw:polygon draw:style-name="gr11" draw:text-style-name="P8" draw:layer="layout" svg:width="0.124cm" svg:height="0.015cm" svg:x="19.323cm" svg:y="19.115cm" svg:viewBox="0 0 125 16" draw:points="0,16 125,16 125,0 0,0">
          <text:p/>
        </draw:polygon>
        <draw:polygon draw:style-name="gr11" draw:text-style-name="P8" draw:layer="layout" svg:width="0.123cm" svg:height="0.008cm" svg:x="19.884cm" svg:y="19.122cm" svg:viewBox="0 0 124 9" draw:points="0,9 124,9 124,0 0,0">
          <text:p/>
        </draw:polygon>
        <draw:polygon draw:style-name="gr11" draw:text-style-name="P8" draw:layer="layout" svg:width="0.123cm" svg:height="0.014cm" svg:x="20.444cm" svg:y="19.116cm" svg:viewBox="0 0 124 15" draw:points="0,15 124,15 124,0 0,0">
          <text:p/>
        </draw:polygon>
        <draw:polygon draw:style-name="gr11" draw:text-style-name="P8" draw:layer="layout" svg:width="0.123cm" svg:height="0.01cm" svg:x="21.004cm" svg:y="19.12cm" svg:viewBox="0 0 124 11" draw:points="0,11 124,11 124,0 0,0">
          <text:p/>
        </draw:polygon>
        <draw:polygon draw:style-name="gr11" draw:text-style-name="P8" draw:layer="layout" svg:width="0.124cm" svg:height="0.022cm" svg:x="21.564cm" svg:y="19.108cm" svg:viewBox="0 0 125 23" draw:points="0,23 125,23 125,0 0,0">
          <text:p/>
        </draw:polygon>
        <draw:polygon draw:style-name="gr11" draw:text-style-name="P8" draw:layer="layout" svg:width="0.123cm" svg:height="0.035cm" svg:x="22.125cm" svg:y="19.095cm" svg:viewBox="0 0 124 36" draw:points="0,36 124,36 124,0 0,0">
          <text:p/>
        </draw:polygon>
        <draw:polygon draw:style-name="gr11" draw:text-style-name="P8" draw:layer="layout" svg:width="0.123cm" svg:height="0.029cm" svg:x="22.685cm" svg:y="19.101cm" svg:viewBox="0 0 124 30" draw:points="0,30 124,30 124,0 0,0">
          <text:p/>
        </draw:polygon>
        <draw:polygon draw:style-name="gr11" draw:text-style-name="P8" draw:layer="layout" svg:width="0.123cm" svg:height="0.036cm" svg:x="23.245cm" svg:y="19.094cm" svg:viewBox="0 0 124 37" draw:points="0,37 124,37 124,0 0,0">
          <text:p/>
        </draw:polygon>
        <draw:polygon draw:style-name="gr11" draw:text-style-name="P8" draw:layer="layout" svg:width="0.123cm" svg:height="0.039cm" svg:x="23.806cm" svg:y="19.091cm" svg:viewBox="0 0 124 40" draw:points="0,40 124,40 124,0 0,0">
          <text:p/>
        </draw:polygon>
        <draw:polygon draw:style-name="gr11" draw:text-style-name="P8" draw:layer="layout" svg:width="0.123cm" svg:height="0.05cm" svg:x="24.366cm" svg:y="19.08cm" svg:viewBox="0 0 124 51" draw:points="0,51 124,51 124,0 0,0">
          <text:p/>
        </draw:polygon>
        <draw:polygon draw:style-name="gr11" draw:text-style-name="P8" draw:layer="layout" svg:width="0.123cm" svg:height="0.068cm" svg:x="24.926cm" svg:y="19.062cm" svg:viewBox="0 0 124 69" draw:points="0,69 124,69 124,0 0,0">
          <text:p/>
        </draw:polygon>
        <draw:polygon draw:style-name="gr11" draw:text-style-name="P8" draw:layer="layout" svg:width="0.124cm" svg:height="0.064cm" svg:x="25.486cm" svg:y="19.066cm" svg:viewBox="0 0 125 65" draw:points="0,65 125,65 125,0 0,0">
          <text:p/>
        </draw:polygon>
        <draw:polygon draw:style-name="gr11" draw:text-style-name="P8" draw:layer="layout" svg:width="0.123cm" svg:height="0.075cm" svg:x="26.047cm" svg:y="19.055cm" svg:viewBox="0 0 124 76" draw:points="0,76 124,76 124,0 0,0">
          <text:p/>
        </draw:polygon>
        <draw:polygon draw:style-name="gr11" draw:text-style-name="P8" draw:layer="layout" svg:width="0.123cm" svg:height="0.074cm" svg:x="26.607cm" svg:y="19.056cm" svg:viewBox="0 0 124 75" draw:points="0,75 124,75 124,0 0,0">
          <text:p/>
        </draw:polygon>
        <draw:polygon draw:style-name="gr11" draw:text-style-name="P8" draw:layer="layout" svg:width="0.123cm" svg:height="0.079cm" svg:x="27.167cm" svg:y="19.051cm" svg:viewBox="0 0 124 80" draw:points="0,80 124,80 124,0 0,0">
          <text:p/>
        </draw:polygon>
        <draw:polygon draw:style-name="gr11" draw:text-style-name="P8" draw:layer="layout" svg:width="0.124cm" svg:height="0.103cm" svg:x="27.727cm" svg:y="19.027cm" svg:viewBox="0 0 125 104" draw:points="0,104 125,104 125,0 0,0">
          <text:p/>
        </draw:polygon>
        <draw:polygon draw:style-name="gr11" draw:text-style-name="P8" draw:layer="layout" svg:width="0.123cm" svg:height="0.097cm" svg:x="28.288cm" svg:y="19.033cm" svg:viewBox="0 0 124 98" draw:points="0,98 124,98 124,0 0,0">
          <text:p/>
        </draw:polygon>
        <draw:polygon draw:style-name="gr11" draw:text-style-name="P8" draw:layer="layout" svg:width="0.123cm" svg:height="0.15cm" svg:x="28.848cm" svg:y="18.98cm" svg:viewBox="0 0 124 151" draw:points="0,151 124,151 124,0 0,0">
          <text:p/>
        </draw:polygon>
        <draw:polygon draw:style-name="gr11" draw:text-style-name="P8" draw:layer="layout" svg:width="0.124cm" svg:height="0.203cm" svg:x="29.408cm" svg:y="18.927cm" svg:viewBox="0 0 125 204" draw:points="0,204 125,204 125,0 0,0">
          <text:p/>
        </draw:polygon>
        <draw:polygon draw:style-name="gr11" draw:text-style-name="P8" draw:layer="layout" svg:width="0.123cm" svg:height="0.202cm" svg:x="29.969cm" svg:y="18.928cm" svg:viewBox="0 0 124 203" draw:points="0,203 124,203 124,0 0,0">
          <text:p/>
        </draw:polygon>
        <draw:polygon draw:style-name="gr11" draw:text-style-name="P8" draw:layer="layout" svg:width="0.123cm" svg:height="0.195cm" svg:x="30.529cm" svg:y="18.935cm" svg:viewBox="0 0 124 196" draw:points="0,196 124,196 124,0 0,0">
          <text:p/>
        </draw:polygon>
        <draw:polygon draw:style-name="gr11" draw:text-style-name="P8" draw:layer="layout" svg:width="0.123cm" svg:height="0.225cm" svg:x="31.089cm" svg:y="18.905cm" svg:viewBox="0 0 124 226" draw:points="0,226 124,226 124,0 0,0">
          <text:p/>
        </draw:polygon>
        <draw:polygon draw:style-name="gr11" draw:text-style-name="P8" draw:layer="layout" svg:width="0.124cm" svg:height="0.325cm" svg:x="31.649cm" svg:y="18.805cm" svg:viewBox="0 0 125 326" draw:points="0,326 125,326 125,0 0,0">
          <text:p/>
        </draw:polygon>
        <draw:polygon draw:style-name="gr11" draw:text-style-name="P8" draw:layer="layout" svg:width="0.123cm" svg:height="0.555cm" svg:x="32.21cm" svg:y="18.575cm" svg:viewBox="0 0 124 556" draw:points="0,556 124,556 124,0 0,0">
          <text:p/>
        </draw:polygon>
        <draw:polygon draw:style-name="gr11" draw:text-style-name="P8" draw:layer="layout" svg:width="0.123cm" svg:height="0.677cm" svg:x="32.77cm" svg:y="18.453cm" svg:viewBox="0 0 124 678" draw:points="0,678 124,678 124,0 0,0">
          <text:p/>
        </draw:polygon>
        <draw:polygon draw:style-name="gr11" draw:text-style-name="P8" draw:layer="layout" svg:width="0.124cm" svg:height="2.559cm" svg:x="33.33cm" svg:y="16.571cm" svg:viewBox="0 0 125 2560" draw:points="0,2560 125,2560 125,0 0,0">
          <text:p/>
        </draw:polygon>
        <draw:polygon draw:style-name="gr11" draw:text-style-name="P8" draw:layer="layout" svg:width="0.123cm" svg:height="3.202cm" svg:x="33.891cm" svg:y="15.928cm" svg:viewBox="0 0 124 3203" draw:points="0,3203 124,3203 124,0 0,0">
          <text:p/>
        </draw:polygon>
        <draw:polygon draw:style-name="gr11" draw:text-style-name="P8" draw:layer="layout" svg:width="0.123cm" svg:height="3.435cm" svg:x="34.451cm" svg:y="15.695cm" svg:viewBox="0 0 124 3436" draw:points="0,3436 124,3436 124,0 0,0">
          <text:p/>
        </draw:polygon>
        <draw:polygon draw:style-name="gr11" draw:text-style-name="P8" draw:layer="layout" svg:width="0.123cm" svg:height="4.076cm" svg:x="35.011cm" svg:y="15.054cm" svg:viewBox="0 0 124 4077" draw:points="0,4077 124,4077 124,0 0,0">
          <text:p/>
        </draw:polygon>
        <draw:polygon draw:style-name="gr11" draw:text-style-name="P8" draw:layer="layout" svg:width="0.124cm" svg:height="4.882cm" svg:x="35.571cm" svg:y="14.248cm" svg:viewBox="0 0 125 4883" draw:points="0,4883 125,4883 125,0 0,0">
          <text:p/>
        </draw:polygon>
        <draw:polygon draw:style-name="gr11" draw:text-style-name="P8" draw:layer="layout" svg:width="0.123cm" svg:height="5.33cm" svg:x="36.132cm" svg:y="13.8cm" svg:viewBox="0 0 124 5331" draw:points="0,5331 124,5331 124,0 0,0">
          <text:p/>
        </draw:polygon>
        <draw:polygon draw:style-name="gr11" draw:text-style-name="P8" draw:layer="layout" svg:width="0.123cm" svg:height="5.643cm" svg:x="36.692cm" svg:y="13.487cm" svg:viewBox="0 0 124 5644" draw:points="0,5644 124,5644 124,0 0,0">
          <text:p/>
        </draw:polygon>
        <draw:polygon draw:style-name="gr11" draw:text-style-name="P8" draw:layer="layout" svg:width="0.124cm" svg:height="6.608cm" svg:x="37.252cm" svg:y="12.522cm" svg:viewBox="0 0 125 6609" draw:points="0,6609 125,6609 125,0 0,0">
          <text:p/>
        </draw:polygon>
        <draw:polygon draw:style-name="gr11" draw:text-style-name="P8" draw:layer="layout" svg:width="0.123cm" svg:height="6.7cm" svg:x="37.813cm" svg:y="12.43cm" svg:viewBox="0 0 124 6701" draw:points="0,6701 124,6701 124,0 0,0">
          <text:p/>
        </draw:polygon>
        <draw:polygon draw:style-name="gr11" draw:text-style-name="P8" draw:layer="layout" svg:width="0.123cm" svg:height="6.733cm" svg:x="38.373cm" svg:y="12.397cm" svg:viewBox="0 0 124 6734" draw:points="0,6734 124,6734 124,0 0,0">
          <text:p/>
        </draw:polygon>
        <draw:polygon draw:style-name="gr11" draw:text-style-name="P8" draw:layer="layout" svg:width="0.123cm" svg:height="6.852cm" svg:x="38.933cm" svg:y="12.278cm" svg:viewBox="0 0 124 6853" draw:points="0,6853 124,6853 124,0 0,0">
          <text:p/>
        </draw:polygon>
        <draw:polygon draw:style-name="gr11" draw:text-style-name="P8" draw:layer="layout" svg:width="0.124cm" svg:height="6.78cm" svg:x="39.493cm" svg:y="12.35cm" svg:viewBox="0 0 125 6781" draw:points="0,6781 125,6781 125,0 0,0">
          <text:p/>
        </draw:polygon>
        <draw:polygon draw:style-name="gr11" draw:text-style-name="P8" draw:layer="layout" svg:width="0.123cm" svg:height="6.206cm" svg:x="40.054cm" svg:y="12.924cm" svg:viewBox="0 0 124 6207" draw:points="0,6207 124,6207 124,0 0,0">
          <text:p/>
        </draw:polygon>
        <draw:polygon draw:style-name="gr11" draw:text-style-name="P8" draw:layer="layout" svg:width="0.123cm" svg:height="5.824cm" svg:x="40.614cm" svg:y="13.306cm" svg:viewBox="0 0 124 5825" draw:points="0,5825 124,5825 124,0 0,0">
          <text:p/>
        </draw:polygon>
        <draw:polygon draw:style-name="gr11" draw:text-style-name="P8" draw:layer="layout" svg:width="0.124cm" svg:height="5.465cm" svg:x="41.174cm" svg:y="13.665cm" svg:viewBox="0 0 125 5466" draw:points="0,5466 125,5466 125,0 0,0">
          <text:p/>
        </draw:polygon>
        <draw:polygon draw:style-name="gr11" draw:text-style-name="P8" draw:layer="layout" svg:width="0.123cm" svg:height="5.339cm" svg:x="41.735cm" svg:y="13.791cm" svg:viewBox="0 0 124 5340" draw:points="0,5340 124,5340 124,0 0,0">
          <text:p/>
        </draw:polygon>
        <draw:polygon draw:style-name="gr11" draw:text-style-name="P8" draw:layer="layout" svg:width="0.123cm" svg:height="5.448cm" svg:x="42.295cm" svg:y="13.682cm" svg:viewBox="0 0 124 5449" draw:points="0,5449 124,5449 124,0 0,0">
          <text:p/>
        </draw:polygon>
        <draw:polygon draw:style-name="gr12" draw:text-style-name="P9" draw:layer="layout" svg:width="0.123cm" svg:height="0cm" svg:x="7.12cm" svg:y="19.13cm" svg:viewBox="0 0 124 0" draw:points="0,0 124,0">
          <text:p/>
        </draw:polygon>
        <draw:polygon draw:style-name="gr12" draw:text-style-name="P9" draw:layer="layout" svg:width="0.122cm" svg:height="0cm" svg:x="7.681cm" svg:y="19.13cm" svg:viewBox="0 0 123 0" draw:points="0,0 123,0">
          <text:p/>
        </draw:polygon>
        <draw:polygon draw:style-name="gr12" draw:text-style-name="P9" draw:layer="layout" svg:width="0.123cm" svg:height="0.001cm" svg:x="8.241cm" svg:y="19.129cm" svg:viewBox="0 0 124 2" draw:points="0,2 124,2 124,0 0,0">
          <text:p/>
        </draw:polygon>
        <draw:polygon draw:style-name="gr12" draw:text-style-name="P9" draw:layer="layout" svg:width="0.123cm" svg:height="0.002cm" svg:x="8.801cm" svg:y="19.128cm" svg:viewBox="0 0 124 3" draw:points="0,3 124,3 124,0 0,0">
          <text:p/>
        </draw:polygon>
        <draw:polygon draw:style-name="gr12" draw:text-style-name="P9" draw:layer="layout" svg:width="0.124cm" svg:height="0.004cm" svg:x="9.361cm" svg:y="19.126cm" svg:viewBox="0 0 125 5" draw:points="0,5 125,5 125,0 0,0">
          <text:p/>
        </draw:polygon>
        <draw:polygon draw:style-name="gr12" draw:text-style-name="P9" draw:layer="layout" svg:width="0.123cm" svg:height="0.005cm" svg:x="9.922cm" svg:y="19.125cm" svg:viewBox="0 0 124 6" draw:points="0,6 124,6 124,0 0,0">
          <text:p/>
        </draw:polygon>
        <draw:polygon draw:style-name="gr12" draw:text-style-name="P9" draw:layer="layout" svg:width="0.123cm" svg:height="0.004cm" svg:x="10.482cm" svg:y="19.126cm" svg:viewBox="0 0 124 5" draw:points="0,5 124,5 124,0 0,0">
          <text:p/>
        </draw:polygon>
        <draw:polygon draw:style-name="gr12" draw:text-style-name="P9" draw:layer="layout" svg:width="0.124cm" svg:height="0.007cm" svg:x="11.042cm" svg:y="19.123cm" svg:viewBox="0 0 125 8" draw:points="0,8 125,8 125,0 0,0">
          <text:p/>
        </draw:polygon>
        <draw:polygon draw:style-name="gr12" draw:text-style-name="P9" draw:layer="layout" svg:width="0.123cm" svg:height="0.006cm" svg:x="11.603cm" svg:y="19.124cm" svg:viewBox="0 0 124 7" draw:points="0,7 124,7 124,0 0,0">
          <text:p/>
        </draw:polygon>
        <draw:polygon draw:style-name="gr12" draw:text-style-name="P9" draw:layer="layout" svg:width="0.123cm" svg:height="0.007cm" svg:x="12.163cm" svg:y="19.123cm" svg:viewBox="0 0 124 8" draw:points="0,8 124,8 124,0 0,0">
          <text:p/>
        </draw:polygon>
        <draw:polygon draw:style-name="gr12" draw:text-style-name="P9" draw:layer="layout" svg:width="0.123cm" svg:height="0.007cm" svg:x="12.723cm" svg:y="19.123cm" svg:viewBox="0 0 124 8" draw:points="0,8 124,8 124,0 0,0">
          <text:p/>
        </draw:polygon>
        <draw:polygon draw:style-name="gr12" draw:text-style-name="P9" draw:layer="layout" svg:width="0.124cm" svg:height="0.013cm" svg:x="13.283cm" svg:y="19.117cm" svg:viewBox="0 0 125 14" draw:points="0,14 125,14 125,0 0,0">
          <text:p/>
        </draw:polygon>
        <draw:polygon draw:style-name="gr12" draw:text-style-name="P9" draw:layer="layout" svg:width="0.123cm" svg:height="0.013cm" svg:x="13.844cm" svg:y="19.117cm" svg:viewBox="0 0 124 14" draw:points="0,14 124,14 124,0 0,0">
          <text:p/>
        </draw:polygon>
        <draw:polygon draw:style-name="gr12" draw:text-style-name="P9" draw:layer="layout" svg:width="0.123cm" svg:height="0.016cm" svg:x="14.404cm" svg:y="19.114cm" svg:viewBox="0 0 124 17" draw:points="0,17 124,17 124,0 0,0">
          <text:p/>
        </draw:polygon>
        <draw:polygon draw:style-name="gr12" draw:text-style-name="P9" draw:layer="layout" svg:width="0.123cm" svg:height="0.016cm" svg:x="14.964cm" svg:y="19.114cm" svg:viewBox="0 0 124 17" draw:points="0,17 124,17 124,0 0,0">
          <text:p/>
        </draw:polygon>
        <draw:polygon draw:style-name="gr12" draw:text-style-name="P9" draw:layer="layout" svg:width="0.123cm" svg:height="0.014cm" svg:x="15.525cm" svg:y="19.116cm" svg:viewBox="0 0 124 15" draw:points="0,15 124,15 124,0 0,0">
          <text:p/>
        </draw:polygon>
        <draw:polygon draw:style-name="gr12" draw:text-style-name="P9" draw:layer="layout" svg:width="0.123cm" svg:height="0.013cm" svg:x="16.085cm" svg:y="19.117cm" svg:viewBox="0 0 124 14" draw:points="0,14 124,14 124,0 0,0">
          <text:p/>
        </draw:polygon>
        <draw:polygon draw:style-name="gr12" draw:text-style-name="P9" draw:layer="layout" svg:width="0.123cm" svg:height="0.013cm" svg:x="16.645cm" svg:y="19.117cm" svg:viewBox="0 0 124 14" draw:points="0,14 124,14 124,0 0,0">
          <text:p/>
        </draw:polygon>
        <draw:polygon draw:style-name="gr12" draw:text-style-name="P9" draw:layer="layout" svg:width="0.124cm" svg:height="0.012cm" svg:x="17.205cm" svg:y="19.118cm" svg:viewBox="0 0 125 13" draw:points="0,13 125,13 125,0 0,0">
          <text:p/>
        </draw:polygon>
        <draw:polygon draw:style-name="gr12" draw:text-style-name="P9" draw:layer="layout" svg:width="0.123cm" svg:height="0.011cm" svg:x="17.766cm" svg:y="19.119cm" svg:viewBox="0 0 124 12" draw:points="0,12 124,12 124,0 0,0">
          <text:p/>
        </draw:polygon>
        <draw:polygon draw:style-name="gr12" draw:text-style-name="P9" draw:layer="layout" svg:width="0.123cm" svg:height="0.01cm" svg:x="18.326cm" svg:y="19.12cm" svg:viewBox="0 0 124 11" draw:points="0,11 124,11 124,0 0,0">
          <text:p/>
        </draw:polygon>
        <draw:polygon draw:style-name="gr12" draw:text-style-name="P9" draw:layer="layout" svg:width="0.123cm" svg:height="0.015cm" svg:x="18.886cm" svg:y="19.115cm" svg:viewBox="0 0 124 16" draw:points="0,16 124,16 124,0 0,0">
          <text:p/>
        </draw:polygon>
        <draw:polygon draw:style-name="gr12" draw:text-style-name="P9" draw:layer="layout" svg:width="0.123cm" svg:height="0.015cm" svg:x="19.447cm" svg:y="19.115cm" svg:viewBox="0 0 124 16" draw:points="0,16 124,16 124,0 0,0">
          <text:p/>
        </draw:polygon>
        <draw:polygon draw:style-name="gr12" draw:text-style-name="P9" draw:layer="layout" svg:width="0.123cm" svg:height="0.018cm" svg:x="20.007cm" svg:y="19.112cm" svg:viewBox="0 0 124 19" draw:points="0,19 124,19 124,0 0,0">
          <text:p/>
        </draw:polygon>
        <draw:polygon draw:style-name="gr12" draw:text-style-name="P9" draw:layer="layout" svg:width="0.123cm" svg:height="0.015cm" svg:x="20.567cm" svg:y="19.115cm" svg:viewBox="0 0 124 16" draw:points="0,16 124,16 124,0 0,0">
          <text:p/>
        </draw:polygon>
        <draw:polygon draw:style-name="gr12" draw:text-style-name="P9" draw:layer="layout" svg:width="0.124cm" svg:height="0.011cm" svg:x="21.127cm" svg:y="19.119cm" svg:viewBox="0 0 125 12" draw:points="0,12 125,12 125,0 0,0">
          <text:p/>
        </draw:polygon>
        <draw:polygon draw:style-name="gr12" draw:text-style-name="P9" draw:layer="layout" svg:width="0.123cm" svg:height="0.011cm" svg:x="21.688cm" svg:y="19.119cm" svg:viewBox="0 0 124 12" draw:points="0,12 124,12 124,0 0,0">
          <text:p/>
        </draw:polygon>
        <draw:polygon draw:style-name="gr12" draw:text-style-name="P9" draw:layer="layout" svg:width="0.123cm" svg:height="0.021cm" svg:x="22.248cm" svg:y="19.109cm" svg:viewBox="0 0 124 22" draw:points="0,22 124,22 124,0 0,0">
          <text:p/>
        </draw:polygon>
        <draw:polygon draw:style-name="gr12" draw:text-style-name="P9" draw:layer="layout" svg:width="0.123cm" svg:height="0.027cm" svg:x="22.808cm" svg:y="19.103cm" svg:viewBox="0 0 124 28" draw:points="0,28 124,28 124,0 0,0">
          <text:p/>
        </draw:polygon>
        <draw:polygon draw:style-name="gr12" draw:text-style-name="P9" draw:layer="layout" svg:width="0.124cm" svg:height="0.034cm" svg:x="23.368cm" svg:y="19.096cm" svg:viewBox="0 0 125 35" draw:points="0,35 125,35 125,0 0,0">
          <text:p/>
        </draw:polygon>
        <draw:polygon draw:style-name="gr12" draw:text-style-name="P9" draw:layer="layout" svg:width="0.123cm" svg:height="0.031cm" svg:x="23.929cm" svg:y="19.099cm" svg:viewBox="0 0 124 32" draw:points="0,32 124,32 124,0 0,0">
          <text:p/>
        </draw:polygon>
        <draw:polygon draw:style-name="gr12" draw:text-style-name="P9" draw:layer="layout" svg:width="0.123cm" svg:height="0.039cm" svg:x="24.489cm" svg:y="19.091cm" svg:viewBox="0 0 124 40" draw:points="0,40 124,40 124,0 0,0">
          <text:p/>
        </draw:polygon>
        <draw:polygon draw:style-name="gr12" draw:text-style-name="P9" draw:layer="layout" svg:width="0.124cm" svg:height="0.041cm" svg:x="25.049cm" svg:y="19.089cm" svg:viewBox="0 0 125 42" draw:points="0,42 125,42 125,0 0,0">
          <text:p/>
        </draw:polygon>
        <draw:polygon draw:style-name="gr12" draw:text-style-name="P9" draw:layer="layout" svg:width="0.123cm" svg:height="0.032cm" svg:x="25.61cm" svg:y="19.098cm" svg:viewBox="0 0 124 33" draw:points="0,33 124,33 124,0 0,0">
          <text:p/>
        </draw:polygon>
        <draw:polygon draw:style-name="gr12" draw:text-style-name="P9" draw:layer="layout" svg:width="0.123cm" svg:height="0.025cm" svg:x="26.17cm" svg:y="19.105cm" svg:viewBox="0 0 124 26" draw:points="0,26 124,26 124,0 0,0">
          <text:p/>
        </draw:polygon>
        <draw:polygon draw:style-name="gr12" draw:text-style-name="P9" draw:layer="layout" svg:width="0.123cm" svg:height="0.019cm" svg:x="26.73cm" svg:y="19.111cm" svg:viewBox="0 0 124 20" draw:points="0,20 124,20 124,0 0,0">
          <text:p/>
        </draw:polygon>
        <draw:polygon draw:style-name="gr12" draw:text-style-name="P9" draw:layer="layout" svg:width="0.124cm" svg:height="0.014cm" svg:x="27.29cm" svg:y="19.116cm" svg:viewBox="0 0 125 15" draw:points="0,15 125,15 125,0 0,0">
          <text:p/>
        </draw:polygon>
        <draw:polygon draw:style-name="gr12" draw:text-style-name="P9" draw:layer="layout" svg:width="0.123cm" svg:height="0.025cm" svg:x="27.851cm" svg:y="19.105cm" svg:viewBox="0 0 124 26" draw:points="0,26 124,26 124,0 0,0">
          <text:p/>
        </draw:polygon>
        <draw:polygon draw:style-name="gr12" draw:text-style-name="P9" draw:layer="layout" svg:width="0.123cm" svg:height="0.034cm" svg:x="28.411cm" svg:y="19.096cm" svg:viewBox="0 0 124 35" draw:points="0,35 124,35 124,0 0,0">
          <text:p/>
        </draw:polygon>
        <draw:polygon draw:style-name="gr12" draw:text-style-name="P9" draw:layer="layout" svg:width="0.124cm" svg:height="0.047cm" svg:x="28.971cm" svg:y="19.083cm" svg:viewBox="0 0 125 48" draw:points="0,48 125,48 125,0 0,0">
          <text:p/>
        </draw:polygon>
        <draw:polygon draw:style-name="gr12" draw:text-style-name="P9" draw:layer="layout" svg:width="0.123cm" svg:height="0.064cm" svg:x="29.532cm" svg:y="19.066cm" svg:viewBox="0 0 124 65" draw:points="0,65 124,65 124,0 0,0">
          <text:p/>
        </draw:polygon>
        <draw:polygon draw:style-name="gr12" draw:text-style-name="P9" draw:layer="layout" svg:width="0.123cm" svg:height="0.064cm" svg:x="30.092cm" svg:y="19.066cm" svg:viewBox="0 0 124 65" draw:points="0,65 124,65 124,0 0,0">
          <text:p/>
        </draw:polygon>
        <draw:polygon draw:style-name="gr12" draw:text-style-name="P9" draw:layer="layout" svg:width="0.123cm" svg:height="0.083cm" svg:x="30.652cm" svg:y="19.047cm" svg:viewBox="0 0 124 84" draw:points="0,84 124,84 124,0 0,0">
          <text:p/>
        </draw:polygon>
        <draw:polygon draw:style-name="gr12" draw:text-style-name="P9" draw:layer="layout" svg:width="0.124cm" svg:height="0.222cm" svg:x="31.212cm" svg:y="18.908cm" svg:viewBox="0 0 125 223" draw:points="0,223 125,223 125,0 0,0">
          <text:p/>
        </draw:polygon>
        <draw:polygon draw:style-name="gr12" draw:text-style-name="P9" draw:layer="layout" svg:width="0.123cm" svg:height="0.341cm" svg:x="31.773cm" svg:y="18.789cm" svg:viewBox="0 0 124 342" draw:points="0,342 124,342 124,0 0,0">
          <text:p/>
        </draw:polygon>
        <draw:polygon draw:style-name="gr12" draw:text-style-name="P9" draw:layer="layout" svg:width="0.123cm" svg:height="0.925cm" svg:x="32.333cm" svg:y="18.205cm" svg:viewBox="0 0 124 926" draw:points="0,926 124,926 124,0 0,0">
          <text:p/>
        </draw:polygon>
        <draw:polygon draw:style-name="gr12" draw:text-style-name="P9" draw:layer="layout" svg:width="0.124cm" svg:height="1.305cm" svg:x="32.893cm" svg:y="17.825cm" svg:viewBox="0 0 125 1306" draw:points="0,1306 125,1306 125,0 0,0">
          <text:p/>
        </draw:polygon>
        <draw:polygon draw:style-name="gr12" draw:text-style-name="P9" draw:layer="layout" svg:width="0.123cm" svg:height="4.909cm" svg:x="33.454cm" svg:y="14.221cm" svg:viewBox="0 0 124 4910" draw:points="0,4910 124,4910 124,0 0,0">
          <text:p/>
        </draw:polygon>
        <draw:polygon draw:style-name="gr12" draw:text-style-name="P9" draw:layer="layout" svg:width="0.123cm" svg:height="5.111cm" svg:x="34.014cm" svg:y="14.019cm" svg:viewBox="0 0 124 5112" draw:points="0,5112 124,5112 124,0 0,0">
          <text:p/>
        </draw:polygon>
        <draw:polygon draw:style-name="gr12" draw:text-style-name="P9" draw:layer="layout" svg:width="0.123cm" svg:height="5.258cm" svg:x="34.574cm" svg:y="13.872cm" svg:viewBox="0 0 124 5259" draw:points="0,5259 124,5259 124,0 0,0">
          <text:p/>
        </draw:polygon>
        <draw:polygon draw:style-name="gr12" draw:text-style-name="P9" draw:layer="layout" svg:width="0.124cm" svg:height="5.813cm" svg:x="35.134cm" svg:y="13.317cm" svg:viewBox="0 0 125 5814" draw:points="0,5814 125,5814 125,0 0,0">
          <text:p/>
        </draw:polygon>
        <draw:polygon draw:style-name="gr12" draw:text-style-name="P9" draw:layer="layout" svg:width="0.123cm" svg:height="6.061cm" svg:x="35.695cm" svg:y="13.069cm" svg:viewBox="0 0 124 6062" draw:points="0,6062 124,6062 124,0 0,0">
          <text:p/>
        </draw:polygon>
        <draw:polygon draw:style-name="gr12" draw:text-style-name="P9" draw:layer="layout" svg:width="0.123cm" svg:height="6.402cm" svg:x="36.255cm" svg:y="12.728cm" svg:viewBox="0 0 124 6403" draw:points="0,6403 124,6403 124,0 0,0">
          <text:p/>
        </draw:polygon>
        <draw:polygon draw:style-name="gr12" draw:text-style-name="P9" draw:layer="layout" svg:width="0.124cm" svg:height="6.553cm" svg:x="36.815cm" svg:y="12.577cm" svg:viewBox="0 0 125 6554" draw:points="0,6554 125,6554 125,0 0,0">
          <text:p/>
        </draw:polygon>
        <draw:polygon draw:style-name="gr12" draw:text-style-name="P9" draw:layer="layout" svg:width="0.123cm" svg:height="6.921cm" svg:x="37.376cm" svg:y="12.209cm" svg:viewBox="0 0 124 6922" draw:points="0,6922 124,6922 124,0 0,0">
          <text:p/>
        </draw:polygon>
        <draw:polygon draw:style-name="gr12" draw:text-style-name="P9" draw:layer="layout" svg:width="0.123cm" svg:height="6.869cm" svg:x="37.936cm" svg:y="12.261cm" svg:viewBox="0 0 124 6870" draw:points="0,6870 124,6870 124,0 0,0">
          <text:p/>
        </draw:polygon>
        <draw:polygon draw:style-name="gr12" draw:text-style-name="P9" draw:layer="layout" svg:width="0.123cm" svg:height="6.882cm" svg:x="38.496cm" svg:y="12.248cm" svg:viewBox="0 0 124 6883" draw:points="0,6883 124,6883 124,0 0,0">
          <text:p/>
        </draw:polygon>
        <draw:polygon draw:style-name="gr12" draw:text-style-name="P9" draw:layer="layout" svg:width="0.124cm" svg:height="6.849cm" svg:x="39.056cm" svg:y="12.281cm" svg:viewBox="0 0 125 6850" draw:points="0,6850 125,6850 125,0 0,0">
          <text:p/>
        </draw:polygon>
        <draw:polygon draw:style-name="gr12" draw:text-style-name="P9" draw:layer="layout" svg:width="0.123cm" svg:height="6.765cm" svg:x="39.617cm" svg:y="12.365cm" svg:viewBox="0 0 124 6766" draw:points="0,6766 124,6766 124,0 0,0">
          <text:p/>
        </draw:polygon>
        <draw:polygon draw:style-name="gr12" draw:text-style-name="P9" draw:layer="layout" svg:width="0.123cm" svg:height="6.183cm" svg:x="40.177cm" svg:y="12.947cm" svg:viewBox="0 0 124 6184" draw:points="0,6184 124,6184 124,0 0,0">
          <text:p/>
        </draw:polygon>
        <draw:polygon draw:style-name="gr12" draw:text-style-name="P9" draw:layer="layout" svg:width="0.124cm" svg:height="5.885cm" svg:x="40.737cm" svg:y="13.245cm" svg:viewBox="0 0 125 5886" draw:points="0,5886 125,5886 125,0 0,0">
          <text:p/>
        </draw:polygon>
        <draw:polygon draw:style-name="gr12" draw:text-style-name="P9" draw:layer="layout" svg:width="0.123cm" svg:height="5.633cm" svg:x="41.298cm" svg:y="13.497cm" svg:viewBox="0 0 124 5634" draw:points="0,5634 124,5634 124,0 0,0">
          <text:p/>
        </draw:polygon>
        <draw:polygon draw:style-name="gr12" draw:text-style-name="P9" draw:layer="layout" svg:width="0.123cm" svg:height="5.343cm" svg:x="41.858cm" svg:y="13.787cm" svg:viewBox="0 0 124 5344" draw:points="0,5344 124,5344 124,0 0,0">
          <text:p/>
        </draw:polygon>
        <draw:polygon draw:style-name="gr12" draw:text-style-name="P9" draw:layer="layout" svg:width="0.123cm" svg:height="5.448cm" svg:x="42.418cm" svg:y="13.682cm" svg:viewBox="0 0 124 5449" draw:points="0,5449 124,5449 124,0 0,0">
          <text:p/>
        </draw:polygon>
        <draw:polygon draw:style-name="gr13" draw:text-style-name="P10" draw:layer="layout" svg:width="0.123cm" svg:height="0.001cm" svg:x="7.244cm" svg:y="19.13cm" svg:viewBox="0 0 124 2" draw:points="0,0 124,0 124,2 0,2">
          <text:p/>
        </draw:polygon>
        <draw:polygon draw:style-name="gr13" draw:text-style-name="P10" draw:layer="layout" svg:width="0.122cm" svg:height="0cm" svg:x="7.804cm" svg:y="19.13cm" svg:viewBox="0 0 123 0" draw:points="0,0 123,0">
          <text:p/>
        </draw:polygon>
        <draw:polygon draw:style-name="gr13" draw:text-style-name="P10" draw:layer="layout" svg:width="0.122cm" svg:height="0cm" svg:x="8.364cm" svg:y="19.13cm" svg:viewBox="0 0 123 0" draw:points="0,0 123,0">
          <text:p/>
        </draw:polygon>
        <draw:polygon draw:style-name="gr13" draw:text-style-name="P10" draw:layer="layout" svg:width="0.123cm" svg:height="0cm" svg:x="8.924cm" svg:y="19.13cm" svg:viewBox="0 0 124 0" draw:points="0,0 124,0">
          <text:p/>
        </draw:polygon>
        <draw:polygon draw:style-name="gr13" draw:text-style-name="P10" draw:layer="layout" svg:width="0.122cm" svg:height="0cm" svg:x="9.485cm" svg:y="19.13cm" svg:viewBox="0 0 123 0" draw:points="0,0 123,0">
          <text:p/>
        </draw:polygon>
        <draw:polygon draw:style-name="gr13" draw:text-style-name="P10" draw:layer="layout" svg:width="0.123cm" svg:height="0.001cm" svg:x="10.045cm" svg:y="19.129cm" svg:viewBox="0 0 124 2" draw:points="0,2 124,2 124,0 0,0">
          <text:p/>
        </draw:polygon>
        <draw:polygon draw:style-name="gr13" draw:text-style-name="P10" draw:layer="layout" svg:width="0.122cm" svg:height="0cm" svg:x="10.605cm" svg:y="19.129cm" svg:viewBox="0 0 123 1" draw:points="0,1 123,1 123,0 0,0">
          <text:p/>
        </draw:polygon>
        <draw:polygon draw:style-name="gr13" draw:text-style-name="P10" draw:layer="layout" svg:width="0.123cm" svg:height="0.001cm" svg:x="11.166cm" svg:y="19.129cm" svg:viewBox="0 0 124 2" draw:points="0,2 124,2 124,0 0,0">
          <text:p/>
        </draw:polygon>
        <draw:polygon draw:style-name="gr13" draw:text-style-name="P10" draw:layer="layout" svg:width="0.122cm" svg:height="0cm" svg:x="11.726cm" svg:y="19.13cm" svg:viewBox="0 0 123 0" draw:points="0,0 123,0">
          <text:p/>
        </draw:polygon>
        <draw:polygon draw:style-name="gr13" draw:text-style-name="P10" draw:layer="layout" svg:width="0.123cm" svg:height="0.001cm" svg:x="12.286cm" svg:y="19.129cm" svg:viewBox="0 0 124 2" draw:points="0,2 124,2 124,0 0,0">
          <text:p/>
        </draw:polygon>
        <draw:polygon draw:style-name="gr13" draw:text-style-name="P10" draw:layer="layout" svg:width="0.124cm" svg:height="0.002cm" svg:x="12.846cm" svg:y="19.128cm" svg:viewBox="0 0 125 3" draw:points="0,3 125,3 125,0 0,0">
          <text:p/>
        </draw:polygon>
        <draw:polygon draw:style-name="gr13" draw:text-style-name="P10" draw:layer="layout" svg:width="0.123cm" svg:height="0.002cm" svg:x="13.407cm" svg:y="19.128cm" svg:viewBox="0 0 124 3" draw:points="0,3 124,3 124,0 0,0">
          <text:p/>
        </draw:polygon>
        <draw:polygon draw:style-name="gr13" draw:text-style-name="P10" draw:layer="layout" svg:width="0.123cm" svg:height="0.002cm" svg:x="13.967cm" svg:y="19.128cm" svg:viewBox="0 0 124 3" draw:points="0,3 124,3 124,0 0,0">
          <text:p/>
        </draw:polygon>
        <draw:polygon draw:style-name="gr13" draw:text-style-name="P10" draw:layer="layout" svg:width="0.123cm" svg:height="0.003cm" svg:x="14.527cm" svg:y="19.127cm" svg:viewBox="0 0 124 4" draw:points="0,4 124,4 124,0 0,0">
          <text:p/>
        </draw:polygon>
        <draw:polygon draw:style-name="gr13" draw:text-style-name="P10" draw:layer="layout" svg:width="0.124cm" svg:height="0.004cm" svg:x="15.087cm" svg:y="19.126cm" svg:viewBox="0 0 125 5" draw:points="0,5 125,5 125,0 0,0">
          <text:p/>
        </draw:polygon>
        <draw:polygon draw:style-name="gr13" draw:text-style-name="P10" draw:layer="layout" svg:width="0.123cm" svg:height="0.003cm" svg:x="15.648cm" svg:y="19.127cm" svg:viewBox="0 0 124 4" draw:points="0,4 124,4 124,0 0,0">
          <text:p/>
        </draw:polygon>
        <draw:polygon draw:style-name="gr13" draw:text-style-name="P10" draw:layer="layout" svg:width="0.123cm" svg:height="0.003cm" svg:x="16.208cm" svg:y="19.127cm" svg:viewBox="0 0 124 4" draw:points="0,4 124,4 124,0 0,0">
          <text:p/>
        </draw:polygon>
        <draw:polygon draw:style-name="gr13" draw:text-style-name="P10" draw:layer="layout" svg:width="0.124cm" svg:height="0.001cm" svg:x="16.768cm" svg:y="19.129cm" svg:viewBox="0 0 125 2" draw:points="0,2 125,2 125,0 0,0">
          <text:p/>
        </draw:polygon>
        <draw:polygon draw:style-name="gr13" draw:text-style-name="P10" draw:layer="layout" svg:width="0.123cm" svg:height="0.002cm" svg:x="17.329cm" svg:y="19.128cm" svg:viewBox="0 0 124 3" draw:points="0,3 124,3 124,0 0,0">
          <text:p/>
        </draw:polygon>
        <draw:polygon draw:style-name="gr13" draw:text-style-name="P10" draw:layer="layout" svg:width="0.123cm" svg:height="0.002cm" svg:x="17.889cm" svg:y="19.128cm" svg:viewBox="0 0 124 3" draw:points="0,3 124,3 124,0 0,0">
          <text:p/>
        </draw:polygon>
        <draw:polygon draw:style-name="gr13" draw:text-style-name="P10" draw:layer="layout" svg:width="0.123cm" svg:height="0.003cm" svg:x="18.449cm" svg:y="19.128cm" svg:viewBox="0 0 124 4" draw:points="0,4 124,4 124,0 0,0">
          <text:p/>
        </draw:polygon>
        <draw:polygon draw:style-name="gr13" draw:text-style-name="P10" draw:layer="layout" svg:width="0.124cm" svg:height="0.003cm" svg:x="19.009cm" svg:y="19.127cm" svg:viewBox="0 0 125 4" draw:points="0,4 125,4 125,0 0,0">
          <text:p/>
        </draw:polygon>
        <draw:polygon draw:style-name="gr13" draw:text-style-name="P10" draw:layer="layout" svg:width="0.123cm" svg:height="0.003cm" svg:x="19.57cm" svg:y="19.127cm" svg:viewBox="0 0 124 4" draw:points="0,4 124,4 124,0 0,0">
          <text:p/>
        </draw:polygon>
        <draw:polygon draw:style-name="gr13" draw:text-style-name="P10" draw:layer="layout" svg:width="0.123cm" svg:height="0.003cm" svg:x="20.13cm" svg:y="19.127cm" svg:viewBox="0 0 124 4" draw:points="0,4 124,4 124,0 0,0">
          <text:p/>
        </draw:polygon>
        <draw:polygon draw:style-name="gr13" draw:text-style-name="P10" draw:layer="layout" svg:width="0.124cm" svg:height="0.001cm" svg:x="20.69cm" svg:y="19.129cm" svg:viewBox="0 0 125 2" draw:points="0,2 125,2 125,0 0,0">
          <text:p/>
        </draw:polygon>
        <draw:polygon draw:style-name="gr13" draw:text-style-name="P10" draw:layer="layout" svg:width="0.123cm" svg:height="0.002cm" svg:x="21.251cm" svg:y="19.13cm" svg:viewBox="0 0 124 3" draw:points="0,0 124,0 124,3 0,3">
          <text:p/>
        </draw:polygon>
        <draw:polygon draw:style-name="gr13" draw:text-style-name="P10" draw:layer="layout" svg:width="0.123cm" svg:height="0.001cm" svg:x="21.811cm" svg:y="19.13cm" svg:viewBox="0 0 124 2" draw:points="0,0 124,0 124,2 0,2">
          <text:p/>
        </draw:polygon>
        <draw:polygon draw:style-name="gr13" draw:text-style-name="P10" draw:layer="layout" svg:width="0.123cm" svg:height="0.006cm" svg:x="22.371cm" svg:y="19.124cm" svg:viewBox="0 0 124 7" draw:points="0,7 124,7 124,0 0,0">
          <text:p/>
        </draw:polygon>
        <draw:polygon draw:style-name="gr13" draw:text-style-name="P10" draw:layer="layout" svg:width="0.124cm" svg:height="0.006cm" svg:x="22.931cm" svg:y="19.124cm" svg:viewBox="0 0 125 7" draw:points="0,7 125,7 125,0 0,0">
          <text:p/>
        </draw:polygon>
        <draw:polygon draw:style-name="gr13" draw:text-style-name="P10" draw:layer="layout" svg:width="0.123cm" svg:height="0.011cm" svg:x="23.492cm" svg:y="19.119cm" svg:viewBox="0 0 124 12" draw:points="0,12 124,12 124,0 0,0">
          <text:p/>
        </draw:polygon>
        <draw:polygon draw:style-name="gr13" draw:text-style-name="P10" draw:layer="layout" svg:width="0.123cm" svg:height="0.006cm" svg:x="24.052cm" svg:y="19.124cm" svg:viewBox="0 0 124 7" draw:points="0,7 124,7 124,0 0,0">
          <text:p/>
        </draw:polygon>
        <draw:polygon draw:style-name="gr13" draw:text-style-name="P10" draw:layer="layout" svg:width="0.124cm" svg:height="0.008cm" svg:x="24.612cm" svg:y="19.122cm" svg:viewBox="0 0 125 9" draw:points="0,9 125,9 125,0 0,0">
          <text:p/>
        </draw:polygon>
        <draw:polygon draw:style-name="gr13" draw:text-style-name="P10" draw:layer="layout" svg:width="0.123cm" svg:height="0.015cm" svg:x="25.173cm" svg:y="19.115cm" svg:viewBox="0 0 124 16" draw:points="0,16 124,16 124,0 0,0">
          <text:p/>
        </draw:polygon>
        <draw:polygon draw:style-name="gr13" draw:text-style-name="P10" draw:layer="layout" svg:width="0.123cm" svg:height="0.012cm" svg:x="25.733cm" svg:y="19.118cm" svg:viewBox="0 0 124 13" draw:points="0,13 124,13 124,0 0,0">
          <text:p/>
        </draw:polygon>
        <draw:polygon draw:style-name="gr13" draw:text-style-name="P10" draw:layer="layout" svg:width="0.123cm" svg:height="0.006cm" svg:x="26.293cm" svg:y="19.124cm" svg:viewBox="0 0 124 7" draw:points="0,7 124,7 124,0 0,0">
          <text:p/>
        </draw:polygon>
        <draw:polygon draw:style-name="gr13" draw:text-style-name="P10" draw:layer="layout" svg:width="0.124cm" svg:height="0.004cm" svg:x="26.853cm" svg:y="19.126cm" svg:viewBox="0 0 125 5" draw:points="0,5 125,5 125,0 0,0">
          <text:p/>
        </draw:polygon>
        <draw:polygon draw:style-name="gr13" draw:text-style-name="P10" draw:layer="layout" svg:width="0.123cm" svg:height="0.01cm" svg:x="27.414cm" svg:y="19.12cm" svg:viewBox="0 0 124 11" draw:points="0,11 124,11 124,0 0,0">
          <text:p/>
        </draw:polygon>
        <draw:polygon draw:style-name="gr13" draw:text-style-name="P10" draw:layer="layout" svg:width="0.123cm" svg:height="0.013cm" svg:x="27.974cm" svg:y="19.117cm" svg:viewBox="0 0 124 14" draw:points="0,14 124,14 124,0 0,0">
          <text:p/>
        </draw:polygon>
        <draw:polygon draw:style-name="gr13" draw:text-style-name="P10" draw:layer="layout" svg:width="0.124cm" svg:height="0.004cm" svg:x="28.534cm" svg:y="19.126cm" svg:viewBox="0 0 125 5" draw:points="0,5 125,5 125,0 0,0">
          <text:p/>
        </draw:polygon>
        <draw:polygon draw:style-name="gr13" draw:text-style-name="P10" draw:layer="layout" svg:width="0.123cm" svg:height="0.018cm" svg:x="29.095cm" svg:y="19.112cm" svg:viewBox="0 0 124 19" draw:points="0,19 124,19 124,0 0,0">
          <text:p/>
        </draw:polygon>
        <draw:polygon draw:style-name="gr13" draw:text-style-name="P10" draw:layer="layout" svg:width="0.123cm" svg:height="0.031cm" svg:x="29.655cm" svg:y="19.099cm" svg:viewBox="0 0 124 32" draw:points="0,32 124,32 124,0 0,0">
          <text:p/>
        </draw:polygon>
        <draw:polygon draw:style-name="gr13" draw:text-style-name="P10" draw:layer="layout" svg:width="0.123cm" svg:height="0.031cm" svg:x="30.215cm" svg:y="19.099cm" svg:viewBox="0 0 124 32" draw:points="0,32 124,32 124,0 0,0">
          <text:p/>
        </draw:polygon>
        <draw:polygon draw:style-name="gr13" draw:text-style-name="P10" draw:layer="layout" svg:width="0.124cm" svg:height="0.034cm" svg:x="30.775cm" svg:y="19.096cm" svg:viewBox="0 0 125 35" draw:points="0,35 125,35 125,0 0,0">
          <text:p/>
        </draw:polygon>
        <draw:polygon draw:style-name="gr13" draw:text-style-name="P10" draw:layer="layout" svg:width="0.123cm" svg:height="0.1cm" svg:x="31.336cm" svg:y="19.03cm" svg:viewBox="0 0 124 101" draw:points="0,101 124,101 124,0 0,0">
          <text:p/>
        </draw:polygon>
        <draw:polygon draw:style-name="gr13" draw:text-style-name="P10" draw:layer="layout" svg:width="0.123cm" svg:height="0.143cm" svg:x="31.896cm" svg:y="18.987cm" svg:viewBox="0 0 124 144" draw:points="0,144 124,144 124,0 0,0">
          <text:p/>
        </draw:polygon>
        <draw:polygon draw:style-name="gr13" draw:text-style-name="P10" draw:layer="layout" svg:width="0.124cm" svg:height="0.319cm" svg:x="32.456cm" svg:y="18.811cm" svg:viewBox="0 0 125 320" draw:points="0,320 125,320 125,0 0,0">
          <text:p/>
        </draw:polygon>
        <draw:polygon draw:style-name="gr13" draw:text-style-name="P10" draw:layer="layout" svg:width="0.123cm" svg:height="0.396cm" svg:x="33.017cm" svg:y="18.734cm" svg:viewBox="0 0 124 397" draw:points="0,397 124,397 124,0 0,0">
          <text:p/>
        </draw:polygon>
        <draw:polygon draw:style-name="gr13" draw:text-style-name="P10" draw:layer="layout" svg:width="0.123cm" svg:height="1.281cm" svg:x="33.577cm" svg:y="17.849cm" svg:viewBox="0 0 124 1282" draw:points="0,1282 124,1282 124,0 0,0">
          <text:p/>
        </draw:polygon>
        <draw:polygon draw:style-name="gr13" draw:text-style-name="P10" draw:layer="layout" svg:width="0.123cm" svg:height="1.562cm" svg:x="34.137cm" svg:y="17.568cm" svg:viewBox="0 0 124 1563" draw:points="0,1563 124,1563 124,0 0,0">
          <text:p/>
        </draw:polygon>
        <draw:polygon draw:style-name="gr13" draw:text-style-name="P10" draw:layer="layout" svg:width="0.124cm" svg:height="1.704cm" svg:x="34.697cm" svg:y="17.426cm" svg:viewBox="0 0 125 1705" draw:points="0,1705 125,1705 125,0 0,0">
          <text:p/>
        </draw:polygon>
        <draw:polygon draw:style-name="gr13" draw:text-style-name="P10" draw:layer="layout" svg:width="0.123cm" svg:height="2.052cm" svg:x="35.258cm" svg:y="17.078cm" svg:viewBox="0 0 124 2053" draw:points="0,2053 124,2053 124,0 0,0">
          <text:p/>
        </draw:polygon>
        <draw:polygon draw:style-name="gr13" draw:text-style-name="P10" draw:layer="layout" svg:width="0.123cm" svg:height="2.602cm" svg:x="35.818cm" svg:y="16.528cm" svg:viewBox="0 0 124 2603" draw:points="0,2603 124,2603 124,0 0,0">
          <text:p/>
        </draw:polygon>
        <draw:polygon draw:style-name="gr13" draw:text-style-name="P10" draw:layer="layout" svg:width="0.124cm" svg:height="2.958cm" svg:x="36.378cm" svg:y="16.172cm" svg:viewBox="0 0 125 2959" draw:points="0,2959 125,2959 125,0 0,0">
          <text:p/>
        </draw:polygon>
        <draw:polygon draw:style-name="gr13" draw:text-style-name="P10" draw:layer="layout" svg:width="0.123cm" svg:height="3.191cm" svg:x="36.939cm" svg:y="15.939cm" svg:viewBox="0 0 124 3192" draw:points="0,3192 124,3192 124,0 0,0">
          <text:p/>
        </draw:polygon>
        <draw:polygon draw:style-name="gr13" draw:text-style-name="P10" draw:layer="layout" svg:width="0.123cm" svg:height="4.088cm" svg:x="37.499cm" svg:y="15.042cm" svg:viewBox="0 0 124 4089" draw:points="0,4089 124,4089 124,0 0,0">
          <text:p/>
        </draw:polygon>
        <draw:polygon draw:style-name="gr13" draw:text-style-name="P10" draw:layer="layout" svg:width="0.123cm" svg:height="4.29cm" svg:x="38.059cm" svg:y="14.84cm" svg:viewBox="0 0 124 4291" draw:points="0,4291 124,4291 124,0 0,0">
          <text:p/>
        </draw:polygon>
        <draw:polygon draw:style-name="gr13" draw:text-style-name="P10" draw:layer="layout" svg:width="0.124cm" svg:height="4.596cm" svg:x="38.619cm" svg:y="14.534cm" svg:viewBox="0 0 125 4597" draw:points="0,4597 125,4597 125,0 0,0">
          <text:p/>
        </draw:polygon>
        <draw:polygon draw:style-name="gr13" draw:text-style-name="P10" draw:layer="layout" svg:width="0.123cm" svg:height="5.039cm" svg:x="39.18cm" svg:y="14.091cm" svg:viewBox="0 0 124 5040" draw:points="0,5040 124,5040 124,0 0,0">
          <text:p/>
        </draw:polygon>
        <draw:polygon draw:style-name="gr13" draw:text-style-name="P10" draw:layer="layout" svg:width="0.123cm" svg:height="5.256cm" svg:x="39.74cm" svg:y="13.874cm" svg:viewBox="0 0 124 5257" draw:points="0,5257 124,5257 124,0 0,0">
          <text:p/>
        </draw:polygon>
        <draw:polygon draw:style-name="gr13" draw:text-style-name="P10" draw:layer="layout" svg:width="0.124cm" svg:height="5.037cm" svg:x="40.3cm" svg:y="14.093cm" svg:viewBox="0 0 125 5038" draw:points="0,5038 125,5038 125,0 0,0">
          <text:p/>
        </draw:polygon>
        <draw:polygon draw:style-name="gr13" draw:text-style-name="P10" draw:layer="layout" svg:width="0.123cm" svg:height="4.915cm" svg:x="40.861cm" svg:y="14.215cm" svg:viewBox="0 0 124 4916" draw:points="0,4916 124,4916 124,0 0,0">
          <text:p/>
        </draw:polygon>
        <draw:polygon draw:style-name="gr13" draw:text-style-name="P10" draw:layer="layout" svg:width="0.123cm" svg:height="4.931cm" svg:x="41.421cm" svg:y="14.199cm" svg:viewBox="0 0 124 4932" draw:points="0,4932 124,4932 124,0 0,0">
          <text:p/>
        </draw:polygon>
        <draw:polygon draw:style-name="gr13" draw:text-style-name="P10" draw:layer="layout" svg:width="0.123cm" svg:height="4.975cm" svg:x="41.981cm" svg:y="14.155cm" svg:viewBox="0 0 124 4976" draw:points="0,4976 124,4976 124,0 0,0">
          <text:p/>
        </draw:polygon>
        <draw:polygon draw:style-name="gr13" draw:text-style-name="P10" draw:layer="layout" svg:width="0.124cm" svg:height="5.448cm" svg:x="42.541cm" svg:y="13.682cm" svg:viewBox="0 0 125 5449" draw:points="0,5449 125,5449 125,0 0,0">
          <text:p/>
        </draw:polygon>
        <draw:polygon draw:style-name="gr14" draw:text-style-name="P11" draw:layer="layout" svg:width="0cm" svg:height="0.123cm" svg:x="7.059cm" svg:y="19.675cm" svg:viewBox="0 0 0 124" draw:points="0,0 0,124">
          <text:p/>
        </draw:polygon>
        <draw:line draw:style-name="gr15" draw:text-style-name="P12" draw:layer="layout" svg:x1="7.059cm" svg:y1="19.675cm" svg:x2="7.059cm" svg:y2="19.799cm">
          <text:p/>
        </draw:line>
        <draw:polygon draw:style-name="gr14" draw:text-style-name="P11" draw:layer="layout" svg:width="0cm" svg:height="0.123cm" svg:x="7.619cm" svg:y="19.675cm" svg:viewBox="0 0 0 124" draw:points="0,0 0,124">
          <text:p/>
        </draw:polygon>
        <draw:line draw:style-name="gr15" draw:text-style-name="P12" draw:layer="layout" svg:x1="7.619cm" svg:y1="19.675cm" svg:x2="7.619cm" svg:y2="19.799cm">
          <text:p/>
        </draw:line>
        <draw:polygon draw:style-name="gr14" draw:text-style-name="P11" draw:layer="layout" svg:width="0cm" svg:height="0.123cm" svg:x="8.179cm" svg:y="19.675cm" svg:viewBox="0 0 0 124" draw:points="0,0 0,124">
          <text:p/>
        </draw:polygon>
        <draw:line draw:style-name="gr15" draw:text-style-name="P12" draw:layer="layout" svg:x1="8.179cm" svg:y1="19.675cm" svg:x2="8.179cm" svg:y2="19.799cm">
          <text:p/>
        </draw:line>
        <draw:polygon draw:style-name="gr14" draw:text-style-name="P11" draw:layer="layout" svg:width="0cm" svg:height="0.123cm" svg:x="8.739cm" svg:y="19.675cm" svg:viewBox="0 0 0 124" draw:points="0,0 0,124">
          <text:p/>
        </draw:polygon>
        <draw:line draw:style-name="gr15" draw:text-style-name="P12" draw:layer="layout" svg:x1="8.739cm" svg:y1="19.675cm" svg:x2="8.739cm" svg:y2="19.799cm">
          <text:p/>
        </draw:line>
        <draw:polygon draw:style-name="gr14" draw:text-style-name="P11" draw:layer="layout" svg:width="0cm" svg:height="0.123cm" svg:x="9.3cm" svg:y="19.675cm" svg:viewBox="0 0 0 124" draw:points="0,0 0,124">
          <text:p/>
        </draw:polygon>
        <draw:line draw:style-name="gr15" draw:text-style-name="P12" draw:layer="layout" svg:x1="9.3cm" svg:y1="19.675cm" svg:x2="9.3cm" svg:y2="19.799cm">
          <text:p/>
        </draw:line>
        <draw:polygon draw:style-name="gr14" draw:text-style-name="P11" draw:layer="layout" svg:width="0cm" svg:height="0.123cm" svg:x="9.86cm" svg:y="19.675cm" svg:viewBox="0 0 0 124" draw:points="0,0 0,124">
          <text:p/>
        </draw:polygon>
        <draw:line draw:style-name="gr15" draw:text-style-name="P12" draw:layer="layout" svg:x1="9.86cm" svg:y1="19.675cm" svg:x2="9.86cm" svg:y2="19.799cm">
          <text:p/>
        </draw:line>
        <draw:frame draw:style-name="gr16" draw:text-style-name="P13" draw:layer="layout" svg:width="0.705cm" svg:height="0.784cm" svg:x="6.883cm" svg:y="19.784cm">
          <draw:text-box>
            <text:p text:style-name="P1"><text:span text:style-name="T6">0</text:span></text:p>
          </draw:text-box>
        </draw:frame>
        <draw:polygon draw:style-name="gr14" draw:text-style-name="P11" draw:layer="layout" svg:width="0cm" svg:height="0.123cm" svg:x="10.42cm" svg:y="19.675cm" svg:viewBox="0 0 0 124" draw:points="0,0 0,124">
          <text:p/>
        </draw:polygon>
        <draw:line draw:style-name="gr15" draw:text-style-name="P12" draw:layer="layout" svg:x1="10.42cm" svg:y1="19.675cm" svg:x2="10.42cm" svg:y2="19.799cm">
          <text:p/>
        </draw:line>
        <draw:polygon draw:style-name="gr14" draw:text-style-name="P11" draw:layer="layout" svg:width="0cm" svg:height="0.123cm" svg:x="10.981cm" svg:y="19.675cm" svg:viewBox="0 0 0 124" draw:points="0,0 0,124">
          <text:p/>
        </draw:polygon>
        <draw:line draw:style-name="gr15" draw:text-style-name="P12" draw:layer="layout" svg:x1="10.981cm" svg:y1="19.675cm" svg:x2="10.981cm" svg:y2="19.799cm">
          <text:p/>
        </draw:line>
        <draw:polygon draw:style-name="gr14" draw:text-style-name="P11" draw:layer="layout" svg:width="0cm" svg:height="0.123cm" svg:x="11.541cm" svg:y="19.675cm" svg:viewBox="0 0 0 124" draw:points="0,0 0,124">
          <text:p/>
        </draw:polygon>
        <draw:line draw:style-name="gr15" draw:text-style-name="P12" draw:layer="layout" svg:x1="11.541cm" svg:y1="19.675cm" svg:x2="11.541cm" svg:y2="19.799cm">
          <text:p/>
        </draw:line>
        <draw:polygon draw:style-name="gr14" draw:text-style-name="P11" draw:layer="layout" svg:width="0cm" svg:height="0.123cm" svg:x="12.101cm" svg:y="19.675cm" svg:viewBox="0 0 0 124" draw:points="0,0 0,124">
          <text:p/>
        </draw:polygon>
        <draw:line draw:style-name="gr15" draw:text-style-name="P12" draw:layer="layout" svg:x1="12.101cm" svg:y1="19.675cm" svg:x2="12.101cm" svg:y2="19.799cm">
          <text:p/>
        </draw:line>
        <draw:polygon draw:style-name="gr14" draw:text-style-name="P11" draw:layer="layout" svg:width="0cm" svg:height="0.123cm" svg:x="12.661cm" svg:y="19.675cm" svg:viewBox="0 0 0 124" draw:points="0,0 0,124">
          <text:p/>
        </draw:polygon>
        <draw:line draw:style-name="gr15" draw:text-style-name="P12" draw:layer="layout" svg:x1="12.661cm" svg:y1="19.675cm" svg:x2="12.661cm" svg:y2="19.799cm">
          <text:p/>
        </draw:line>
        <draw:frame draw:style-name="gr16" draw:text-style-name="P13" draw:layer="layout" svg:width="0.705cm" svg:height="0.784cm" svg:x="9.684cm" svg:y="19.784cm">
          <draw:text-box>
            <text:p text:style-name="P1"><text:span text:style-name="T6">5</text:span></text:p>
          </draw:text-box>
        </draw:frame>
        <draw:polygon draw:style-name="gr14" draw:text-style-name="P11" draw:layer="layout" svg:width="0cm" svg:height="0.123cm" svg:x="13.222cm" svg:y="19.675cm" svg:viewBox="0 0 0 124" draw:points="0,0 0,124">
          <text:p/>
        </draw:polygon>
        <draw:line draw:style-name="gr15" draw:text-style-name="P12" draw:layer="layout" svg:x1="13.222cm" svg:y1="19.675cm" svg:x2="13.222cm" svg:y2="19.799cm">
          <text:p/>
        </draw:line>
        <draw:polygon draw:style-name="gr14" draw:text-style-name="P11" draw:layer="layout" svg:width="0cm" svg:height="0.123cm" svg:x="13.782cm" svg:y="19.675cm" svg:viewBox="0 0 0 124" draw:points="0,0 0,124">
          <text:p/>
        </draw:polygon>
        <draw:line draw:style-name="gr15" draw:text-style-name="P12" draw:layer="layout" svg:x1="13.782cm" svg:y1="19.675cm" svg:x2="13.782cm" svg:y2="19.799cm">
          <text:p/>
        </draw:line>
        <draw:polygon draw:style-name="gr14" draw:text-style-name="P11" draw:layer="layout" svg:width="0cm" svg:height="0.123cm" svg:x="14.342cm" svg:y="19.675cm" svg:viewBox="0 0 0 124" draw:points="0,0 0,124">
          <text:p/>
        </draw:polygon>
        <draw:line draw:style-name="gr15" draw:text-style-name="P12" draw:layer="layout" svg:x1="14.342cm" svg:y1="19.675cm" svg:x2="14.342cm" svg:y2="19.799cm">
          <text:p/>
        </draw:line>
        <draw:polygon draw:style-name="gr14" draw:text-style-name="P11" draw:layer="layout" svg:width="0cm" svg:height="0.123cm" svg:x="14.903cm" svg:y="19.675cm" svg:viewBox="0 0 0 124" draw:points="0,0 0,124">
          <text:p/>
        </draw:polygon>
        <draw:line draw:style-name="gr15" draw:text-style-name="P12" draw:layer="layout" svg:x1="14.903cm" svg:y1="19.675cm" svg:x2="14.903cm" svg:y2="19.799cm">
          <text:p/>
        </draw:line>
        <draw:polygon draw:style-name="gr14" draw:text-style-name="P11" draw:layer="layout" svg:width="0cm" svg:height="0.123cm" svg:x="15.463cm" svg:y="19.675cm" svg:viewBox="0 0 0 124" draw:points="0,0 0,124">
          <text:p/>
        </draw:polygon>
        <draw:line draw:style-name="gr15" draw:text-style-name="P12" draw:layer="layout" svg:x1="15.463cm" svg:y1="19.675cm" svg:x2="15.463cm" svg:y2="19.799cm">
          <text:p/>
        </draw:line>
        <draw:frame draw:style-name="gr16" draw:text-style-name="P13" draw:layer="layout" svg:width="0.713cm" svg:height="0.784cm" svg:x="12.309cm" svg:y="19.784cm">
          <draw:text-box>
            <text:p text:style-name="P1"><text:span text:style-name="T6">1</text:span><text:span text:style-name="T6">0</text:span></text:p>
          </draw:text-box>
        </draw:frame>
        <draw:polygon draw:style-name="gr14" draw:text-style-name="P11" draw:layer="layout" svg:width="0cm" svg:height="0.123cm" svg:x="16.023cm" svg:y="19.675cm" svg:viewBox="0 0 0 124" draw:points="0,0 0,124">
          <text:p/>
        </draw:polygon>
        <draw:line draw:style-name="gr15" draw:text-style-name="P12" draw:layer="layout" svg:x1="16.023cm" svg:y1="19.675cm" svg:x2="16.023cm" svg:y2="19.799cm">
          <text:p/>
        </draw:line>
        <draw:polygon draw:style-name="gr14" draw:text-style-name="P11" draw:layer="layout" svg:width="0cm" svg:height="0.123cm" svg:x="16.583cm" svg:y="19.675cm" svg:viewBox="0 0 0 124" draw:points="0,0 0,124">
          <text:p/>
        </draw:polygon>
        <draw:line draw:style-name="gr15" draw:text-style-name="P12" draw:layer="layout" svg:x1="16.583cm" svg:y1="19.675cm" svg:x2="16.583cm" svg:y2="19.799cm">
          <text:p/>
        </draw:line>
        <draw:polygon draw:style-name="gr14" draw:text-style-name="P11" draw:layer="layout" svg:width="0cm" svg:height="0.123cm" svg:x="17.144cm" svg:y="19.675cm" svg:viewBox="0 0 0 124" draw:points="0,0 0,124">
          <text:p/>
        </draw:polygon>
        <draw:line draw:style-name="gr15" draw:text-style-name="P12" draw:layer="layout" svg:x1="17.144cm" svg:y1="19.675cm" svg:x2="17.144cm" svg:y2="19.799cm">
          <text:p/>
        </draw:line>
        <draw:polygon draw:style-name="gr14" draw:text-style-name="P11" draw:layer="layout" svg:width="0cm" svg:height="0.123cm" svg:x="17.704cm" svg:y="19.675cm" svg:viewBox="0 0 0 124" draw:points="0,0 0,124">
          <text:p/>
        </draw:polygon>
        <draw:line draw:style-name="gr15" draw:text-style-name="P12" draw:layer="layout" svg:x1="17.704cm" svg:y1="19.675cm" svg:x2="17.704cm" svg:y2="19.799cm">
          <text:p/>
        </draw:line>
        <draw:polygon draw:style-name="gr14" draw:text-style-name="P11" draw:layer="layout" svg:width="0cm" svg:height="0.123cm" svg:x="18.264cm" svg:y="19.675cm" svg:viewBox="0 0 0 124" draw:points="0,0 0,124">
          <text:p/>
        </draw:polygon>
        <draw:line draw:style-name="gr15" draw:text-style-name="P12" draw:layer="layout" svg:x1="18.264cm" svg:y1="19.675cm" svg:x2="18.264cm" svg:y2="19.799cm">
          <text:p/>
        </draw:line>
        <draw:frame draw:style-name="gr16" draw:text-style-name="P13" draw:layer="layout" svg:width="0.713cm" svg:height="0.784cm" svg:x="15.111cm" svg:y="19.784cm">
          <draw:text-box>
            <text:p text:style-name="P1"><text:span text:style-name="T6">1</text:span><text:span text:style-name="T6">5</text:span></text:p>
          </draw:text-box>
        </draw:frame>
        <draw:polygon draw:style-name="gr14" draw:text-style-name="P11" draw:layer="layout" svg:width="0cm" svg:height="0.123cm" svg:x="18.825cm" svg:y="19.675cm" svg:viewBox="0 0 0 124" draw:points="0,0 0,124">
          <text:p/>
        </draw:polygon>
        <draw:line draw:style-name="gr15" draw:text-style-name="P12" draw:layer="layout" svg:x1="18.825cm" svg:y1="19.675cm" svg:x2="18.825cm" svg:y2="19.799cm">
          <text:p/>
        </draw:line>
        <draw:polygon draw:style-name="gr14" draw:text-style-name="P11" draw:layer="layout" svg:width="0cm" svg:height="0.123cm" svg:x="19.385cm" svg:y="19.675cm" svg:viewBox="0 0 0 124" draw:points="0,0 0,124">
          <text:p/>
        </draw:polygon>
        <draw:line draw:style-name="gr15" draw:text-style-name="P12" draw:layer="layout" svg:x1="19.385cm" svg:y1="19.675cm" svg:x2="19.385cm" svg:y2="19.799cm">
          <text:p/>
        </draw:line>
        <draw:polygon draw:style-name="gr14" draw:text-style-name="P11" draw:layer="layout" svg:width="0cm" svg:height="0.123cm" svg:x="19.945cm" svg:y="19.675cm" svg:viewBox="0 0 0 124" draw:points="0,0 0,124">
          <text:p/>
        </draw:polygon>
        <draw:line draw:style-name="gr15" draw:text-style-name="P12" draw:layer="layout" svg:x1="19.945cm" svg:y1="19.675cm" svg:x2="19.945cm" svg:y2="19.799cm">
          <text:p/>
        </draw:line>
        <draw:polygon draw:style-name="gr14" draw:text-style-name="P11" draw:layer="layout" svg:width="0cm" svg:height="0.123cm" svg:x="20.505cm" svg:y="19.675cm" svg:viewBox="0 0 0 124" draw:points="0,0 0,124">
          <text:p/>
        </draw:polygon>
        <draw:line draw:style-name="gr15" draw:text-style-name="P12" draw:layer="layout" svg:x1="20.505cm" svg:y1="19.675cm" svg:x2="20.505cm" svg:y2="19.799cm">
          <text:p/>
        </draw:line>
        <draw:polygon draw:style-name="gr14" draw:text-style-name="P11" draw:layer="layout" svg:width="0cm" svg:height="0.123cm" svg:x="21.066cm" svg:y="19.675cm" svg:viewBox="0 0 0 124" draw:points="0,0 0,124">
          <text:p/>
        </draw:polygon>
        <draw:line draw:style-name="gr15" draw:text-style-name="P12" draw:layer="layout" svg:x1="21.066cm" svg:y1="19.675cm" svg:x2="21.066cm" svg:y2="19.799cm">
          <text:p/>
        </draw:line>
        <draw:frame draw:style-name="gr16" draw:text-style-name="P13" draw:layer="layout" svg:width="0.713cm" svg:height="0.784cm" svg:x="17.912cm" svg:y="19.784cm">
          <draw:text-box>
            <text:p text:style-name="P1"><text:span text:style-name="T6">2</text:span><text:span text:style-name="T6">0</text:span></text:p>
          </draw:text-box>
        </draw:frame>
        <draw:polygon draw:style-name="gr14" draw:text-style-name="P11" draw:layer="layout" svg:width="0cm" svg:height="0.123cm" svg:x="21.626cm" svg:y="19.675cm" svg:viewBox="0 0 0 124" draw:points="0,0 0,124">
          <text:p/>
        </draw:polygon>
        <draw:line draw:style-name="gr15" draw:text-style-name="P12" draw:layer="layout" svg:x1="21.626cm" svg:y1="19.675cm" svg:x2="21.626cm" svg:y2="19.799cm">
          <text:p/>
        </draw:line>
        <draw:polygon draw:style-name="gr14" draw:text-style-name="P11" draw:layer="layout" svg:width="0cm" svg:height="0.123cm" svg:x="22.186cm" svg:y="19.675cm" svg:viewBox="0 0 0 124" draw:points="0,0 0,124">
          <text:p/>
        </draw:polygon>
        <draw:line draw:style-name="gr15" draw:text-style-name="P12" draw:layer="layout" svg:x1="22.186cm" svg:y1="19.675cm" svg:x2="22.186cm" svg:y2="19.799cm">
          <text:p/>
        </draw:line>
        <draw:polygon draw:style-name="gr14" draw:text-style-name="P11" draw:layer="layout" svg:width="0cm" svg:height="0.123cm" svg:x="22.747cm" svg:y="19.675cm" svg:viewBox="0 0 0 124" draw:points="0,0 0,124">
          <text:p/>
        </draw:polygon>
        <draw:line draw:style-name="gr15" draw:text-style-name="P12" draw:layer="layout" svg:x1="22.747cm" svg:y1="19.675cm" svg:x2="22.747cm" svg:y2="19.799cm">
          <text:p/>
        </draw:line>
        <draw:polygon draw:style-name="gr14" draw:text-style-name="P11" draw:layer="layout" svg:width="0cm" svg:height="0.123cm" svg:x="23.307cm" svg:y="19.675cm" svg:viewBox="0 0 0 124" draw:points="0,0 0,124">
          <text:p/>
        </draw:polygon>
        <draw:line draw:style-name="gr15" draw:text-style-name="P12" draw:layer="layout" svg:x1="23.307cm" svg:y1="19.675cm" svg:x2="23.307cm" svg:y2="19.799cm">
          <text:p/>
        </draw:line>
        <draw:polygon draw:style-name="gr14" draw:text-style-name="P11" draw:layer="layout" svg:width="0cm" svg:height="0.123cm" svg:x="23.867cm" svg:y="19.675cm" svg:viewBox="0 0 0 124" draw:points="0,0 0,124">
          <text:p/>
        </draw:polygon>
        <draw:line draw:style-name="gr15" draw:text-style-name="P12" draw:layer="layout" svg:x1="23.867cm" svg:y1="19.675cm" svg:x2="23.867cm" svg:y2="19.799cm">
          <text:p/>
        </draw:line>
        <draw:frame draw:style-name="gr16" draw:text-style-name="P13" draw:layer="layout" svg:width="0.713cm" svg:height="0.784cm" svg:x="20.713cm" svg:y="19.784cm">
          <draw:text-box>
            <text:p text:style-name="P1"><text:span text:style-name="T6">2</text:span><text:span text:style-name="T6">5</text:span></text:p>
          </draw:text-box>
        </draw:frame>
        <draw:polygon draw:style-name="gr14" draw:text-style-name="P11" draw:layer="layout" svg:width="0cm" svg:height="0.123cm" svg:x="24.427cm" svg:y="19.675cm" svg:viewBox="0 0 0 124" draw:points="0,0 0,124">
          <text:p/>
        </draw:polygon>
        <draw:line draw:style-name="gr15" draw:text-style-name="P12" draw:layer="layout" svg:x1="24.427cm" svg:y1="19.675cm" svg:x2="24.427cm" svg:y2="19.799cm">
          <text:p/>
        </draw:line>
        <draw:polygon draw:style-name="gr14" draw:text-style-name="P11" draw:layer="layout" svg:width="0cm" svg:height="0.123cm" svg:x="24.988cm" svg:y="19.675cm" svg:viewBox="0 0 0 124" draw:points="0,0 0,124">
          <text:p/>
        </draw:polygon>
        <draw:line draw:style-name="gr15" draw:text-style-name="P12" draw:layer="layout" svg:x1="24.988cm" svg:y1="19.675cm" svg:x2="24.988cm" svg:y2="19.799cm">
          <text:p/>
        </draw:line>
        <draw:polygon draw:style-name="gr14" draw:text-style-name="P11" draw:layer="layout" svg:width="0cm" svg:height="0.123cm" svg:x="25.548cm" svg:y="19.675cm" svg:viewBox="0 0 0 124" draw:points="0,0 0,124">
          <text:p/>
        </draw:polygon>
        <draw:line draw:style-name="gr15" draw:text-style-name="P12" draw:layer="layout" svg:x1="25.548cm" svg:y1="19.675cm" svg:x2="25.548cm" svg:y2="19.799cm">
          <text:p/>
        </draw:line>
        <draw:polygon draw:style-name="gr14" draw:text-style-name="P11" draw:layer="layout" svg:width="0cm" svg:height="0.123cm" svg:x="26.108cm" svg:y="19.675cm" svg:viewBox="0 0 0 124" draw:points="0,0 0,124">
          <text:p/>
        </draw:polygon>
        <draw:line draw:style-name="gr15" draw:text-style-name="P12" draw:layer="layout" svg:x1="26.108cm" svg:y1="19.675cm" svg:x2="26.108cm" svg:y2="19.799cm">
          <text:p/>
        </draw:line>
        <draw:polygon draw:style-name="gr14" draw:text-style-name="P11" draw:layer="layout" svg:width="0cm" svg:height="0.123cm" svg:x="26.669cm" svg:y="19.675cm" svg:viewBox="0 0 0 124" draw:points="0,0 0,124">
          <text:p/>
        </draw:polygon>
        <draw:line draw:style-name="gr15" draw:text-style-name="P12" draw:layer="layout" svg:x1="26.669cm" svg:y1="19.675cm" svg:x2="26.669cm" svg:y2="19.799cm">
          <text:p/>
        </draw:line>
        <draw:frame draw:style-name="gr16" draw:text-style-name="P13" draw:layer="layout" svg:width="0.713cm" svg:height="0.784cm" svg:x="23.515cm" svg:y="19.784cm">
          <draw:text-box>
            <text:p text:style-name="P1"><text:span text:style-name="T6">3</text:span><text:span text:style-name="T6">0</text:span></text:p>
          </draw:text-box>
        </draw:frame>
        <draw:polygon draw:style-name="gr14" draw:text-style-name="P11" draw:layer="layout" svg:width="0cm" svg:height="0.123cm" svg:x="27.229cm" svg:y="19.675cm" svg:viewBox="0 0 0 124" draw:points="0,0 0,124">
          <text:p/>
        </draw:polygon>
        <draw:line draw:style-name="gr15" draw:text-style-name="P12" draw:layer="layout" svg:x1="27.229cm" svg:y1="19.675cm" svg:x2="27.229cm" svg:y2="19.799cm">
          <text:p/>
        </draw:line>
        <draw:polygon draw:style-name="gr14" draw:text-style-name="P11" draw:layer="layout" svg:width="0cm" svg:height="0.123cm" svg:x="27.789cm" svg:y="19.675cm" svg:viewBox="0 0 0 124" draw:points="0,0 0,124">
          <text:p/>
        </draw:polygon>
        <draw:line draw:style-name="gr15" draw:text-style-name="P12" draw:layer="layout" svg:x1="27.789cm" svg:y1="19.675cm" svg:x2="27.789cm" svg:y2="19.799cm">
          <text:p/>
        </draw:line>
        <draw:polygon draw:style-name="gr14" draw:text-style-name="P11" draw:layer="layout" svg:width="0cm" svg:height="0.123cm" svg:x="28.349cm" svg:y="19.675cm" svg:viewBox="0 0 0 124" draw:points="0,0 0,124">
          <text:p/>
        </draw:polygon>
        <draw:line draw:style-name="gr15" draw:text-style-name="P12" draw:layer="layout" svg:x1="28.349cm" svg:y1="19.675cm" svg:x2="28.349cm" svg:y2="19.799cm">
          <text:p/>
        </draw:line>
        <draw:polygon draw:style-name="gr14" draw:text-style-name="P11" draw:layer="layout" svg:width="0cm" svg:height="0.123cm" svg:x="28.91cm" svg:y="19.675cm" svg:viewBox="0 0 0 124" draw:points="0,0 0,124">
          <text:p/>
        </draw:polygon>
        <draw:line draw:style-name="gr15" draw:text-style-name="P12" draw:layer="layout" svg:x1="28.91cm" svg:y1="19.675cm" svg:x2="28.91cm" svg:y2="19.799cm">
          <text:p/>
        </draw:line>
        <draw:polygon draw:style-name="gr14" draw:text-style-name="P11" draw:layer="layout" svg:width="0cm" svg:height="0.123cm" svg:x="29.47cm" svg:y="19.675cm" svg:viewBox="0 0 0 124" draw:points="0,0 0,124">
          <text:p/>
        </draw:polygon>
        <draw:line draw:style-name="gr15" draw:text-style-name="P12" draw:layer="layout" svg:x1="29.47cm" svg:y1="19.675cm" svg:x2="29.47cm" svg:y2="19.799cm">
          <text:p/>
        </draw:line>
        <draw:frame draw:style-name="gr16" draw:text-style-name="P13" draw:layer="layout" svg:width="0.713cm" svg:height="0.784cm" svg:x="26.316cm" svg:y="19.784cm">
          <draw:text-box>
            <text:p text:style-name="P1"><text:span text:style-name="T6">3</text:span><text:span text:style-name="T6">5</text:span></text:p>
          </draw:text-box>
        </draw:frame>
        <draw:polygon draw:style-name="gr14" draw:text-style-name="P11" draw:layer="layout" svg:width="0cm" svg:height="0.123cm" svg:x="30.03cm" svg:y="19.675cm" svg:viewBox="0 0 0 124" draw:points="0,0 0,124">
          <text:p/>
        </draw:polygon>
        <draw:line draw:style-name="gr15" draw:text-style-name="P12" draw:layer="layout" svg:x1="30.03cm" svg:y1="19.675cm" svg:x2="30.03cm" svg:y2="19.799cm">
          <text:p/>
        </draw:line>
        <draw:polygon draw:style-name="gr14" draw:text-style-name="P11" draw:layer="layout" svg:width="0cm" svg:height="0.123cm" svg:x="30.591cm" svg:y="19.675cm" svg:viewBox="0 0 0 124" draw:points="0,0 0,124">
          <text:p/>
        </draw:polygon>
        <draw:line draw:style-name="gr15" draw:text-style-name="P12" draw:layer="layout" svg:x1="30.591cm" svg:y1="19.675cm" svg:x2="30.591cm" svg:y2="19.799cm">
          <text:p/>
        </draw:line>
        <draw:polygon draw:style-name="gr14" draw:text-style-name="P11" draw:layer="layout" svg:width="0cm" svg:height="0.123cm" svg:x="31.151cm" svg:y="19.675cm" svg:viewBox="0 0 0 124" draw:points="0,0 0,124">
          <text:p/>
        </draw:polygon>
        <draw:line draw:style-name="gr15" draw:text-style-name="P12" draw:layer="layout" svg:x1="31.151cm" svg:y1="19.675cm" svg:x2="31.151cm" svg:y2="19.799cm">
          <text:p/>
        </draw:line>
        <draw:polygon draw:style-name="gr14" draw:text-style-name="P11" draw:layer="layout" svg:width="0cm" svg:height="0.123cm" svg:x="31.711cm" svg:y="19.675cm" svg:viewBox="0 0 0 124" draw:points="0,0 0,124">
          <text:p/>
        </draw:polygon>
        <draw:line draw:style-name="gr15" draw:text-style-name="P12" draw:layer="layout" svg:x1="31.711cm" svg:y1="19.675cm" svg:x2="31.711cm" svg:y2="19.799cm">
          <text:p/>
        </draw:line>
        <draw:polygon draw:style-name="gr14" draw:text-style-name="P11" draw:layer="layout" svg:width="0cm" svg:height="0.123cm" svg:x="32.271cm" svg:y="19.675cm" svg:viewBox="0 0 0 124" draw:points="0,0 0,124">
          <text:p/>
        </draw:polygon>
        <draw:line draw:style-name="gr15" draw:text-style-name="P12" draw:layer="layout" svg:x1="32.271cm" svg:y1="19.675cm" svg:x2="32.271cm" svg:y2="19.799cm">
          <text:p/>
        </draw:line>
        <draw:frame draw:style-name="gr16" draw:text-style-name="P13" draw:layer="layout" svg:width="0.713cm" svg:height="0.784cm" svg:x="29.118cm" svg:y="19.784cm">
          <draw:text-box>
            <text:p text:style-name="P1"><text:span text:style-name="T6">4</text:span><text:span text:style-name="T6">0</text:span></text:p>
          </draw:text-box>
        </draw:frame>
        <draw:polygon draw:style-name="gr14" draw:text-style-name="P11" draw:layer="layout" svg:width="0cm" svg:height="0.123cm" svg:x="32.832cm" svg:y="19.675cm" svg:viewBox="0 0 0 124" draw:points="0,0 0,124">
          <text:p/>
        </draw:polygon>
        <draw:line draw:style-name="gr15" draw:text-style-name="P12" draw:layer="layout" svg:x1="32.832cm" svg:y1="19.675cm" svg:x2="32.832cm" svg:y2="19.799cm">
          <text:p/>
        </draw:line>
        <draw:polygon draw:style-name="gr14" draw:text-style-name="P11" draw:layer="layout" svg:width="0cm" svg:height="0.123cm" svg:x="33.392cm" svg:y="19.675cm" svg:viewBox="0 0 0 124" draw:points="0,0 0,124">
          <text:p/>
        </draw:polygon>
        <draw:line draw:style-name="gr15" draw:text-style-name="P12" draw:layer="layout" svg:x1="33.392cm" svg:y1="19.675cm" svg:x2="33.392cm" svg:y2="19.799cm">
          <text:p/>
        </draw:line>
        <draw:polygon draw:style-name="gr14" draw:text-style-name="P11" draw:layer="layout" svg:width="0cm" svg:height="0.123cm" svg:x="33.952cm" svg:y="19.675cm" svg:viewBox="0 0 0 124" draw:points="0,0 0,124">
          <text:p/>
        </draw:polygon>
        <draw:line draw:style-name="gr15" draw:text-style-name="P12" draw:layer="layout" svg:x1="33.952cm" svg:y1="19.675cm" svg:x2="33.952cm" svg:y2="19.799cm">
          <text:p/>
        </draw:line>
        <draw:polygon draw:style-name="gr14" draw:text-style-name="P11" draw:layer="layout" svg:width="0cm" svg:height="0.123cm" svg:x="34.513cm" svg:y="19.675cm" svg:viewBox="0 0 0 124" draw:points="0,0 0,124">
          <text:p/>
        </draw:polygon>
        <draw:line draw:style-name="gr15" draw:text-style-name="P12" draw:layer="layout" svg:x1="34.513cm" svg:y1="19.675cm" svg:x2="34.513cm" svg:y2="19.799cm">
          <text:p/>
        </draw:line>
        <draw:polygon draw:style-name="gr14" draw:text-style-name="P11" draw:layer="layout" svg:width="0cm" svg:height="0.123cm" svg:x="35.073cm" svg:y="19.675cm" svg:viewBox="0 0 0 124" draw:points="0,0 0,124">
          <text:p/>
        </draw:polygon>
        <draw:line draw:style-name="gr15" draw:text-style-name="P12" draw:layer="layout" svg:x1="35.073cm" svg:y1="19.675cm" svg:x2="35.073cm" svg:y2="19.799cm">
          <text:p/>
        </draw:line>
        <draw:frame draw:style-name="gr16" draw:text-style-name="P13" draw:layer="layout" svg:width="0.713cm" svg:height="0.784cm" svg:x="31.919cm" svg:y="19.784cm">
          <draw:text-box>
            <text:p text:style-name="P1"><text:span text:style-name="T6">4</text:span><text:span text:style-name="T6">5</text:span></text:p>
          </draw:text-box>
        </draw:frame>
        <draw:polygon draw:style-name="gr14" draw:text-style-name="P11" draw:layer="layout" svg:width="0cm" svg:height="0.123cm" svg:x="35.633cm" svg:y="19.675cm" svg:viewBox="0 0 0 124" draw:points="0,0 0,124">
          <text:p/>
        </draw:polygon>
        <draw:line draw:style-name="gr15" draw:text-style-name="P12" draw:layer="layout" svg:x1="35.633cm" svg:y1="19.675cm" svg:x2="35.633cm" svg:y2="19.799cm">
          <text:p/>
        </draw:line>
        <draw:polygon draw:style-name="gr14" draw:text-style-name="P11" draw:layer="layout" svg:width="0cm" svg:height="0.123cm" svg:x="36.193cm" svg:y="19.675cm" svg:viewBox="0 0 0 124" draw:points="0,0 0,124">
          <text:p/>
        </draw:polygon>
        <draw:line draw:style-name="gr15" draw:text-style-name="P12" draw:layer="layout" svg:x1="36.193cm" svg:y1="19.675cm" svg:x2="36.193cm" svg:y2="19.799cm">
          <text:p/>
        </draw:line>
        <draw:polygon draw:style-name="gr14" draw:text-style-name="P11" draw:layer="layout" svg:width="0cm" svg:height="0.123cm" svg:x="36.754cm" svg:y="19.675cm" svg:viewBox="0 0 0 124" draw:points="0,0 0,124">
          <text:p/>
        </draw:polygon>
        <draw:line draw:style-name="gr15" draw:text-style-name="P12" draw:layer="layout" svg:x1="36.754cm" svg:y1="19.675cm" svg:x2="36.754cm" svg:y2="19.799cm">
          <text:p/>
        </draw:line>
        <draw:polygon draw:style-name="gr14" draw:text-style-name="P11" draw:layer="layout" svg:width="0cm" svg:height="0.123cm" svg:x="37.314cm" svg:y="19.675cm" svg:viewBox="0 0 0 124" draw:points="0,0 0,124">
          <text:p/>
        </draw:polygon>
        <draw:line draw:style-name="gr15" draw:text-style-name="P12" draw:layer="layout" svg:x1="37.314cm" svg:y1="19.675cm" svg:x2="37.314cm" svg:y2="19.799cm">
          <text:p/>
        </draw:line>
        <draw:polygon draw:style-name="gr14" draw:text-style-name="P11" draw:layer="layout" svg:width="0cm" svg:height="0.123cm" svg:x="37.874cm" svg:y="19.675cm" svg:viewBox="0 0 0 124" draw:points="0,0 0,124">
          <text:p/>
        </draw:polygon>
        <draw:line draw:style-name="gr15" draw:text-style-name="P12" draw:layer="layout" svg:x1="37.874cm" svg:y1="19.675cm" svg:x2="37.874cm" svg:y2="19.799cm">
          <text:p/>
        </draw:line>
        <draw:frame draw:style-name="gr16" draw:text-style-name="P13" draw:layer="layout" svg:width="0.713cm" svg:height="0.784cm" svg:x="34.721cm" svg:y="19.784cm">
          <draw:text-box>
            <text:p text:style-name="P1"><text:span text:style-name="T6">5</text:span><text:span text:style-name="T6">0</text:span></text:p>
          </draw:text-box>
        </draw:frame>
        <draw:polygon draw:style-name="gr14" draw:text-style-name="P11" draw:layer="layout" svg:width="0cm" svg:height="0.123cm" svg:x="38.435cm" svg:y="19.675cm" svg:viewBox="0 0 0 124" draw:points="0,0 0,124">
          <text:p/>
        </draw:polygon>
        <draw:line draw:style-name="gr15" draw:text-style-name="P12" draw:layer="layout" svg:x1="38.435cm" svg:y1="19.675cm" svg:x2="38.435cm" svg:y2="19.799cm">
          <text:p/>
        </draw:line>
        <draw:polygon draw:style-name="gr14" draw:text-style-name="P11" draw:layer="layout" svg:width="0cm" svg:height="0.123cm" svg:x="38.995cm" svg:y="19.675cm" svg:viewBox="0 0 0 124" draw:points="0,0 0,124">
          <text:p/>
        </draw:polygon>
        <draw:line draw:style-name="gr15" draw:text-style-name="P12" draw:layer="layout" svg:x1="38.995cm" svg:y1="19.675cm" svg:x2="38.995cm" svg:y2="19.799cm">
          <text:p/>
        </draw:line>
        <draw:polygon draw:style-name="gr14" draw:text-style-name="P11" draw:layer="layout" svg:width="0cm" svg:height="0.123cm" svg:x="39.555cm" svg:y="19.675cm" svg:viewBox="0 0 0 124" draw:points="0,0 0,124">
          <text:p/>
        </draw:polygon>
        <draw:line draw:style-name="gr15" draw:text-style-name="P12" draw:layer="layout" svg:x1="39.555cm" svg:y1="19.675cm" svg:x2="39.555cm" svg:y2="19.799cm">
          <text:p/>
        </draw:line>
        <draw:polygon draw:style-name="gr14" draw:text-style-name="P11" draw:layer="layout" svg:width="0cm" svg:height="0.123cm" svg:x="40.115cm" svg:y="19.675cm" svg:viewBox="0 0 0 124" draw:points="0,0 0,124">
          <text:p/>
        </draw:polygon>
        <draw:line draw:style-name="gr15" draw:text-style-name="P12" draw:layer="layout" svg:x1="40.115cm" svg:y1="19.675cm" svg:x2="40.115cm" svg:y2="19.799cm">
          <text:p/>
        </draw:line>
        <draw:polygon draw:style-name="gr14" draw:text-style-name="P11" draw:layer="layout" svg:width="0cm" svg:height="0.123cm" svg:x="40.676cm" svg:y="19.675cm" svg:viewBox="0 0 0 124" draw:points="0,0 0,124">
          <text:p/>
        </draw:polygon>
        <draw:line draw:style-name="gr15" draw:text-style-name="P12" draw:layer="layout" svg:x1="40.676cm" svg:y1="19.675cm" svg:x2="40.676cm" svg:y2="19.799cm">
          <text:p/>
        </draw:line>
        <draw:frame draw:style-name="gr16" draw:text-style-name="P13" draw:layer="layout" svg:width="0.713cm" svg:height="0.784cm" svg:x="37.522cm" svg:y="19.784cm">
          <draw:text-box>
            <text:p text:style-name="P1"><text:span text:style-name="T6">5</text:span><text:span text:style-name="T6">5</text:span></text:p>
          </draw:text-box>
        </draw:frame>
        <draw:polygon draw:style-name="gr14" draw:text-style-name="P11" draw:layer="layout" svg:width="0cm" svg:height="0.123cm" svg:x="41.236cm" svg:y="19.675cm" svg:viewBox="0 0 0 124" draw:points="0,0 0,124">
          <text:p/>
        </draw:polygon>
        <draw:line draw:style-name="gr15" draw:text-style-name="P12" draw:layer="layout" svg:x1="41.236cm" svg:y1="19.675cm" svg:x2="41.236cm" svg:y2="19.799cm">
          <text:p/>
        </draw:line>
        <draw:polygon draw:style-name="gr14" draw:text-style-name="P11" draw:layer="layout" svg:width="0cm" svg:height="0.123cm" svg:x="41.796cm" svg:y="19.675cm" svg:viewBox="0 0 0 124" draw:points="0,0 0,124">
          <text:p/>
        </draw:polygon>
        <draw:line draw:style-name="gr15" draw:text-style-name="P12" draw:layer="layout" svg:x1="41.796cm" svg:y1="19.675cm" svg:x2="41.796cm" svg:y2="19.799cm">
          <text:p/>
        </draw:line>
        <draw:polygon draw:style-name="gr14" draw:text-style-name="P11" draw:layer="layout" svg:width="0cm" svg:height="0.123cm" svg:x="42.356cm" svg:y="19.675cm" svg:viewBox="0 0 0 124" draw:points="0,0 0,124">
          <text:p/>
        </draw:polygon>
        <draw:line draw:style-name="gr15" draw:text-style-name="P12" draw:layer="layout" svg:x1="42.356cm" svg:y1="19.675cm" svg:x2="42.356cm" svg:y2="19.799cm">
          <text:p/>
        </draw:line>
        <draw:polygon draw:style-name="gr14" draw:text-style-name="P11" draw:layer="layout" svg:width="0.122cm" svg:height="0cm" svg:x="4.961cm" svg:y="19.13cm" svg:viewBox="0 0 123 0" draw:points="123,0 0,0">
          <text:p/>
        </draw:polygon>
        <draw:line draw:style-name="gr15" draw:text-style-name="P12" draw:layer="layout" svg:x1="5.084cm" svg:y1="19.13cm" svg:x2="4.961cm" svg:y2="19.13cm">
          <text:p/>
        </draw:line>
        <draw:frame draw:style-name="gr16" draw:text-style-name="P13" draw:layer="layout" svg:width="0.713cm" svg:height="0.784cm" svg:x="40.323cm" svg:y="19.784cm">
          <draw:text-box>
            <text:p text:style-name="P1"><text:span text:style-name="T6">6</text:span><text:span text:style-name="T6">0</text:span></text:p>
          </draw:text-box>
        </draw:frame>
        <draw:polygon draw:style-name="gr14" draw:text-style-name="P11" draw:layer="layout" svg:width="0.122cm" svg:height="0cm" svg:x="4.961cm" svg:y="17.768cm" svg:viewBox="0 0 123 0" draw:points="123,0 0,0">
          <text:p/>
        </draw:polygon>
        <draw:line draw:style-name="gr15" draw:text-style-name="P12" draw:layer="layout" svg:x1="5.084cm" svg:y1="17.768cm" svg:x2="4.961cm" svg:y2="17.768cm">
          <text:p/>
        </draw:line>
        <draw:frame draw:style-name="gr16" draw:text-style-name="P13" draw:layer="layout" svg:width="1.247cm" svg:height="0.784cm" svg:x="3.603cm" svg:y="18.747cm">
          <draw:text-box>
            <text:p text:style-name="P1"><text:span text:style-name="T6">0</text:span><text:span text:style-name="T6">.</text:span><text:span text:style-name="T6">0</text:span><text:span text:style-name="T6">0</text:span></text:p>
          </draw:text-box>
        </draw:frame>
        <draw:polygon draw:style-name="gr14" draw:text-style-name="P11" draw:layer="layout" svg:width="0.122cm" svg:height="0cm" svg:x="4.961cm" svg:y="16.406cm" svg:viewBox="0 0 123 0" draw:points="123,0 0,0">
          <text:p/>
        </draw:polygon>
        <draw:line draw:style-name="gr15" draw:text-style-name="P12" draw:layer="layout" svg:x1="5.084cm" svg:y1="16.406cm" svg:x2="4.961cm" svg:y2="16.406cm">
          <text:p/>
        </draw:line>
        <draw:frame draw:style-name="gr16" draw:text-style-name="P13" draw:layer="layout" svg:width="1.247cm" svg:height="0.784cm" svg:x="3.603cm" svg:y="17.385cm">
          <draw:text-box>
            <text:p text:style-name="P1"><text:span text:style-name="T6">0</text:span><text:span text:style-name="T6">.</text:span><text:span text:style-name="T6">2</text:span><text:span text:style-name="T6">5</text:span></text:p>
          </draw:text-box>
        </draw:frame>
        <draw:polygon draw:style-name="gr14" draw:text-style-name="P11" draw:layer="layout" svg:width="0.122cm" svg:height="0cm" svg:x="4.961cm" svg:y="15.044cm" svg:viewBox="0 0 123 0" draw:points="123,0 0,0">
          <text:p/>
        </draw:polygon>
        <draw:line draw:style-name="gr15" draw:text-style-name="P12" draw:layer="layout" svg:x1="5.084cm" svg:y1="15.044cm" svg:x2="4.961cm" svg:y2="15.044cm">
          <text:p/>
        </draw:line>
        <draw:frame draw:style-name="gr16" draw:text-style-name="P13" draw:layer="layout" svg:width="1.247cm" svg:height="0.784cm" svg:x="3.603cm" svg:y="16.023cm">
          <draw:text-box>
            <text:p text:style-name="P1"><text:span text:style-name="T6">0</text:span><text:span text:style-name="T6">.</text:span><text:span text:style-name="T6">5</text:span><text:span text:style-name="T6">0</text:span></text:p>
          </draw:text-box>
        </draw:frame>
        <draw:polygon draw:style-name="gr14" draw:text-style-name="P11" draw:layer="layout" svg:width="0.122cm" svg:height="0cm" svg:x="4.961cm" svg:y="13.682cm" svg:viewBox="0 0 123 0" draw:points="123,0 0,0">
          <text:p/>
        </draw:polygon>
        <draw:line draw:style-name="gr15" draw:text-style-name="P12" draw:layer="layout" svg:x1="5.084cm" svg:y1="13.682cm" svg:x2="4.961cm" svg:y2="13.682cm">
          <text:p/>
        </draw:line>
        <draw:frame draw:style-name="gr16" draw:text-style-name="P13" draw:layer="layout" svg:width="1.247cm" svg:height="0.784cm" svg:x="3.603cm" svg:y="14.661cm">
          <draw:text-box>
            <text:p text:style-name="P1"><text:span text:style-name="T6">0</text:span><text:span text:style-name="T6">.</text:span><text:span text:style-name="T6">7</text:span><text:span text:style-name="T6">5</text:span></text:p>
          </draw:text-box>
        </draw:frame>
        <draw:frame draw:style-name="gr16" draw:text-style-name="P13" draw:layer="layout" svg:width="1.247cm" svg:height="0.784cm" svg:x="3.603cm" svg:y="13.299cm">
          <draw:text-box>
            <text:p text:style-name="P1"><text:span text:style-name="T6">1</text:span><text:span text:style-name="T6">.</text:span><text:span text:style-name="T6">0</text:span><text:span text:style-name="T6">0</text:span></text:p>
          </draw:text-box>
        </draw:frame>
        <draw:line draw:style-name="gr17" draw:text-style-name="P12" draw:layer="layout" svg:x1="5.084cm" svg:y1="19.675cm" svg:x2="5.084cm" svg:y2="12.047cm">
          <text:p/>
        </draw:line>
        <draw:line draw:style-name="gr17" draw:text-style-name="P12" draw:layer="layout" svg:x1="44.454cm" svg:y1="19.675cm" svg:x2="44.454cm" svg:y2="12.047cm">
          <text:p/>
        </draw:line>
        <draw:line draw:style-name="gr17" draw:text-style-name="P12" draw:layer="layout" svg:x1="5.084cm" svg:y1="19.675cm" svg:x2="44.454cm" svg:y2="19.675cm">
          <text:p/>
        </draw:line>
        <draw:line draw:style-name="gr17" draw:text-style-name="P12" draw:layer="layout" svg:x1="5.084cm" svg:y1="12.047cm" svg:x2="44.454cm" svg:y2="12.047cm">
          <text:p/>
        </draw:line>
        <draw:frame draw:style-name="gr18" draw:text-style-name="P14" draw:layer="layout" svg:width="4.028cm" svg:height="0.975cm" draw:transform="rotate (1.5707963267949) translate (2.486cm 17.849cm)">
          <draw:text-box>
            <text:p text:style-name="P1"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e</text:span><text:span text:style-name="T7"> </text:span><text:span text:style-name="T7">I</text:span><text:span text:style-name="T7">E</text:span></text:p>
          </draw:text-box>
        </draw:frame>
        <draw:polygon draw:style-name="gr10" draw:text-style-name="P7" draw:layer="layout" svg:width="1.411cm" svg:height="0.494cm" svg:x="7.815cm" svg:y="21.471cm" svg:viewBox="0 0 1412 495" draw:points="0,495 1412,495 1412,0 0,0">
          <text:p/>
        </draw:polygon>
        <draw:polygon draw:style-name="gr11" draw:text-style-name="P8" draw:layer="layout" svg:width="1.411cm" svg:height="0.494cm" svg:x="18.637cm" svg:y="21.471cm" svg:viewBox="0 0 1412 495" draw:points="0,495 1412,495 1412,0 0,0">
          <text:p/>
        </draw:polygon>
        <draw:polygon draw:style-name="gr12" draw:text-style-name="P9" draw:layer="layout" svg:width="1.411cm" svg:height="0.494cm" svg:x="26.23cm" svg:y="21.471cm" svg:viewBox="0 0 1412 495" draw:points="0,495 1412,495 1412,0 0,0">
          <text:p/>
        </draw:polygon>
        <draw:frame draw:style-name="gr8" draw:text-style-name="P2" draw:layer="layout" svg:width="3.13cm" svg:height="1.094cm" svg:x="37.935cm" svg:y="21.062cm">
          <draw:text-box>
            <text:p text:style-name="P1"><text:span text:style-name="T1">b</text:span><text:span text:style-name="T1">l</text:span><text:span text:style-name="T1">o</text:span><text:span text:style-name="T1">c</text:span><text:span text:style-name="T1">k</text:span><text:span text:style-name="T1">e</text:span><text:span text:style-name="T1">d</text:span></text:p>
          </draw:text-box>
        </draw:frame>
        <draw:frame draw:style-name="gr3" draw:text-style-name="P3" draw:layer="layout" svg:width="0.531cm" svg:height="1.059cm" svg:x="36.834cm" svg:y="21.068cm">
          <draw:text-box draw:corner-radius="0.205cm">
            <text:p text:style-name="P1"><text:span text:style-name="T2">o</text:span></text:p>
          </draw:text-box>
        </draw:frame>
        <draw:frame draw:style-name="gr5" draw:text-style-name="P5" draw:layer="layout" svg:width="0.243cm" svg:height="0.644cm" svg:x="37.3cm" svg:y="20.969cm">
          <draw:text-box>
            <text:p text:style-name="P1"><text:span text:style-name="T4">(</text:span></text:p>
          </draw:text-box>
        </draw:frame>
        <draw:frame draw:style-name="gr6" draw:text-style-name="P6" draw:layer="layout" svg:width="0.197cm" svg:height="0.708cm" svg:x="37.473cm" svg:y="20.969cm">
          <draw:text-box>
            <text:p text:style-name="P1"><text:span text:style-name="T5">l</text:span></text:p>
          </draw:text-box>
        </draw:frame>
        <draw:frame draw:style-name="gr7" draw:text-style-name="P5" draw:layer="layout" svg:width="0.295cm" svg:height="0.517cm" svg:x="37.629cm" svg:y="20.969cm">
          <draw:text-box draw:corner-radius="0.792cm">
            <text:p text:style-name="P1"><text:span text:style-name="T4">)</text:span></text:p>
          </draw:text-box>
        </draw:frame>
        <draw:frame draw:style-name="gr4" draw:text-style-name="P4" draw:layer="layout" svg:width="0.218cm" svg:height="0.777cm" svg:x="37.289cm" svg:y="21.776cm">
          <draw:text-box>
            <text:p text:style-name="P1"><text:span text:style-name="T3">i</text:span></text:p>
          </draw:text-box>
        </draw:frame>
        <draw:frame draw:style-name="gr1" draw:text-style-name="P2" draw:layer="layout" svg:width="6.178cm" svg:height="1.094cm" svg:x="5.514cm" svg:y="6.389cm">
          <draw:text-box>
            <text:p text:style-name="P1"><text:span text:style-name="T1">(</text:span><text:span text:style-name="T1">a</text:span><text:span text:style-name="T1">)</text:span><text:span text:style-name="T1"> </text:span><text:span text:style-name="T8">i</text:span><text:span text:style-name="T1"> </text:span><text:span text:style-name="T1">=</text:span><text:span text:style-name="T1"> </text:span><text:span text:style-name="T1">s</text:span><text:span text:style-name="T1">u</text:span><text:span text:style-name="T1">b</text:span><text:span text:style-name="T1">j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/text:p>
          </draw:text-box>
        </draw:frame>
        <draw:frame draw:style-name="gr1" draw:text-style-name="P2" draw:layer="layout" svg:width="7.444cm" svg:height="1.094cm" svg:x="5.514cm" svg:y="12.489cm">
          <draw:text-box>
            <text:p text:style-name="P1"><text:span text:style-name="T1">(</text:span><text:span text:style-name="T1">b</text:span><text:span text:style-name="T1">) </text:span><text:span text:style-name="T8">i</text:span><text:span text:style-name="T1"> </text:span><text:span text:style-name="T1">=</text:span><text:span text:style-name="T1"> </text:span><text:span text:style-name="T1">p</text:span><text:span text:style-name="T1">r</text:span><text:span text:style-name="T1">o</text:span><text:span text:style-name="T1">m</text:span><text:span text:style-name="T1">p</text:span><text:span text:style-name="T1">t </text:span><text:span text:style-name="T1">l</text:span><text:span text:style-name="T1">a</text:span><text:span text:style-name="T1">s</text:span><text:span text:style-name="T1">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6.711cm" fo:page-height="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9T19:49:19.580822003</dc:date>
    <meta:editing-duration>PT4H1M5S</meta:editing-duration>
    <meta:editing-cycles>6</meta:editing-cycles>
    <meta:generator>LibreOffice/6.4.7.2$Linux_X86_64 LibreOffice_project/40$Build-2</meta:generator>
    <meta:document-statistic meta:object-count="724"/>
  </office:meta>
</office:document-meta>
</file>